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161in"/>
    </style:style>
    <style:style style:name="co2" style:family="table-column">
      <style:table-column-properties fo:break-before="auto" style:column-width="1.12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42"/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</table:table>
      <table:table table:name="O3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Hash opera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Epsilon</text:p>
          </table:table-cell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Hash opera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Epsilon</text:p>
          </table:table-cell>
        </table:table-row>
        <table:table-row table:style-name="ro1">
          <table:table-cell office:value-type="float" office:value="256020753" calcext:value-type="float">
            <text:p>256020753</text:p>
          </table:table-cell>
          <table:table-cell office:value-type="float" office:value="107158334" calcext:value-type="float">
            <text:p>107158334</text:p>
          </table:table-cell>
          <table:table-cell office:value-type="float" office:value="363179087" calcext:value-type="float">
            <text:p>363179087</text:p>
          </table:table-cell>
          <table:table-cell table:style-name="ce2" table:formula="of:=AVERAGE([.C:.C])" office:value-type="float" office:value="365890848.34" calcext:value-type="float">
            <text:p>3.659E+08</text:p>
          </table:table-cell>
          <table:table-cell table:style-name="ce1" table:formula="of:=STDEV([.C:.C])/[.D2]*100" office:value-type="float" office:value="0.611406361766784" calcext:value-type="float">
            <text:p>0.61</text:p>
          </table:table-cell>
          <table:table-cell/>
          <table:table-cell office:value-type="float" office:value="257462716" calcext:value-type="float">
            <text:p>257462716</text:p>
          </table:table-cell>
          <table:table-cell office:value-type="float" office:value="109578942" calcext:value-type="float">
            <text:p>109578942</text:p>
          </table:table-cell>
          <table:table-cell office:value-type="float" office:value="367041658" calcext:value-type="float">
            <text:p>367041658</text:p>
          </table:table-cell>
          <table:table-cell table:style-name="ce2" table:formula="of:=AVERAGE([.I:.I])" office:value-type="float" office:value="359559560.79" calcext:value-type="float">
            <text:p>3.596E+08</text:p>
          </table:table-cell>
          <table:table-cell table:style-name="ce1" table:formula="of:=STDEV([.I:.I])/[.J2]*100" office:value-type="float" office:value="1.06989810661642" calcext:value-type="float">
            <text:p>1.07</text:p>
          </table:table-cell>
        </table:table-row>
        <table:table-row table:style-name="ro1">
          <table:table-cell office:value-type="float" office:value="259735648" calcext:value-type="float">
            <text:p>259735648</text:p>
          </table:table-cell>
          <table:table-cell office:value-type="float" office:value="106233333" calcext:value-type="float">
            <text:p>106233333</text:p>
          </table:table-cell>
          <table:table-cell office:value-type="float" office:value="365968981" calcext:value-type="float">
            <text:p>365968981</text:p>
          </table:table-cell>
          <table:table-cell table:number-columns-repeated="3"/>
          <table:table-cell office:value-type="float" office:value="259235558" calcext:value-type="float">
            <text:p>259235558</text:p>
          </table:table-cell>
          <table:table-cell office:value-type="float" office:value="107188263" calcext:value-type="float">
            <text:p>107188263</text:p>
          </table:table-cell>
          <table:table-cell office:value-type="float" office:value="366423821" calcext:value-type="float">
            <text:p>366423821</text:p>
          </table:table-cell>
          <table:table-cell table:number-columns-repeated="2"/>
        </table:table-row>
        <table:table-row table:style-name="ro1">
          <table:table-cell office:value-type="float" office:value="258676665" calcext:value-type="float">
            <text:p>258676665</text:p>
          </table:table-cell>
          <table:table-cell office:value-type="float" office:value="106825672" calcext:value-type="float">
            <text:p>106825672</text:p>
          </table:table-cell>
          <table:table-cell office:value-type="float" office:value="365502337" calcext:value-type="float">
            <text:p>365502337</text:p>
          </table:table-cell>
          <table:table-cell table:number-columns-repeated="3"/>
          <table:table-cell office:value-type="float" office:value="258445469" calcext:value-type="float">
            <text:p>258445469</text:p>
          </table:table-cell>
          <table:table-cell office:value-type="float" office:value="106766196" calcext:value-type="float">
            <text:p>106766196</text:p>
          </table:table-cell>
          <table:table-cell office:value-type="float" office:value="365211665" calcext:value-type="float">
            <text:p>365211665</text:p>
          </table:table-cell>
          <table:table-cell table:number-columns-repeated="2"/>
        </table:table-row>
        <table:table-row table:style-name="ro1">
          <table:table-cell office:value-type="float" office:value="276927084" calcext:value-type="float">
            <text:p>276927084</text:p>
          </table:table-cell>
          <table:table-cell office:value-type="float" office:value="109339488" calcext:value-type="float">
            <text:p>109339488</text:p>
          </table:table-cell>
          <table:table-cell office:value-type="float" office:value="386266572" calcext:value-type="float">
            <text:p>386266572</text:p>
          </table:table-cell>
          <table:table-cell table:number-columns-repeated="3"/>
          <table:table-cell office:value-type="float" office:value="257519158" calcext:value-type="float">
            <text:p>257519158</text:p>
          </table:table-cell>
          <table:table-cell office:value-type="float" office:value="106702714" calcext:value-type="float">
            <text:p>106702714</text:p>
          </table:table-cell>
          <table:table-cell office:value-type="float" office:value="364221872" calcext:value-type="float">
            <text:p>364221872</text:p>
          </table:table-cell>
          <table:table-cell table:number-columns-repeated="2"/>
        </table:table-row>
        <table:table-row table:style-name="ro1">
          <table:table-cell office:value-type="float" office:value="259416585" calcext:value-type="float">
            <text:p>259416585</text:p>
          </table:table-cell>
          <table:table-cell office:value-type="float" office:value="106693484" calcext:value-type="float">
            <text:p>106693484</text:p>
          </table:table-cell>
          <table:table-cell office:value-type="float" office:value="366110069" calcext:value-type="float">
            <text:p>366110069</text:p>
          </table:table-cell>
          <table:table-cell table:number-columns-repeated="3"/>
          <table:table-cell office:value-type="float" office:value="257234821" calcext:value-type="float">
            <text:p>257234821</text:p>
          </table:table-cell>
          <table:table-cell office:value-type="float" office:value="106950645" calcext:value-type="float">
            <text:p>106950645</text:p>
          </table:table-cell>
          <table:table-cell office:value-type="float" office:value="364185466" calcext:value-type="float">
            <text:p>364185466</text:p>
          </table:table-cell>
          <table:table-cell table:number-columns-repeated="2"/>
        </table:table-row>
        <table:table-row table:style-name="ro1">
          <table:table-cell office:value-type="float" office:value="258363105" calcext:value-type="float">
            <text:p>258363105</text:p>
          </table:table-cell>
          <table:table-cell office:value-type="float" office:value="107005140" calcext:value-type="float">
            <text:p>107005140</text:p>
          </table:table-cell>
          <table:table-cell office:value-type="float" office:value="365368245" calcext:value-type="float">
            <text:p>365368245</text:p>
          </table:table-cell>
          <table:table-cell table:number-columns-repeated="3"/>
          <table:table-cell office:value-type="float" office:value="257517449" calcext:value-type="float">
            <text:p>257517449</text:p>
          </table:table-cell>
          <table:table-cell office:value-type="float" office:value="107019937" calcext:value-type="float">
            <text:p>107019937</text:p>
          </table:table-cell>
          <table:table-cell office:value-type="float" office:value="364537386" calcext:value-type="float">
            <text:p>364537386</text:p>
          </table:table-cell>
          <table:table-cell table:number-columns-repeated="2"/>
        </table:table-row>
        <table:table-row table:style-name="ro1">
          <table:table-cell office:value-type="float" office:value="259077264" calcext:value-type="float">
            <text:p>259077264</text:p>
          </table:table-cell>
          <table:table-cell office:value-type="float" office:value="106443957" calcext:value-type="float">
            <text:p>106443957</text:p>
          </table:table-cell>
          <table:table-cell office:value-type="float" office:value="365521221" calcext:value-type="float">
            <text:p>365521221</text:p>
          </table:table-cell>
          <table:table-cell table:number-columns-repeated="3"/>
          <table:table-cell office:value-type="float" office:value="257489098" calcext:value-type="float">
            <text:p>257489098</text:p>
          </table:table-cell>
          <table:table-cell office:value-type="float" office:value="107904544" calcext:value-type="float">
            <text:p>107904544</text:p>
          </table:table-cell>
          <table:table-cell office:value-type="float" office:value="365393642" calcext:value-type="float">
            <text:p>365393642</text:p>
          </table:table-cell>
          <table:table-cell table:number-columns-repeated="2"/>
        </table:table-row>
        <table:table-row table:style-name="ro1">
          <table:table-cell office:value-type="float" office:value="259158501" calcext:value-type="float">
            <text:p>259158501</text:p>
          </table:table-cell>
          <table:table-cell office:value-type="float" office:value="106817443" calcext:value-type="float">
            <text:p>106817443</text:p>
          </table:table-cell>
          <table:table-cell office:value-type="float" office:value="365975944" calcext:value-type="float">
            <text:p>365975944</text:p>
          </table:table-cell>
          <table:table-cell table:number-columns-repeated="3"/>
          <table:table-cell office:value-type="float" office:value="258020433" calcext:value-type="float">
            <text:p>258020433</text:p>
          </table:table-cell>
          <table:table-cell office:value-type="float" office:value="106573182" calcext:value-type="float">
            <text:p>106573182</text:p>
          </table:table-cell>
          <table:table-cell office:value-type="float" office:value="364593615" calcext:value-type="float">
            <text:p>364593615</text:p>
          </table:table-cell>
          <table:table-cell table:number-columns-repeated="2"/>
        </table:table-row>
        <table:table-row table:style-name="ro1">
          <table:table-cell office:value-type="float" office:value="258353467" calcext:value-type="float">
            <text:p>258353467</text:p>
          </table:table-cell>
          <table:table-cell office:value-type="float" office:value="106674998" calcext:value-type="float">
            <text:p>106674998</text:p>
          </table:table-cell>
          <table:table-cell office:value-type="float" office:value="365028465" calcext:value-type="float">
            <text:p>365028465</text:p>
          </table:table-cell>
          <table:table-cell table:number-columns-repeated="3"/>
          <table:table-cell office:value-type="float" office:value="257296698" calcext:value-type="float">
            <text:p>257296698</text:p>
          </table:table-cell>
          <table:table-cell office:value-type="float" office:value="107152159" calcext:value-type="float">
            <text:p>107152159</text:p>
          </table:table-cell>
          <table:table-cell office:value-type="float" office:value="364448857" calcext:value-type="float">
            <text:p>364448857</text:p>
          </table:table-cell>
          <table:table-cell table:number-columns-repeated="2"/>
        </table:table-row>
        <table:table-row table:style-name="ro1">
          <table:table-cell office:value-type="float" office:value="258307719" calcext:value-type="float">
            <text:p>258307719</text:p>
          </table:table-cell>
          <table:table-cell office:value-type="float" office:value="106516410" calcext:value-type="float">
            <text:p>106516410</text:p>
          </table:table-cell>
          <table:table-cell office:value-type="float" office:value="364824129" calcext:value-type="float">
            <text:p>364824129</text:p>
          </table:table-cell>
          <table:table-cell table:number-columns-repeated="3"/>
          <table:table-cell office:value-type="float" office:value="257127099" calcext:value-type="float">
            <text:p>257127099</text:p>
          </table:table-cell>
          <table:table-cell office:value-type="float" office:value="107280424" calcext:value-type="float">
            <text:p>107280424</text:p>
          </table:table-cell>
          <table:table-cell office:value-type="float" office:value="364407523" calcext:value-type="float">
            <text:p>364407523</text:p>
          </table:table-cell>
          <table:table-cell table:number-columns-repeated="2"/>
        </table:table-row>
        <table:table-row table:style-name="ro1">
          <table:table-cell office:value-type="float" office:value="258570485" calcext:value-type="float">
            <text:p>258570485</text:p>
          </table:table-cell>
          <table:table-cell office:value-type="float" office:value="106504890" calcext:value-type="float">
            <text:p>106504890</text:p>
          </table:table-cell>
          <table:table-cell office:value-type="float" office:value="365075375" calcext:value-type="float">
            <text:p>365075375</text:p>
          </table:table-cell>
          <table:table-cell table:number-columns-repeated="3"/>
          <table:table-cell office:value-type="float" office:value="257242531" calcext:value-type="float">
            <text:p>257242531</text:p>
          </table:table-cell>
          <table:table-cell office:value-type="float" office:value="107150030" calcext:value-type="float">
            <text:p>107150030</text:p>
          </table:table-cell>
          <table:table-cell office:value-type="float" office:value="364392561" calcext:value-type="float">
            <text:p>364392561</text:p>
          </table:table-cell>
          <table:table-cell table:number-columns-repeated="2"/>
        </table:table-row>
        <table:table-row table:style-name="ro1">
          <table:table-cell office:value-type="float" office:value="259050504" calcext:value-type="float">
            <text:p>259050504</text:p>
          </table:table-cell>
          <table:table-cell office:value-type="float" office:value="106396237" calcext:value-type="float">
            <text:p>106396237</text:p>
          </table:table-cell>
          <table:table-cell office:value-type="float" office:value="365446741" calcext:value-type="float">
            <text:p>365446741</text:p>
          </table:table-cell>
          <table:table-cell table:number-columns-repeated="3"/>
          <table:table-cell office:value-type="float" office:value="257351051" calcext:value-type="float">
            <text:p>257351051</text:p>
          </table:table-cell>
          <table:table-cell office:value-type="float" office:value="107009924" calcext:value-type="float">
            <text:p>107009924</text:p>
          </table:table-cell>
          <table:table-cell office:value-type="float" office:value="364360975" calcext:value-type="float">
            <text:p>364360975</text:p>
          </table:table-cell>
          <table:table-cell table:number-columns-repeated="2"/>
        </table:table-row>
        <table:table-row table:style-name="ro1">
          <table:table-cell office:value-type="float" office:value="260239472" calcext:value-type="float">
            <text:p>260239472</text:p>
          </table:table-cell>
          <table:table-cell office:value-type="float" office:value="106544840" calcext:value-type="float">
            <text:p>106544840</text:p>
          </table:table-cell>
          <table:table-cell office:value-type="float" office:value="366784312" calcext:value-type="float">
            <text:p>366784312</text:p>
          </table:table-cell>
          <table:table-cell table:number-columns-repeated="3"/>
          <table:table-cell office:value-type="float" office:value="258134261" calcext:value-type="float">
            <text:p>258134261</text:p>
          </table:table-cell>
          <table:table-cell office:value-type="float" office:value="106883865" calcext:value-type="float">
            <text:p>106883865</text:p>
          </table:table-cell>
          <table:table-cell office:value-type="float" office:value="365018126" calcext:value-type="float">
            <text:p>365018126</text:p>
          </table:table-cell>
          <table:table-cell table:number-columns-repeated="2"/>
        </table:table-row>
        <table:table-row table:style-name="ro1">
          <table:table-cell office:value-type="float" office:value="259454540" calcext:value-type="float">
            <text:p>259454540</text:p>
          </table:table-cell>
          <table:table-cell office:value-type="float" office:value="106565734" calcext:value-type="float">
            <text:p>106565734</text:p>
          </table:table-cell>
          <table:table-cell office:value-type="float" office:value="366020274" calcext:value-type="float">
            <text:p>366020274</text:p>
          </table:table-cell>
          <table:table-cell table:number-columns-repeated="3"/>
          <table:table-cell office:value-type="float" office:value="259696964" calcext:value-type="float">
            <text:p>259696964</text:p>
          </table:table-cell>
          <table:table-cell office:value-type="float" office:value="107206299" calcext:value-type="float">
            <text:p>107206299</text:p>
          </table:table-cell>
          <table:table-cell office:value-type="float" office:value="366903263" calcext:value-type="float">
            <text:p>366903263</text:p>
          </table:table-cell>
          <table:table-cell table:number-columns-repeated="2"/>
        </table:table-row>
        <table:table-row table:style-name="ro1">
          <table:table-cell office:value-type="float" office:value="259473462" calcext:value-type="float">
            <text:p>259473462</text:p>
          </table:table-cell>
          <table:table-cell office:value-type="float" office:value="106928004" calcext:value-type="float">
            <text:p>106928004</text:p>
          </table:table-cell>
          <table:table-cell office:value-type="float" office:value="366401466" calcext:value-type="float">
            <text:p>366401466</text:p>
          </table:table-cell>
          <table:table-cell table:number-columns-repeated="3"/>
          <table:table-cell office:value-type="float" office:value="257419400" calcext:value-type="float">
            <text:p>257419400</text:p>
          </table:table-cell>
          <table:table-cell office:value-type="float" office:value="107337408" calcext:value-type="float">
            <text:p>107337408</text:p>
          </table:table-cell>
          <table:table-cell office:value-type="float" office:value="364756808" calcext:value-type="float">
            <text:p>364756808</text:p>
          </table:table-cell>
          <table:table-cell table:number-columns-repeated="2"/>
        </table:table-row>
        <table:table-row table:style-name="ro1">
          <table:table-cell office:value-type="float" office:value="259188473" calcext:value-type="float">
            <text:p>259188473</text:p>
          </table:table-cell>
          <table:table-cell office:value-type="float" office:value="107162439" calcext:value-type="float">
            <text:p>107162439</text:p>
          </table:table-cell>
          <table:table-cell office:value-type="float" office:value="366350912" calcext:value-type="float">
            <text:p>366350912</text:p>
          </table:table-cell>
          <table:table-cell table:number-columns-repeated="3"/>
          <table:table-cell office:value-type="float" office:value="257515408" calcext:value-type="float">
            <text:p>257515408</text:p>
          </table:table-cell>
          <table:table-cell office:value-type="float" office:value="107002212" calcext:value-type="float">
            <text:p>107002212</text:p>
          </table:table-cell>
          <table:table-cell office:value-type="float" office:value="364517620" calcext:value-type="float">
            <text:p>364517620</text:p>
          </table:table-cell>
          <table:table-cell table:number-columns-repeated="2"/>
        </table:table-row>
        <table:table-row table:style-name="ro1">
          <table:table-cell office:value-type="float" office:value="259740196" calcext:value-type="float">
            <text:p>259740196</text:p>
          </table:table-cell>
          <table:table-cell office:value-type="float" office:value="107004724" calcext:value-type="float">
            <text:p>107004724</text:p>
          </table:table-cell>
          <table:table-cell office:value-type="float" office:value="366744920" calcext:value-type="float">
            <text:p>366744920</text:p>
          </table:table-cell>
          <table:table-cell table:number-columns-repeated="3"/>
          <table:table-cell office:value-type="float" office:value="257222446" calcext:value-type="float">
            <text:p>257222446</text:p>
          </table:table-cell>
          <table:table-cell office:value-type="float" office:value="106828554" calcext:value-type="float">
            <text:p>106828554</text:p>
          </table:table-cell>
          <table:table-cell office:value-type="float" office:value="364051000" calcext:value-type="float">
            <text:p>364051000</text:p>
          </table:table-cell>
          <table:table-cell table:number-columns-repeated="2"/>
        </table:table-row>
        <table:table-row table:style-name="ro1">
          <table:table-cell office:value-type="float" office:value="259567206" calcext:value-type="float">
            <text:p>259567206</text:p>
          </table:table-cell>
          <table:table-cell office:value-type="float" office:value="106851481" calcext:value-type="float">
            <text:p>106851481</text:p>
          </table:table-cell>
          <table:table-cell office:value-type="float" office:value="366418687" calcext:value-type="float">
            <text:p>366418687</text:p>
          </table:table-cell>
          <table:table-cell table:number-columns-repeated="3"/>
          <table:table-cell office:value-type="float" office:value="257340614" calcext:value-type="float">
            <text:p>257340614</text:p>
          </table:table-cell>
          <table:table-cell office:value-type="float" office:value="106958165" calcext:value-type="float">
            <text:p>106958165</text:p>
          </table:table-cell>
          <table:table-cell office:value-type="float" office:value="364298779" calcext:value-type="float">
            <text:p>364298779</text:p>
          </table:table-cell>
          <table:table-cell table:number-columns-repeated="2"/>
        </table:table-row>
        <table:table-row table:style-name="ro1">
          <table:table-cell office:value-type="float" office:value="259340789" calcext:value-type="float">
            <text:p>259340789</text:p>
          </table:table-cell>
          <table:table-cell office:value-type="float" office:value="107160267" calcext:value-type="float">
            <text:p>107160267</text:p>
          </table:table-cell>
          <table:table-cell office:value-type="float" office:value="366501056" calcext:value-type="float">
            <text:p>366501056</text:p>
          </table:table-cell>
          <table:table-cell table:number-columns-repeated="3"/>
          <table:table-cell office:value-type="float" office:value="257578744" calcext:value-type="float">
            <text:p>257578744</text:p>
          </table:table-cell>
          <table:table-cell office:value-type="float" office:value="107109867" calcext:value-type="float">
            <text:p>107109867</text:p>
          </table:table-cell>
          <table:table-cell office:value-type="float" office:value="364688611" calcext:value-type="float">
            <text:p>364688611</text:p>
          </table:table-cell>
          <table:table-cell table:number-columns-repeated="2"/>
        </table:table-row>
        <table:table-row table:style-name="ro1">
          <table:table-cell office:value-type="float" office:value="259443976" calcext:value-type="float">
            <text:p>259443976</text:p>
          </table:table-cell>
          <table:table-cell office:value-type="float" office:value="107193667" calcext:value-type="float">
            <text:p>107193667</text:p>
          </table:table-cell>
          <table:table-cell office:value-type="float" office:value="366637643" calcext:value-type="float">
            <text:p>366637643</text:p>
          </table:table-cell>
          <table:table-cell table:number-columns-repeated="3"/>
          <table:table-cell office:value-type="float" office:value="257351292" calcext:value-type="float">
            <text:p>257351292</text:p>
          </table:table-cell>
          <table:table-cell office:value-type="float" office:value="107022703" calcext:value-type="float">
            <text:p>107022703</text:p>
          </table:table-cell>
          <table:table-cell office:value-type="float" office:value="364373995" calcext:value-type="float">
            <text:p>364373995</text:p>
          </table:table-cell>
          <table:table-cell table:number-columns-repeated="2"/>
        </table:table-row>
        <table:table-row table:style-name="ro1">
          <table:table-cell office:value-type="float" office:value="258491207" calcext:value-type="float">
            <text:p>258491207</text:p>
          </table:table-cell>
          <table:table-cell office:value-type="float" office:value="106686580" calcext:value-type="float">
            <text:p>106686580</text:p>
          </table:table-cell>
          <table:table-cell office:value-type="float" office:value="365177787" calcext:value-type="float">
            <text:p>365177787</text:p>
          </table:table-cell>
          <table:table-cell table:number-columns-repeated="3"/>
          <table:table-cell office:value-type="float" office:value="258529588" calcext:value-type="float">
            <text:p>258529588</text:p>
          </table:table-cell>
          <table:table-cell office:value-type="float" office:value="111782517" calcext:value-type="float">
            <text:p>111782517</text:p>
          </table:table-cell>
          <table:table-cell office:value-type="float" office:value="370312105" calcext:value-type="float">
            <text:p>370312105</text:p>
          </table:table-cell>
          <table:table-cell table:number-columns-repeated="2"/>
        </table:table-row>
        <table:table-row table:style-name="ro1">
          <table:table-cell office:value-type="float" office:value="259007366" calcext:value-type="float">
            <text:p>259007366</text:p>
          </table:table-cell>
          <table:table-cell office:value-type="float" office:value="106687572" calcext:value-type="float">
            <text:p>106687572</text:p>
          </table:table-cell>
          <table:table-cell office:value-type="float" office:value="365694938" calcext:value-type="float">
            <text:p>365694938</text:p>
          </table:table-cell>
          <table:table-cell table:number-columns-repeated="3"/>
          <table:table-cell office:value-type="float" office:value="254385424" calcext:value-type="float">
            <text:p>254385424</text:p>
          </table:table-cell>
          <table:table-cell office:value-type="float" office:value="103818764" calcext:value-type="float">
            <text:p>103818764</text:p>
          </table:table-cell>
          <table:table-cell office:value-type="float" office:value="358204188" calcext:value-type="float">
            <text:p>358204188</text:p>
          </table:table-cell>
          <table:table-cell table:number-columns-repeated="2"/>
        </table:table-row>
        <table:table-row table:style-name="ro1">
          <table:table-cell office:value-type="float" office:value="258375687" calcext:value-type="float">
            <text:p>258375687</text:p>
          </table:table-cell>
          <table:table-cell office:value-type="float" office:value="106745715" calcext:value-type="float">
            <text:p>106745715</text:p>
          </table:table-cell>
          <table:table-cell office:value-type="float" office:value="365121402" calcext:value-type="float">
            <text:p>365121402</text:p>
          </table:table-cell>
          <table:table-cell table:number-columns-repeated="3"/>
          <table:table-cell office:value-type="float" office:value="254411432" calcext:value-type="float">
            <text:p>254411432</text:p>
          </table:table-cell>
          <table:table-cell office:value-type="float" office:value="103782345" calcext:value-type="float">
            <text:p>103782345</text:p>
          </table:table-cell>
          <table:table-cell office:value-type="float" office:value="358193777" calcext:value-type="float">
            <text:p>358193777</text:p>
          </table:table-cell>
          <table:table-cell table:number-columns-repeated="2"/>
        </table:table-row>
        <table:table-row table:style-name="ro1">
          <table:table-cell office:value-type="float" office:value="258844389" calcext:value-type="float">
            <text:p>258844389</text:p>
          </table:table-cell>
          <table:table-cell office:value-type="float" office:value="107396909" calcext:value-type="float">
            <text:p>107396909</text:p>
          </table:table-cell>
          <table:table-cell office:value-type="float" office:value="366241298" calcext:value-type="float">
            <text:p>366241298</text:p>
          </table:table-cell>
          <table:table-cell table:number-columns-repeated="3"/>
          <table:table-cell office:value-type="float" office:value="254391022" calcext:value-type="float">
            <text:p>254391022</text:p>
          </table:table-cell>
          <table:table-cell office:value-type="float" office:value="103739147" calcext:value-type="float">
            <text:p>103739147</text:p>
          </table:table-cell>
          <table:table-cell office:value-type="float" office:value="358130169" calcext:value-type="float">
            <text:p>358130169</text:p>
          </table:table-cell>
          <table:table-cell table:number-columns-repeated="2"/>
        </table:table-row>
        <table:table-row table:style-name="ro1">
          <table:table-cell office:value-type="float" office:value="258843218" calcext:value-type="float">
            <text:p>258843218</text:p>
          </table:table-cell>
          <table:table-cell office:value-type="float" office:value="106612746" calcext:value-type="float">
            <text:p>106612746</text:p>
          </table:table-cell>
          <table:table-cell office:value-type="float" office:value="365455964" calcext:value-type="float">
            <text:p>365455964</text:p>
          </table:table-cell>
          <table:table-cell table:number-columns-repeated="3"/>
          <table:table-cell office:value-type="float" office:value="254605737" calcext:value-type="float">
            <text:p>254605737</text:p>
          </table:table-cell>
          <table:table-cell office:value-type="float" office:value="103567277" calcext:value-type="float">
            <text:p>103567277</text:p>
          </table:table-cell>
          <table:table-cell office:value-type="float" office:value="358173014" calcext:value-type="float">
            <text:p>358173014</text:p>
          </table:table-cell>
          <table:table-cell table:number-columns-repeated="2"/>
        </table:table-row>
        <table:table-row table:style-name="ro1">
          <table:table-cell office:value-type="float" office:value="259192799" calcext:value-type="float">
            <text:p>259192799</text:p>
          </table:table-cell>
          <table:table-cell office:value-type="float" office:value="107126663" calcext:value-type="float">
            <text:p>107126663</text:p>
          </table:table-cell>
          <table:table-cell office:value-type="float" office:value="366319462" calcext:value-type="float">
            <text:p>366319462</text:p>
          </table:table-cell>
          <table:table-cell table:number-columns-repeated="3"/>
          <table:table-cell office:value-type="float" office:value="254381626" calcext:value-type="float">
            <text:p>254381626</text:p>
          </table:table-cell>
          <table:table-cell office:value-type="float" office:value="103955583" calcext:value-type="float">
            <text:p>103955583</text:p>
          </table:table-cell>
          <table:table-cell office:value-type="float" office:value="358337209" calcext:value-type="float">
            <text:p>358337209</text:p>
          </table:table-cell>
          <table:table-cell table:number-columns-repeated="2"/>
        </table:table-row>
        <table:table-row table:style-name="ro1">
          <table:table-cell office:value-type="float" office:value="259141325" calcext:value-type="float">
            <text:p>259141325</text:p>
          </table:table-cell>
          <table:table-cell office:value-type="float" office:value="106946971" calcext:value-type="float">
            <text:p>106946971</text:p>
          </table:table-cell>
          <table:table-cell office:value-type="float" office:value="366088296" calcext:value-type="float">
            <text:p>366088296</text:p>
          </table:table-cell>
          <table:table-cell table:number-columns-repeated="3"/>
          <table:table-cell office:value-type="float" office:value="254726482" calcext:value-type="float">
            <text:p>254726482</text:p>
          </table:table-cell>
          <table:table-cell office:value-type="float" office:value="104815258" calcext:value-type="float">
            <text:p>104815258</text:p>
          </table:table-cell>
          <table:table-cell office:value-type="float" office:value="359541740" calcext:value-type="float">
            <text:p>359541740</text:p>
          </table:table-cell>
          <table:table-cell table:number-columns-repeated="2"/>
        </table:table-row>
        <table:table-row table:style-name="ro1">
          <table:table-cell office:value-type="float" office:value="263761074" calcext:value-type="float">
            <text:p>263761074</text:p>
          </table:table-cell>
          <table:table-cell office:value-type="float" office:value="107534117" calcext:value-type="float">
            <text:p>107534117</text:p>
          </table:table-cell>
          <table:table-cell office:value-type="float" office:value="371295191" calcext:value-type="float">
            <text:p>371295191</text:p>
          </table:table-cell>
          <table:table-cell table:number-columns-repeated="3"/>
          <table:table-cell office:value-type="float" office:value="253482026" calcext:value-type="float">
            <text:p>253482026</text:p>
          </table:table-cell>
          <table:table-cell office:value-type="float" office:value="103902469" calcext:value-type="float">
            <text:p>103902469</text:p>
          </table:table-cell>
          <table:table-cell office:value-type="float" office:value="357384495" calcext:value-type="float">
            <text:p>357384495</text:p>
          </table:table-cell>
          <table:table-cell table:number-columns-repeated="2"/>
        </table:table-row>
        <table:table-row table:style-name="ro1">
          <table:table-cell office:value-type="float" office:value="258685020" calcext:value-type="float">
            <text:p>258685020</text:p>
          </table:table-cell>
          <table:table-cell office:value-type="float" office:value="106590472" calcext:value-type="float">
            <text:p>106590472</text:p>
          </table:table-cell>
          <table:table-cell office:value-type="float" office:value="365275492" calcext:value-type="float">
            <text:p>365275492</text:p>
          </table:table-cell>
          <table:table-cell table:number-columns-repeated="3"/>
          <table:table-cell office:value-type="float" office:value="253675873" calcext:value-type="float">
            <text:p>253675873</text:p>
          </table:table-cell>
          <table:table-cell office:value-type="float" office:value="103626979" calcext:value-type="float">
            <text:p>103626979</text:p>
          </table:table-cell>
          <table:table-cell office:value-type="float" office:value="357302852" calcext:value-type="float">
            <text:p>357302852</text:p>
          </table:table-cell>
          <table:table-cell table:number-columns-repeated="2"/>
        </table:table-row>
        <table:table-row table:style-name="ro1">
          <table:table-cell office:value-type="float" office:value="258650357" calcext:value-type="float">
            <text:p>258650357</text:p>
          </table:table-cell>
          <table:table-cell office:value-type="float" office:value="107184918" calcext:value-type="float">
            <text:p>107184918</text:p>
          </table:table-cell>
          <table:table-cell office:value-type="float" office:value="365835275" calcext:value-type="float">
            <text:p>365835275</text:p>
          </table:table-cell>
          <table:table-cell table:number-columns-repeated="3"/>
          <table:table-cell office:value-type="float" office:value="253881593" calcext:value-type="float">
            <text:p>253881593</text:p>
          </table:table-cell>
          <table:table-cell office:value-type="float" office:value="103803143" calcext:value-type="float">
            <text:p>103803143</text:p>
          </table:table-cell>
          <table:table-cell office:value-type="float" office:value="357684736" calcext:value-type="float">
            <text:p>357684736</text:p>
          </table:table-cell>
          <table:table-cell table:number-columns-repeated="2"/>
        </table:table-row>
        <table:table-row table:style-name="ro1">
          <table:table-cell office:value-type="float" office:value="258913976" calcext:value-type="float">
            <text:p>258913976</text:p>
          </table:table-cell>
          <table:table-cell office:value-type="float" office:value="106794288" calcext:value-type="float">
            <text:p>106794288</text:p>
          </table:table-cell>
          <table:table-cell office:value-type="float" office:value="365708264" calcext:value-type="float">
            <text:p>365708264</text:p>
          </table:table-cell>
          <table:table-cell table:number-columns-repeated="3"/>
          <table:table-cell office:value-type="float" office:value="253595906" calcext:value-type="float">
            <text:p>253595906</text:p>
          </table:table-cell>
          <table:table-cell office:value-type="float" office:value="103488251" calcext:value-type="float">
            <text:p>103488251</text:p>
          </table:table-cell>
          <table:table-cell office:value-type="float" office:value="357084157" calcext:value-type="float">
            <text:p>357084157</text:p>
          </table:table-cell>
          <table:table-cell table:number-columns-repeated="2"/>
        </table:table-row>
        <table:table-row table:style-name="ro1">
          <table:table-cell office:value-type="float" office:value="259043449" calcext:value-type="float">
            <text:p>259043449</text:p>
          </table:table-cell>
          <table:table-cell office:value-type="float" office:value="107100664" calcext:value-type="float">
            <text:p>107100664</text:p>
          </table:table-cell>
          <table:table-cell office:value-type="float" office:value="366144113" calcext:value-type="float">
            <text:p>366144113</text:p>
          </table:table-cell>
          <table:table-cell table:number-columns-repeated="3"/>
          <table:table-cell office:value-type="float" office:value="253569458" calcext:value-type="float">
            <text:p>253569458</text:p>
          </table:table-cell>
          <table:table-cell office:value-type="float" office:value="103789186" calcext:value-type="float">
            <text:p>103789186</text:p>
          </table:table-cell>
          <table:table-cell office:value-type="float" office:value="357358644" calcext:value-type="float">
            <text:p>357358644</text:p>
          </table:table-cell>
          <table:table-cell table:number-columns-repeated="2"/>
        </table:table-row>
        <table:table-row table:style-name="ro1">
          <table:table-cell office:value-type="float" office:value="259241301" calcext:value-type="float">
            <text:p>259241301</text:p>
          </table:table-cell>
          <table:table-cell office:value-type="float" office:value="106688500" calcext:value-type="float">
            <text:p>106688500</text:p>
          </table:table-cell>
          <table:table-cell office:value-type="float" office:value="365929801" calcext:value-type="float">
            <text:p>365929801</text:p>
          </table:table-cell>
          <table:table-cell table:number-columns-repeated="3"/>
          <table:table-cell office:value-type="float" office:value="253731142" calcext:value-type="float">
            <text:p>253731142</text:p>
          </table:table-cell>
          <table:table-cell office:value-type="float" office:value="103975718" calcext:value-type="float">
            <text:p>103975718</text:p>
          </table:table-cell>
          <table:table-cell office:value-type="float" office:value="357706860" calcext:value-type="float">
            <text:p>357706860</text:p>
          </table:table-cell>
          <table:table-cell table:number-columns-repeated="2"/>
        </table:table-row>
        <table:table-row table:style-name="ro1">
          <table:table-cell office:value-type="float" office:value="258721511" calcext:value-type="float">
            <text:p>258721511</text:p>
          </table:table-cell>
          <table:table-cell office:value-type="float" office:value="106869865" calcext:value-type="float">
            <text:p>106869865</text:p>
          </table:table-cell>
          <table:table-cell office:value-type="float" office:value="365591376" calcext:value-type="float">
            <text:p>365591376</text:p>
          </table:table-cell>
          <table:table-cell table:number-columns-repeated="3"/>
          <table:table-cell office:value-type="float" office:value="254146028" calcext:value-type="float">
            <text:p>254146028</text:p>
          </table:table-cell>
          <table:table-cell office:value-type="float" office:value="104825294" calcext:value-type="float">
            <text:p>104825294</text:p>
          </table:table-cell>
          <table:table-cell office:value-type="float" office:value="358971322" calcext:value-type="float">
            <text:p>358971322</text:p>
          </table:table-cell>
          <table:table-cell table:number-columns-repeated="2"/>
        </table:table-row>
        <table:table-row table:style-name="ro1">
          <table:table-cell office:value-type="float" office:value="258416336" calcext:value-type="float">
            <text:p>258416336</text:p>
          </table:table-cell>
          <table:table-cell office:value-type="float" office:value="106738328" calcext:value-type="float">
            <text:p>106738328</text:p>
          </table:table-cell>
          <table:table-cell office:value-type="float" office:value="365154664" calcext:value-type="float">
            <text:p>365154664</text:p>
          </table:table-cell>
          <table:table-cell table:number-columns-repeated="3"/>
          <table:table-cell office:value-type="float" office:value="254407557" calcext:value-type="float">
            <text:p>254407557</text:p>
          </table:table-cell>
          <table:table-cell office:value-type="float" office:value="103694419" calcext:value-type="float">
            <text:p>103694419</text:p>
          </table:table-cell>
          <table:table-cell office:value-type="float" office:value="358101976" calcext:value-type="float">
            <text:p>358101976</text:p>
          </table:table-cell>
          <table:table-cell table:number-columns-repeated="2"/>
        </table:table-row>
        <table:table-row table:style-name="ro1">
          <table:table-cell office:value-type="float" office:value="258644620" calcext:value-type="float">
            <text:p>258644620</text:p>
          </table:table-cell>
          <table:table-cell office:value-type="float" office:value="106817262" calcext:value-type="float">
            <text:p>106817262</text:p>
          </table:table-cell>
          <table:table-cell office:value-type="float" office:value="365461882" calcext:value-type="float">
            <text:p>365461882</text:p>
          </table:table-cell>
          <table:table-cell table:number-columns-repeated="3"/>
          <table:table-cell office:value-type="float" office:value="253929950" calcext:value-type="float">
            <text:p>253929950</text:p>
          </table:table-cell>
          <table:table-cell office:value-type="float" office:value="104295347" calcext:value-type="float">
            <text:p>104295347</text:p>
          </table:table-cell>
          <table:table-cell office:value-type="float" office:value="358225297" calcext:value-type="float">
            <text:p>358225297</text:p>
          </table:table-cell>
          <table:table-cell table:number-columns-repeated="2"/>
        </table:table-row>
        <table:table-row table:style-name="ro1">
          <table:table-cell office:value-type="float" office:value="258272677" calcext:value-type="float">
            <text:p>258272677</text:p>
          </table:table-cell>
          <table:table-cell office:value-type="float" office:value="106570590" calcext:value-type="float">
            <text:p>106570590</text:p>
          </table:table-cell>
          <table:table-cell office:value-type="float" office:value="364843267" calcext:value-type="float">
            <text:p>364843267</text:p>
          </table:table-cell>
          <table:table-cell table:number-columns-repeated="3"/>
          <table:table-cell office:value-type="float" office:value="253717155" calcext:value-type="float">
            <text:p>253717155</text:p>
          </table:table-cell>
          <table:table-cell office:value-type="float" office:value="103729597" calcext:value-type="float">
            <text:p>103729597</text:p>
          </table:table-cell>
          <table:table-cell office:value-type="float" office:value="357446752" calcext:value-type="float">
            <text:p>357446752</text:p>
          </table:table-cell>
          <table:table-cell table:number-columns-repeated="2"/>
        </table:table-row>
        <table:table-row table:style-name="ro1">
          <table:table-cell office:value-type="float" office:value="258483950" calcext:value-type="float">
            <text:p>258483950</text:p>
          </table:table-cell>
          <table:table-cell office:value-type="float" office:value="106937590" calcext:value-type="float">
            <text:p>106937590</text:p>
          </table:table-cell>
          <table:table-cell office:value-type="float" office:value="365421540" calcext:value-type="float">
            <text:p>365421540</text:p>
          </table:table-cell>
          <table:table-cell table:number-columns-repeated="3"/>
          <table:table-cell office:value-type="float" office:value="254275483" calcext:value-type="float">
            <text:p>254275483</text:p>
          </table:table-cell>
          <table:table-cell office:value-type="float" office:value="104586143" calcext:value-type="float">
            <text:p>104586143</text:p>
          </table:table-cell>
          <table:table-cell office:value-type="float" office:value="358861626" calcext:value-type="float">
            <text:p>358861626</text:p>
          </table:table-cell>
          <table:table-cell table:number-columns-repeated="2"/>
        </table:table-row>
        <table:table-row table:style-name="ro1">
          <table:table-cell office:value-type="float" office:value="258986916" calcext:value-type="float">
            <text:p>258986916</text:p>
          </table:table-cell>
          <table:table-cell office:value-type="float" office:value="106899349" calcext:value-type="float">
            <text:p>106899349</text:p>
          </table:table-cell>
          <table:table-cell office:value-type="float" office:value="365886265" calcext:value-type="float">
            <text:p>365886265</text:p>
          </table:table-cell>
          <table:table-cell table:number-columns-repeated="3"/>
          <table:table-cell office:value-type="float" office:value="253944706" calcext:value-type="float">
            <text:p>253944706</text:p>
          </table:table-cell>
          <table:table-cell office:value-type="float" office:value="103832178" calcext:value-type="float">
            <text:p>103832178</text:p>
          </table:table-cell>
          <table:table-cell office:value-type="float" office:value="357776884" calcext:value-type="float">
            <text:p>357776884</text:p>
          </table:table-cell>
          <table:table-cell table:number-columns-repeated="2"/>
        </table:table-row>
        <table:table-row table:style-name="ro1">
          <table:table-cell office:value-type="float" office:value="258492508" calcext:value-type="float">
            <text:p>258492508</text:p>
          </table:table-cell>
          <table:table-cell office:value-type="float" office:value="106958641" calcext:value-type="float">
            <text:p>106958641</text:p>
          </table:table-cell>
          <table:table-cell office:value-type="float" office:value="365451149" calcext:value-type="float">
            <text:p>365451149</text:p>
          </table:table-cell>
          <table:table-cell table:number-columns-repeated="3"/>
          <table:table-cell office:value-type="float" office:value="253831266" calcext:value-type="float">
            <text:p>253831266</text:p>
          </table:table-cell>
          <table:table-cell office:value-type="float" office:value="104450008" calcext:value-type="float">
            <text:p>104450008</text:p>
          </table:table-cell>
          <table:table-cell office:value-type="float" office:value="358281274" calcext:value-type="float">
            <text:p>358281274</text:p>
          </table:table-cell>
          <table:table-cell table:number-columns-repeated="2"/>
        </table:table-row>
        <table:table-row table:style-name="ro1">
          <table:table-cell office:value-type="float" office:value="258130693" calcext:value-type="float">
            <text:p>258130693</text:p>
          </table:table-cell>
          <table:table-cell office:value-type="float" office:value="106774107" calcext:value-type="float">
            <text:p>106774107</text:p>
          </table:table-cell>
          <table:table-cell office:value-type="float" office:value="364904800" calcext:value-type="float">
            <text:p>364904800</text:p>
          </table:table-cell>
          <table:table-cell table:number-columns-repeated="3"/>
          <table:table-cell office:value-type="float" office:value="253906668" calcext:value-type="float">
            <text:p>253906668</text:p>
          </table:table-cell>
          <table:table-cell office:value-type="float" office:value="104026522" calcext:value-type="float">
            <text:p>104026522</text:p>
          </table:table-cell>
          <table:table-cell office:value-type="float" office:value="357933190" calcext:value-type="float">
            <text:p>357933190</text:p>
          </table:table-cell>
          <table:table-cell table:number-columns-repeated="2"/>
        </table:table-row>
        <table:table-row table:style-name="ro1">
          <table:table-cell office:value-type="float" office:value="258296806" calcext:value-type="float">
            <text:p>258296806</text:p>
          </table:table-cell>
          <table:table-cell office:value-type="float" office:value="106565467" calcext:value-type="float">
            <text:p>106565467</text:p>
          </table:table-cell>
          <table:table-cell office:value-type="float" office:value="364862273" calcext:value-type="float">
            <text:p>364862273</text:p>
          </table:table-cell>
          <table:table-cell table:number-columns-repeated="3"/>
          <table:table-cell office:value-type="float" office:value="253841529" calcext:value-type="float">
            <text:p>253841529</text:p>
          </table:table-cell>
          <table:table-cell office:value-type="float" office:value="104251786" calcext:value-type="float">
            <text:p>104251786</text:p>
          </table:table-cell>
          <table:table-cell office:value-type="float" office:value="358093315" calcext:value-type="float">
            <text:p>358093315</text:p>
          </table:table-cell>
          <table:table-cell table:number-columns-repeated="2"/>
        </table:table-row>
        <table:table-row table:style-name="ro1">
          <table:table-cell office:value-type="float" office:value="258365056" calcext:value-type="float">
            <text:p>258365056</text:p>
          </table:table-cell>
          <table:table-cell office:value-type="float" office:value="106582772" calcext:value-type="float">
            <text:p>106582772</text:p>
          </table:table-cell>
          <table:table-cell office:value-type="float" office:value="364947828" calcext:value-type="float">
            <text:p>364947828</text:p>
          </table:table-cell>
          <table:table-cell table:number-columns-repeated="3"/>
          <table:table-cell office:value-type="float" office:value="254088277" calcext:value-type="float">
            <text:p>254088277</text:p>
          </table:table-cell>
          <table:table-cell office:value-type="float" office:value="103856419" calcext:value-type="float">
            <text:p>103856419</text:p>
          </table:table-cell>
          <table:table-cell office:value-type="float" office:value="357944696" calcext:value-type="float">
            <text:p>357944696</text:p>
          </table:table-cell>
          <table:table-cell table:number-columns-repeated="2"/>
        </table:table-row>
        <table:table-row table:style-name="ro1">
          <table:table-cell office:value-type="float" office:value="258861838" calcext:value-type="float">
            <text:p>258861838</text:p>
          </table:table-cell>
          <table:table-cell office:value-type="float" office:value="106574410" calcext:value-type="float">
            <text:p>106574410</text:p>
          </table:table-cell>
          <table:table-cell office:value-type="float" office:value="365436248" calcext:value-type="float">
            <text:p>365436248</text:p>
          </table:table-cell>
          <table:table-cell table:number-columns-repeated="3"/>
          <table:table-cell office:value-type="float" office:value="253470140" calcext:value-type="float">
            <text:p>253470140</text:p>
          </table:table-cell>
          <table:table-cell office:value-type="float" office:value="104047478" calcext:value-type="float">
            <text:p>104047478</text:p>
          </table:table-cell>
          <table:table-cell office:value-type="float" office:value="357517618" calcext:value-type="float">
            <text:p>357517618</text:p>
          </table:table-cell>
          <table:table-cell table:number-columns-repeated="2"/>
        </table:table-row>
        <table:table-row table:style-name="ro1">
          <table:table-cell office:value-type="float" office:value="258599437" calcext:value-type="float">
            <text:p>258599437</text:p>
          </table:table-cell>
          <table:table-cell office:value-type="float" office:value="106814921" calcext:value-type="float">
            <text:p>106814921</text:p>
          </table:table-cell>
          <table:table-cell office:value-type="float" office:value="365414358" calcext:value-type="float">
            <text:p>365414358</text:p>
          </table:table-cell>
          <table:table-cell table:number-columns-repeated="3"/>
          <table:table-cell office:value-type="float" office:value="253871606" calcext:value-type="float">
            <text:p>253871606</text:p>
          </table:table-cell>
          <table:table-cell office:value-type="float" office:value="104164621" calcext:value-type="float">
            <text:p>104164621</text:p>
          </table:table-cell>
          <table:table-cell office:value-type="float" office:value="358036227" calcext:value-type="float">
            <text:p>358036227</text:p>
          </table:table-cell>
          <table:table-cell table:number-columns-repeated="2"/>
        </table:table-row>
        <table:table-row table:style-name="ro1">
          <table:table-cell office:value-type="float" office:value="258787097" calcext:value-type="float">
            <text:p>258787097</text:p>
          </table:table-cell>
          <table:table-cell office:value-type="float" office:value="106819424" calcext:value-type="float">
            <text:p>106819424</text:p>
          </table:table-cell>
          <table:table-cell office:value-type="float" office:value="365606521" calcext:value-type="float">
            <text:p>365606521</text:p>
          </table:table-cell>
          <table:table-cell table:number-columns-repeated="3"/>
          <table:table-cell office:value-type="float" office:value="274772317" calcext:value-type="float">
            <text:p>274772317</text:p>
          </table:table-cell>
          <table:table-cell office:value-type="float" office:value="106883977" calcext:value-type="float">
            <text:p>106883977</text:p>
          </table:table-cell>
          <table:table-cell office:value-type="float" office:value="381656294" calcext:value-type="float">
            <text:p>381656294</text:p>
          </table:table-cell>
          <table:table-cell table:number-columns-repeated="2"/>
        </table:table-row>
        <table:table-row table:style-name="ro1">
          <table:table-cell office:value-type="float" office:value="258361834" calcext:value-type="float">
            <text:p>258361834</text:p>
          </table:table-cell>
          <table:table-cell office:value-type="float" office:value="106588283" calcext:value-type="float">
            <text:p>106588283</text:p>
          </table:table-cell>
          <table:table-cell office:value-type="float" office:value="364950117" calcext:value-type="float">
            <text:p>364950117</text:p>
          </table:table-cell>
          <table:table-cell table:number-columns-repeated="3"/>
          <table:table-cell office:value-type="float" office:value="254646465" calcext:value-type="float">
            <text:p>254646465</text:p>
          </table:table-cell>
          <table:table-cell office:value-type="float" office:value="103830479" calcext:value-type="float">
            <text:p>103830479</text:p>
          </table:table-cell>
          <table:table-cell office:value-type="float" office:value="358476944" calcext:value-type="float">
            <text:p>358476944</text:p>
          </table:table-cell>
          <table:table-cell table:number-columns-repeated="2"/>
        </table:table-row>
        <table:table-row table:style-name="ro1">
          <table:table-cell office:value-type="float" office:value="258297579" calcext:value-type="float">
            <text:p>258297579</text:p>
          </table:table-cell>
          <table:table-cell office:value-type="float" office:value="106817101" calcext:value-type="float">
            <text:p>106817101</text:p>
          </table:table-cell>
          <table:table-cell office:value-type="float" office:value="365114680" calcext:value-type="float">
            <text:p>365114680</text:p>
          </table:table-cell>
          <table:table-cell table:number-columns-repeated="3"/>
          <table:table-cell office:value-type="float" office:value="254689999" calcext:value-type="float">
            <text:p>254689999</text:p>
          </table:table-cell>
          <table:table-cell office:value-type="float" office:value="103837972" calcext:value-type="float">
            <text:p>103837972</text:p>
          </table:table-cell>
          <table:table-cell office:value-type="float" office:value="358527971" calcext:value-type="float">
            <text:p>358527971</text:p>
          </table:table-cell>
          <table:table-cell table:number-columns-repeated="2"/>
        </table:table-row>
        <table:table-row table:style-name="ro1">
          <table:table-cell office:value-type="float" office:value="258689381" calcext:value-type="float">
            <text:p>258689381</text:p>
          </table:table-cell>
          <table:table-cell office:value-type="float" office:value="106844948" calcext:value-type="float">
            <text:p>106844948</text:p>
          </table:table-cell>
          <table:table-cell office:value-type="float" office:value="365534329" calcext:value-type="float">
            <text:p>365534329</text:p>
          </table:table-cell>
          <table:table-cell table:number-columns-repeated="3"/>
          <table:table-cell office:value-type="float" office:value="253917492" calcext:value-type="float">
            <text:p>253917492</text:p>
          </table:table-cell>
          <table:table-cell office:value-type="float" office:value="103577056" calcext:value-type="float">
            <text:p>103577056</text:p>
          </table:table-cell>
          <table:table-cell office:value-type="float" office:value="357494548" calcext:value-type="float">
            <text:p>357494548</text:p>
          </table:table-cell>
          <table:table-cell table:number-columns-repeated="2"/>
        </table:table-row>
        <table:table-row table:style-name="ro1">
          <table:table-cell office:value-type="float" office:value="258695961" calcext:value-type="float">
            <text:p>258695961</text:p>
          </table:table-cell>
          <table:table-cell office:value-type="float" office:value="106727422" calcext:value-type="float">
            <text:p>106727422</text:p>
          </table:table-cell>
          <table:table-cell office:value-type="float" office:value="365423383" calcext:value-type="float">
            <text:p>365423383</text:p>
          </table:table-cell>
          <table:table-cell table:number-columns-repeated="3"/>
          <table:table-cell office:value-type="float" office:value="253704924" calcext:value-type="float">
            <text:p>253704924</text:p>
          </table:table-cell>
          <table:table-cell office:value-type="float" office:value="104213753" calcext:value-type="float">
            <text:p>104213753</text:p>
          </table:table-cell>
          <table:table-cell office:value-type="float" office:value="357918677" calcext:value-type="float">
            <text:p>357918677</text:p>
          </table:table-cell>
          <table:table-cell table:number-columns-repeated="2"/>
        </table:table-row>
        <table:table-row table:style-name="ro1">
          <table:table-cell office:value-type="float" office:value="258556689" calcext:value-type="float">
            <text:p>258556689</text:p>
          </table:table-cell>
          <table:table-cell office:value-type="float" office:value="106695216" calcext:value-type="float">
            <text:p>106695216</text:p>
          </table:table-cell>
          <table:table-cell office:value-type="float" office:value="365251905" calcext:value-type="float">
            <text:p>365251905</text:p>
          </table:table-cell>
          <table:table-cell table:number-columns-repeated="3"/>
          <table:table-cell office:value-type="float" office:value="253540576" calcext:value-type="float">
            <text:p>253540576</text:p>
          </table:table-cell>
          <table:table-cell office:value-type="float" office:value="103990905" calcext:value-type="float">
            <text:p>103990905</text:p>
          </table:table-cell>
          <table:table-cell office:value-type="float" office:value="357531481" calcext:value-type="float">
            <text:p>357531481</text:p>
          </table:table-cell>
          <table:table-cell table:number-columns-repeated="2"/>
        </table:table-row>
        <table:table-row table:style-name="ro1">
          <table:table-cell office:value-type="float" office:value="259897509" calcext:value-type="float">
            <text:p>259897509</text:p>
          </table:table-cell>
          <table:table-cell office:value-type="float" office:value="106996573" calcext:value-type="float">
            <text:p>106996573</text:p>
          </table:table-cell>
          <table:table-cell office:value-type="float" office:value="366894082" calcext:value-type="float">
            <text:p>366894082</text:p>
          </table:table-cell>
          <table:table-cell table:number-columns-repeated="3"/>
          <table:table-cell office:value-type="float" office:value="253911272" calcext:value-type="float">
            <text:p>253911272</text:p>
          </table:table-cell>
          <table:table-cell office:value-type="float" office:value="104079475" calcext:value-type="float">
            <text:p>104079475</text:p>
          </table:table-cell>
          <table:table-cell office:value-type="float" office:value="357990747" calcext:value-type="float">
            <text:p>357990747</text:p>
          </table:table-cell>
          <table:table-cell table:number-columns-repeated="2"/>
        </table:table-row>
        <table:table-row table:style-name="ro1">
          <table:table-cell office:value-type="float" office:value="258629303" calcext:value-type="float">
            <text:p>258629303</text:p>
          </table:table-cell>
          <table:table-cell office:value-type="float" office:value="106907087" calcext:value-type="float">
            <text:p>106907087</text:p>
          </table:table-cell>
          <table:table-cell office:value-type="float" office:value="365536390" calcext:value-type="float">
            <text:p>365536390</text:p>
          </table:table-cell>
          <table:table-cell table:number-columns-repeated="3"/>
          <table:table-cell office:value-type="float" office:value="253453218" calcext:value-type="float">
            <text:p>253453218</text:p>
          </table:table-cell>
          <table:table-cell office:value-type="float" office:value="104399816" calcext:value-type="float">
            <text:p>104399816</text:p>
          </table:table-cell>
          <table:table-cell office:value-type="float" office:value="357853034" calcext:value-type="float">
            <text:p>357853034</text:p>
          </table:table-cell>
          <table:table-cell table:number-columns-repeated="2"/>
        </table:table-row>
        <table:table-row table:style-name="ro1">
          <table:table-cell office:value-type="float" office:value="259174680" calcext:value-type="float">
            <text:p>259174680</text:p>
          </table:table-cell>
          <table:table-cell office:value-type="float" office:value="107906489" calcext:value-type="float">
            <text:p>107906489</text:p>
          </table:table-cell>
          <table:table-cell office:value-type="float" office:value="367081169" calcext:value-type="float">
            <text:p>367081169</text:p>
          </table:table-cell>
          <table:table-cell table:number-columns-repeated="3"/>
          <table:table-cell office:value-type="float" office:value="254134080" calcext:value-type="float">
            <text:p>254134080</text:p>
          </table:table-cell>
          <table:table-cell office:value-type="float" office:value="103904366" calcext:value-type="float">
            <text:p>103904366</text:p>
          </table:table-cell>
          <table:table-cell office:value-type="float" office:value="358038446" calcext:value-type="float">
            <text:p>358038446</text:p>
          </table:table-cell>
          <table:table-cell table:number-columns-repeated="2"/>
        </table:table-row>
        <table:table-row table:style-name="ro1">
          <table:table-cell office:value-type="float" office:value="258552405" calcext:value-type="float">
            <text:p>258552405</text:p>
          </table:table-cell>
          <table:table-cell office:value-type="float" office:value="106554067" calcext:value-type="float">
            <text:p>106554067</text:p>
          </table:table-cell>
          <table:table-cell office:value-type="float" office:value="365106472" calcext:value-type="float">
            <text:p>365106472</text:p>
          </table:table-cell>
          <table:table-cell table:number-columns-repeated="3"/>
          <table:table-cell office:value-type="float" office:value="253704254" calcext:value-type="float">
            <text:p>253704254</text:p>
          </table:table-cell>
          <table:table-cell office:value-type="float" office:value="103736192" calcext:value-type="float">
            <text:p>103736192</text:p>
          </table:table-cell>
          <table:table-cell office:value-type="float" office:value="357440446" calcext:value-type="float">
            <text:p>357440446</text:p>
          </table:table-cell>
          <table:table-cell table:number-columns-repeated="2"/>
        </table:table-row>
        <table:table-row table:style-name="ro1">
          <table:table-cell office:value-type="float" office:value="258276294" calcext:value-type="float">
            <text:p>258276294</text:p>
          </table:table-cell>
          <table:table-cell office:value-type="float" office:value="106697828" calcext:value-type="float">
            <text:p>106697828</text:p>
          </table:table-cell>
          <table:table-cell office:value-type="float" office:value="364974122" calcext:value-type="float">
            <text:p>364974122</text:p>
          </table:table-cell>
          <table:table-cell table:number-columns-repeated="3"/>
          <table:table-cell office:value-type="float" office:value="253649547" calcext:value-type="float">
            <text:p>253649547</text:p>
          </table:table-cell>
          <table:table-cell office:value-type="float" office:value="103903144" calcext:value-type="float">
            <text:p>103903144</text:p>
          </table:table-cell>
          <table:table-cell office:value-type="float" office:value="357552691" calcext:value-type="float">
            <text:p>357552691</text:p>
          </table:table-cell>
          <table:table-cell table:number-columns-repeated="2"/>
        </table:table-row>
        <table:table-row table:style-name="ro1">
          <table:table-cell office:value-type="float" office:value="258459409" calcext:value-type="float">
            <text:p>258459409</text:p>
          </table:table-cell>
          <table:table-cell office:value-type="float" office:value="106765610" calcext:value-type="float">
            <text:p>106765610</text:p>
          </table:table-cell>
          <table:table-cell office:value-type="float" office:value="365225019" calcext:value-type="float">
            <text:p>365225019</text:p>
          </table:table-cell>
          <table:table-cell table:number-columns-repeated="3"/>
          <table:table-cell office:value-type="float" office:value="253565853" calcext:value-type="float">
            <text:p>253565853</text:p>
          </table:table-cell>
          <table:table-cell office:value-type="float" office:value="103873672" calcext:value-type="float">
            <text:p>103873672</text:p>
          </table:table-cell>
          <table:table-cell office:value-type="float" office:value="357439525" calcext:value-type="float">
            <text:p>357439525</text:p>
          </table:table-cell>
          <table:table-cell table:number-columns-repeated="2"/>
        </table:table-row>
        <table:table-row table:style-name="ro1">
          <table:table-cell office:value-type="float" office:value="258293936" calcext:value-type="float">
            <text:p>258293936</text:p>
          </table:table-cell>
          <table:table-cell office:value-type="float" office:value="106487781" calcext:value-type="float">
            <text:p>106487781</text:p>
          </table:table-cell>
          <table:table-cell office:value-type="float" office:value="364781717" calcext:value-type="float">
            <text:p>364781717</text:p>
          </table:table-cell>
          <table:table-cell table:number-columns-repeated="3"/>
          <table:table-cell office:value-type="float" office:value="253574360" calcext:value-type="float">
            <text:p>253574360</text:p>
          </table:table-cell>
          <table:table-cell office:value-type="float" office:value="103569242" calcext:value-type="float">
            <text:p>103569242</text:p>
          </table:table-cell>
          <table:table-cell office:value-type="float" office:value="357143602" calcext:value-type="float">
            <text:p>357143602</text:p>
          </table:table-cell>
          <table:table-cell table:number-columns-repeated="2"/>
        </table:table-row>
        <table:table-row table:style-name="ro1">
          <table:table-cell office:value-type="float" office:value="260059112" calcext:value-type="float">
            <text:p>260059112</text:p>
          </table:table-cell>
          <table:table-cell office:value-type="float" office:value="106670549" calcext:value-type="float">
            <text:p>106670549</text:p>
          </table:table-cell>
          <table:table-cell office:value-type="float" office:value="366729661" calcext:value-type="float">
            <text:p>366729661</text:p>
          </table:table-cell>
          <table:table-cell table:number-columns-repeated="3"/>
          <table:table-cell office:value-type="float" office:value="253814829" calcext:value-type="float">
            <text:p>253814829</text:p>
          </table:table-cell>
          <table:table-cell office:value-type="float" office:value="103787755" calcext:value-type="float">
            <text:p>103787755</text:p>
          </table:table-cell>
          <table:table-cell office:value-type="float" office:value="357602584" calcext:value-type="float">
            <text:p>357602584</text:p>
          </table:table-cell>
          <table:table-cell table:number-columns-repeated="2"/>
        </table:table-row>
        <table:table-row table:style-name="ro1">
          <table:table-cell office:value-type="float" office:value="258366583" calcext:value-type="float">
            <text:p>258366583</text:p>
          </table:table-cell>
          <table:table-cell office:value-type="float" office:value="106899280" calcext:value-type="float">
            <text:p>106899280</text:p>
          </table:table-cell>
          <table:table-cell office:value-type="float" office:value="365265863" calcext:value-type="float">
            <text:p>365265863</text:p>
          </table:table-cell>
          <table:table-cell table:number-columns-repeated="3"/>
          <table:table-cell office:value-type="float" office:value="254322540" calcext:value-type="float">
            <text:p>254322540</text:p>
          </table:table-cell>
          <table:table-cell office:value-type="float" office:value="103866188" calcext:value-type="float">
            <text:p>103866188</text:p>
          </table:table-cell>
          <table:table-cell office:value-type="float" office:value="358188728" calcext:value-type="float">
            <text:p>358188728</text:p>
          </table:table-cell>
          <table:table-cell table:number-columns-repeated="2"/>
        </table:table-row>
        <table:table-row table:style-name="ro1">
          <table:table-cell office:value-type="float" office:value="258205787" calcext:value-type="float">
            <text:p>258205787</text:p>
          </table:table-cell>
          <table:table-cell office:value-type="float" office:value="106520423" calcext:value-type="float">
            <text:p>106520423</text:p>
          </table:table-cell>
          <table:table-cell office:value-type="float" office:value="364726210" calcext:value-type="float">
            <text:p>364726210</text:p>
          </table:table-cell>
          <table:table-cell table:number-columns-repeated="3"/>
          <table:table-cell office:value-type="float" office:value="254607860" calcext:value-type="float">
            <text:p>254607860</text:p>
          </table:table-cell>
          <table:table-cell office:value-type="float" office:value="103998016" calcext:value-type="float">
            <text:p>103998016</text:p>
          </table:table-cell>
          <table:table-cell office:value-type="float" office:value="358605876" calcext:value-type="float">
            <text:p>358605876</text:p>
          </table:table-cell>
          <table:table-cell table:number-columns-repeated="2"/>
        </table:table-row>
        <table:table-row table:style-name="ro1">
          <table:table-cell office:value-type="float" office:value="258416188" calcext:value-type="float">
            <text:p>258416188</text:p>
          </table:table-cell>
          <table:table-cell office:value-type="float" office:value="106567754" calcext:value-type="float">
            <text:p>106567754</text:p>
          </table:table-cell>
          <table:table-cell office:value-type="float" office:value="364983942" calcext:value-type="float">
            <text:p>364983942</text:p>
          </table:table-cell>
          <table:table-cell table:number-columns-repeated="3"/>
          <table:table-cell office:value-type="float" office:value="253587783" calcext:value-type="float">
            <text:p>253587783</text:p>
          </table:table-cell>
          <table:table-cell office:value-type="float" office:value="104011807" calcext:value-type="float">
            <text:p>104011807</text:p>
          </table:table-cell>
          <table:table-cell office:value-type="float" office:value="357599590" calcext:value-type="float">
            <text:p>357599590</text:p>
          </table:table-cell>
          <table:table-cell table:number-columns-repeated="2"/>
        </table:table-row>
        <table:table-row table:style-name="ro1">
          <table:table-cell office:value-type="float" office:value="258267699" calcext:value-type="float">
            <text:p>258267699</text:p>
          </table:table-cell>
          <table:table-cell office:value-type="float" office:value="106504887" calcext:value-type="float">
            <text:p>106504887</text:p>
          </table:table-cell>
          <table:table-cell office:value-type="float" office:value="364772586" calcext:value-type="float">
            <text:p>364772586</text:p>
          </table:table-cell>
          <table:table-cell table:number-columns-repeated="3"/>
          <table:table-cell office:value-type="float" office:value="253298956" calcext:value-type="float">
            <text:p>253298956</text:p>
          </table:table-cell>
          <table:table-cell office:value-type="float" office:value="103775281" calcext:value-type="float">
            <text:p>103775281</text:p>
          </table:table-cell>
          <table:table-cell office:value-type="float" office:value="357074237" calcext:value-type="float">
            <text:p>357074237</text:p>
          </table:table-cell>
          <table:table-cell table:number-columns-repeated="2"/>
        </table:table-row>
        <table:table-row table:style-name="ro1">
          <table:table-cell office:value-type="float" office:value="258842389" calcext:value-type="float">
            <text:p>258842389</text:p>
          </table:table-cell>
          <table:table-cell office:value-type="float" office:value="106496419" calcext:value-type="float">
            <text:p>106496419</text:p>
          </table:table-cell>
          <table:table-cell office:value-type="float" office:value="365338808" calcext:value-type="float">
            <text:p>365338808</text:p>
          </table:table-cell>
          <table:table-cell table:number-columns-repeated="3"/>
          <table:table-cell office:value-type="float" office:value="253234700" calcext:value-type="float">
            <text:p>253234700</text:p>
          </table:table-cell>
          <table:table-cell office:value-type="float" office:value="103840793" calcext:value-type="float">
            <text:p>103840793</text:p>
          </table:table-cell>
          <table:table-cell office:value-type="float" office:value="357075493" calcext:value-type="float">
            <text:p>357075493</text:p>
          </table:table-cell>
          <table:table-cell table:number-columns-repeated="2"/>
        </table:table-row>
        <table:table-row table:style-name="ro1">
          <table:table-cell office:value-type="float" office:value="260516175" calcext:value-type="float">
            <text:p>260516175</text:p>
          </table:table-cell>
          <table:table-cell office:value-type="float" office:value="106604660" calcext:value-type="float">
            <text:p>106604660</text:p>
          </table:table-cell>
          <table:table-cell office:value-type="float" office:value="367120835" calcext:value-type="float">
            <text:p>367120835</text:p>
          </table:table-cell>
          <table:table-cell table:number-columns-repeated="3"/>
          <table:table-cell office:value-type="float" office:value="253441007" calcext:value-type="float">
            <text:p>253441007</text:p>
          </table:table-cell>
          <table:table-cell office:value-type="float" office:value="103866818" calcext:value-type="float">
            <text:p>103866818</text:p>
          </table:table-cell>
          <table:table-cell office:value-type="float" office:value="357307825" calcext:value-type="float">
            <text:p>357307825</text:p>
          </table:table-cell>
          <table:table-cell table:number-columns-repeated="2"/>
        </table:table-row>
        <table:table-row table:style-name="ro1">
          <table:table-cell office:value-type="float" office:value="259281242" calcext:value-type="float">
            <text:p>259281242</text:p>
          </table:table-cell>
          <table:table-cell office:value-type="float" office:value="106487888" calcext:value-type="float">
            <text:p>106487888</text:p>
          </table:table-cell>
          <table:table-cell office:value-type="float" office:value="365769130" calcext:value-type="float">
            <text:p>365769130</text:p>
          </table:table-cell>
          <table:table-cell table:number-columns-repeated="3"/>
          <table:table-cell office:value-type="float" office:value="253601594" calcext:value-type="float">
            <text:p>253601594</text:p>
          </table:table-cell>
          <table:table-cell office:value-type="float" office:value="103928829" calcext:value-type="float">
            <text:p>103928829</text:p>
          </table:table-cell>
          <table:table-cell office:value-type="float" office:value="357530423" calcext:value-type="float">
            <text:p>357530423</text:p>
          </table:table-cell>
          <table:table-cell table:number-columns-repeated="2"/>
        </table:table-row>
        <table:table-row table:style-name="ro1">
          <table:table-cell office:value-type="float" office:value="259285810" calcext:value-type="float">
            <text:p>259285810</text:p>
          </table:table-cell>
          <table:table-cell office:value-type="float" office:value="106900032" calcext:value-type="float">
            <text:p>106900032</text:p>
          </table:table-cell>
          <table:table-cell office:value-type="float" office:value="366185842" calcext:value-type="float">
            <text:p>366185842</text:p>
          </table:table-cell>
          <table:table-cell table:number-columns-repeated="3"/>
          <table:table-cell office:value-type="float" office:value="254877010" calcext:value-type="float">
            <text:p>254877010</text:p>
          </table:table-cell>
          <table:table-cell office:value-type="float" office:value="103505687" calcext:value-type="float">
            <text:p>103505687</text:p>
          </table:table-cell>
          <table:table-cell office:value-type="float" office:value="358382697" calcext:value-type="float">
            <text:p>358382697</text:p>
          </table:table-cell>
          <table:table-cell table:number-columns-repeated="2"/>
        </table:table-row>
        <table:table-row table:style-name="ro1">
          <table:table-cell office:value-type="float" office:value="259087778" calcext:value-type="float">
            <text:p>259087778</text:p>
          </table:table-cell>
          <table:table-cell office:value-type="float" office:value="106623935" calcext:value-type="float">
            <text:p>106623935</text:p>
          </table:table-cell>
          <table:table-cell office:value-type="float" office:value="365711713" calcext:value-type="float">
            <text:p>365711713</text:p>
          </table:table-cell>
          <table:table-cell table:number-columns-repeated="3"/>
          <table:table-cell office:value-type="float" office:value="253434097" calcext:value-type="float">
            <text:p>253434097</text:p>
          </table:table-cell>
          <table:table-cell office:value-type="float" office:value="103721925" calcext:value-type="float">
            <text:p>103721925</text:p>
          </table:table-cell>
          <table:table-cell office:value-type="float" office:value="357156022" calcext:value-type="float">
            <text:p>357156022</text:p>
          </table:table-cell>
          <table:table-cell table:number-columns-repeated="2"/>
        </table:table-row>
        <table:table-row table:style-name="ro1">
          <table:table-cell office:value-type="float" office:value="259175785" calcext:value-type="float">
            <text:p>259175785</text:p>
          </table:table-cell>
          <table:table-cell office:value-type="float" office:value="106548002" calcext:value-type="float">
            <text:p>106548002</text:p>
          </table:table-cell>
          <table:table-cell office:value-type="float" office:value="365723787" calcext:value-type="float">
            <text:p>365723787</text:p>
          </table:table-cell>
          <table:table-cell table:number-columns-repeated="3"/>
          <table:table-cell office:value-type="float" office:value="253212378" calcext:value-type="float">
            <text:p>253212378</text:p>
          </table:table-cell>
          <table:table-cell office:value-type="float" office:value="104041472" calcext:value-type="float">
            <text:p>104041472</text:p>
          </table:table-cell>
          <table:table-cell office:value-type="float" office:value="357253850" calcext:value-type="float">
            <text:p>357253850</text:p>
          </table:table-cell>
          <table:table-cell table:number-columns-repeated="2"/>
        </table:table-row>
        <table:table-row table:style-name="ro1">
          <table:table-cell office:value-type="float" office:value="259207972" calcext:value-type="float">
            <text:p>259207972</text:p>
          </table:table-cell>
          <table:table-cell office:value-type="float" office:value="107168276" calcext:value-type="float">
            <text:p>107168276</text:p>
          </table:table-cell>
          <table:table-cell office:value-type="float" office:value="366376248" calcext:value-type="float">
            <text:p>366376248</text:p>
          </table:table-cell>
          <table:table-cell table:number-columns-repeated="3"/>
          <table:table-cell office:value-type="float" office:value="253408054" calcext:value-type="float">
            <text:p>253408054</text:p>
          </table:table-cell>
          <table:table-cell office:value-type="float" office:value="103943550" calcext:value-type="float">
            <text:p>103943550</text:p>
          </table:table-cell>
          <table:table-cell office:value-type="float" office:value="357351604" calcext:value-type="float">
            <text:p>357351604</text:p>
          </table:table-cell>
          <table:table-cell table:number-columns-repeated="2"/>
        </table:table-row>
        <table:table-row table:style-name="ro1">
          <table:table-cell office:value-type="float" office:value="259282143" calcext:value-type="float">
            <text:p>259282143</text:p>
          </table:table-cell>
          <table:table-cell office:value-type="float" office:value="106566057" calcext:value-type="float">
            <text:p>106566057</text:p>
          </table:table-cell>
          <table:table-cell office:value-type="float" office:value="365848200" calcext:value-type="float">
            <text:p>365848200</text:p>
          </table:table-cell>
          <table:table-cell table:number-columns-repeated="3"/>
          <table:table-cell office:value-type="float" office:value="253282233" calcext:value-type="float">
            <text:p>253282233</text:p>
          </table:table-cell>
          <table:table-cell office:value-type="float" office:value="103637522" calcext:value-type="float">
            <text:p>103637522</text:p>
          </table:table-cell>
          <table:table-cell office:value-type="float" office:value="356919755" calcext:value-type="float">
            <text:p>356919755</text:p>
          </table:table-cell>
          <table:table-cell table:number-columns-repeated="2"/>
        </table:table-row>
        <table:table-row table:style-name="ro1">
          <table:table-cell office:value-type="float" office:value="258892649" calcext:value-type="float">
            <text:p>258892649</text:p>
          </table:table-cell>
          <table:table-cell office:value-type="float" office:value="107307437" calcext:value-type="float">
            <text:p>107307437</text:p>
          </table:table-cell>
          <table:table-cell office:value-type="float" office:value="366200086" calcext:value-type="float">
            <text:p>366200086</text:p>
          </table:table-cell>
          <table:table-cell table:number-columns-repeated="3"/>
          <table:table-cell office:value-type="float" office:value="253519810" calcext:value-type="float">
            <text:p>253519810</text:p>
          </table:table-cell>
          <table:table-cell office:value-type="float" office:value="103944078" calcext:value-type="float">
            <text:p>103944078</text:p>
          </table:table-cell>
          <table:table-cell office:value-type="float" office:value="357463888" calcext:value-type="float">
            <text:p>357463888</text:p>
          </table:table-cell>
          <table:table-cell table:number-columns-repeated="2"/>
        </table:table-row>
        <table:table-row table:style-name="ro1">
          <table:table-cell office:value-type="float" office:value="257957223" calcext:value-type="float">
            <text:p>257957223</text:p>
          </table:table-cell>
          <table:table-cell office:value-type="float" office:value="106553064" calcext:value-type="float">
            <text:p>106553064</text:p>
          </table:table-cell>
          <table:table-cell office:value-type="float" office:value="364510287" calcext:value-type="float">
            <text:p>364510287</text:p>
          </table:table-cell>
          <table:table-cell table:number-columns-repeated="3"/>
          <table:table-cell office:value-type="float" office:value="253492714" calcext:value-type="float">
            <text:p>253492714</text:p>
          </table:table-cell>
          <table:table-cell office:value-type="float" office:value="103563357" calcext:value-type="float">
            <text:p>103563357</text:p>
          </table:table-cell>
          <table:table-cell office:value-type="float" office:value="357056071" calcext:value-type="float">
            <text:p>357056071</text:p>
          </table:table-cell>
          <table:table-cell table:number-columns-repeated="2"/>
        </table:table-row>
        <table:table-row table:style-name="ro1">
          <table:table-cell office:value-type="float" office:value="258701318" calcext:value-type="float">
            <text:p>258701318</text:p>
          </table:table-cell>
          <table:table-cell office:value-type="float" office:value="106646511" calcext:value-type="float">
            <text:p>106646511</text:p>
          </table:table-cell>
          <table:table-cell office:value-type="float" office:value="365347829" calcext:value-type="float">
            <text:p>365347829</text:p>
          </table:table-cell>
          <table:table-cell table:number-columns-repeated="3"/>
          <table:table-cell office:value-type="float" office:value="255279162" calcext:value-type="float">
            <text:p>255279162</text:p>
          </table:table-cell>
          <table:table-cell office:value-type="float" office:value="104179410" calcext:value-type="float">
            <text:p>104179410</text:p>
          </table:table-cell>
          <table:table-cell office:value-type="float" office:value="359458572" calcext:value-type="float">
            <text:p>359458572</text:p>
          </table:table-cell>
          <table:table-cell table:number-columns-repeated="2"/>
        </table:table-row>
        <table:table-row table:style-name="ro1">
          <table:table-cell office:value-type="float" office:value="258813933" calcext:value-type="float">
            <text:p>258813933</text:p>
          </table:table-cell>
          <table:table-cell office:value-type="float" office:value="106787835" calcext:value-type="float">
            <text:p>106787835</text:p>
          </table:table-cell>
          <table:table-cell office:value-type="float" office:value="365601768" calcext:value-type="float">
            <text:p>365601768</text:p>
          </table:table-cell>
          <table:table-cell table:number-columns-repeated="3"/>
          <table:table-cell office:value-type="float" office:value="253768146" calcext:value-type="float">
            <text:p>253768146</text:p>
          </table:table-cell>
          <table:table-cell office:value-type="float" office:value="103991507" calcext:value-type="float">
            <text:p>103991507</text:p>
          </table:table-cell>
          <table:table-cell office:value-type="float" office:value="357759653" calcext:value-type="float">
            <text:p>357759653</text:p>
          </table:table-cell>
          <table:table-cell table:number-columns-repeated="2"/>
        </table:table-row>
        <table:table-row table:style-name="ro1">
          <table:table-cell office:value-type="float" office:value="259144066" calcext:value-type="float">
            <text:p>259144066</text:p>
          </table:table-cell>
          <table:table-cell office:value-type="float" office:value="106622210" calcext:value-type="float">
            <text:p>106622210</text:p>
          </table:table-cell>
          <table:table-cell office:value-type="float" office:value="365766276" calcext:value-type="float">
            <text:p>365766276</text:p>
          </table:table-cell>
          <table:table-cell table:number-columns-repeated="3"/>
          <table:table-cell office:value-type="float" office:value="253561805" calcext:value-type="float">
            <text:p>253561805</text:p>
          </table:table-cell>
          <table:table-cell office:value-type="float" office:value="103678439" calcext:value-type="float">
            <text:p>103678439</text:p>
          </table:table-cell>
          <table:table-cell office:value-type="float" office:value="357240244" calcext:value-type="float">
            <text:p>357240244</text:p>
          </table:table-cell>
          <table:table-cell table:number-columns-repeated="2"/>
        </table:table-row>
        <table:table-row table:style-name="ro1">
          <table:table-cell office:value-type="float" office:value="259059426" calcext:value-type="float">
            <text:p>259059426</text:p>
          </table:table-cell>
          <table:table-cell office:value-type="float" office:value="107020358" calcext:value-type="float">
            <text:p>107020358</text:p>
          </table:table-cell>
          <table:table-cell office:value-type="float" office:value="366079784" calcext:value-type="float">
            <text:p>366079784</text:p>
          </table:table-cell>
          <table:table-cell table:number-columns-repeated="3"/>
          <table:table-cell office:value-type="float" office:value="253371922" calcext:value-type="float">
            <text:p>253371922</text:p>
          </table:table-cell>
          <table:table-cell office:value-type="float" office:value="103693856" calcext:value-type="float">
            <text:p>103693856</text:p>
          </table:table-cell>
          <table:table-cell office:value-type="float" office:value="357065778" calcext:value-type="float">
            <text:p>357065778</text:p>
          </table:table-cell>
          <table:table-cell table:number-columns-repeated="2"/>
        </table:table-row>
        <table:table-row table:style-name="ro1">
          <table:table-cell office:value-type="float" office:value="259535151" calcext:value-type="float">
            <text:p>259535151</text:p>
          </table:table-cell>
          <table:table-cell office:value-type="float" office:value="106665758" calcext:value-type="float">
            <text:p>106665758</text:p>
          </table:table-cell>
          <table:table-cell office:value-type="float" office:value="366200909" calcext:value-type="float">
            <text:p>366200909</text:p>
          </table:table-cell>
          <table:table-cell table:number-columns-repeated="3"/>
          <table:table-cell office:value-type="float" office:value="253327566" calcext:value-type="float">
            <text:p>253327566</text:p>
          </table:table-cell>
          <table:table-cell office:value-type="float" office:value="103735119" calcext:value-type="float">
            <text:p>103735119</text:p>
          </table:table-cell>
          <table:table-cell office:value-type="float" office:value="357062685" calcext:value-type="float">
            <text:p>357062685</text:p>
          </table:table-cell>
          <table:table-cell table:number-columns-repeated="2"/>
        </table:table-row>
        <table:table-row table:style-name="ro1">
          <table:table-cell office:value-type="float" office:value="259515296" calcext:value-type="float">
            <text:p>259515296</text:p>
          </table:table-cell>
          <table:table-cell office:value-type="float" office:value="106567693" calcext:value-type="float">
            <text:p>106567693</text:p>
          </table:table-cell>
          <table:table-cell office:value-type="float" office:value="366082989" calcext:value-type="float">
            <text:p>366082989</text:p>
          </table:table-cell>
          <table:table-cell table:number-columns-repeated="3"/>
          <table:table-cell office:value-type="float" office:value="253657099" calcext:value-type="float">
            <text:p>253657099</text:p>
          </table:table-cell>
          <table:table-cell office:value-type="float" office:value="104291432" calcext:value-type="float">
            <text:p>104291432</text:p>
          </table:table-cell>
          <table:table-cell office:value-type="float" office:value="357948531" calcext:value-type="float">
            <text:p>357948531</text:p>
          </table:table-cell>
          <table:table-cell table:number-columns-repeated="2"/>
        </table:table-row>
        <table:table-row table:style-name="ro1">
          <table:table-cell office:value-type="float" office:value="259394353" calcext:value-type="float">
            <text:p>259394353</text:p>
          </table:table-cell>
          <table:table-cell office:value-type="float" office:value="106328331" calcext:value-type="float">
            <text:p>106328331</text:p>
          </table:table-cell>
          <table:table-cell office:value-type="float" office:value="365722684" calcext:value-type="float">
            <text:p>365722684</text:p>
          </table:table-cell>
          <table:table-cell table:number-columns-repeated="3"/>
          <table:table-cell office:value-type="float" office:value="254911004" calcext:value-type="float">
            <text:p>254911004</text:p>
          </table:table-cell>
          <table:table-cell office:value-type="float" office:value="103838384" calcext:value-type="float">
            <text:p>103838384</text:p>
          </table:table-cell>
          <table:table-cell office:value-type="float" office:value="358749388" calcext:value-type="float">
            <text:p>358749388</text:p>
          </table:table-cell>
          <table:table-cell table:number-columns-repeated="2"/>
        </table:table-row>
        <table:table-row table:style-name="ro1">
          <table:table-cell office:value-type="float" office:value="259431541" calcext:value-type="float">
            <text:p>259431541</text:p>
          </table:table-cell>
          <table:table-cell office:value-type="float" office:value="106677995" calcext:value-type="float">
            <text:p>106677995</text:p>
          </table:table-cell>
          <table:table-cell office:value-type="float" office:value="366109536" calcext:value-type="float">
            <text:p>366109536</text:p>
          </table:table-cell>
          <table:table-cell table:number-columns-repeated="3"/>
          <table:table-cell office:value-type="float" office:value="253767230" calcext:value-type="float">
            <text:p>253767230</text:p>
          </table:table-cell>
          <table:table-cell office:value-type="float" office:value="104043053" calcext:value-type="float">
            <text:p>104043053</text:p>
          </table:table-cell>
          <table:table-cell office:value-type="float" office:value="357810283" calcext:value-type="float">
            <text:p>357810283</text:p>
          </table:table-cell>
          <table:table-cell table:number-columns-repeated="2"/>
        </table:table-row>
        <table:table-row table:style-name="ro1">
          <table:table-cell office:value-type="float" office:value="258058233" calcext:value-type="float">
            <text:p>258058233</text:p>
          </table:table-cell>
          <table:table-cell office:value-type="float" office:value="106561108" calcext:value-type="float">
            <text:p>106561108</text:p>
          </table:table-cell>
          <table:table-cell office:value-type="float" office:value="364619341" calcext:value-type="float">
            <text:p>364619341</text:p>
          </table:table-cell>
          <table:table-cell table:number-columns-repeated="3"/>
          <table:table-cell office:value-type="float" office:value="253365231" calcext:value-type="float">
            <text:p>253365231</text:p>
          </table:table-cell>
          <table:table-cell office:value-type="float" office:value="103693222" calcext:value-type="float">
            <text:p>103693222</text:p>
          </table:table-cell>
          <table:table-cell office:value-type="float" office:value="357058453" calcext:value-type="float">
            <text:p>357058453</text:p>
          </table:table-cell>
          <table:table-cell table:number-columns-repeated="2"/>
        </table:table-row>
        <table:table-row table:style-name="ro1">
          <table:table-cell office:value-type="float" office:value="258144929" calcext:value-type="float">
            <text:p>258144929</text:p>
          </table:table-cell>
          <table:table-cell office:value-type="float" office:value="106418961" calcext:value-type="float">
            <text:p>106418961</text:p>
          </table:table-cell>
          <table:table-cell office:value-type="float" office:value="364563890" calcext:value-type="float">
            <text:p>364563890</text:p>
          </table:table-cell>
          <table:table-cell table:number-columns-repeated="3"/>
          <table:table-cell office:value-type="float" office:value="253730354" calcext:value-type="float">
            <text:p>253730354</text:p>
          </table:table-cell>
          <table:table-cell office:value-type="float" office:value="103705798" calcext:value-type="float">
            <text:p>103705798</text:p>
          </table:table-cell>
          <table:table-cell office:value-type="float" office:value="357436152" calcext:value-type="float">
            <text:p>357436152</text:p>
          </table:table-cell>
          <table:table-cell table:number-columns-repeated="2"/>
        </table:table-row>
        <table:table-row table:style-name="ro1">
          <table:table-cell office:value-type="float" office:value="258439151" calcext:value-type="float">
            <text:p>258439151</text:p>
          </table:table-cell>
          <table:table-cell office:value-type="float" office:value="107008715" calcext:value-type="float">
            <text:p>107008715</text:p>
          </table:table-cell>
          <table:table-cell office:value-type="float" office:value="365447866" calcext:value-type="float">
            <text:p>365447866</text:p>
          </table:table-cell>
          <table:table-cell table:number-columns-repeated="3"/>
          <table:table-cell office:value-type="float" office:value="253460208" calcext:value-type="float">
            <text:p>253460208</text:p>
          </table:table-cell>
          <table:table-cell office:value-type="float" office:value="103838045" calcext:value-type="float">
            <text:p>103838045</text:p>
          </table:table-cell>
          <table:table-cell office:value-type="float" office:value="357298253" calcext:value-type="float">
            <text:p>357298253</text:p>
          </table:table-cell>
          <table:table-cell table:number-columns-repeated="2"/>
        </table:table-row>
        <table:table-row table:style-name="ro1">
          <table:table-cell office:value-type="float" office:value="258509661" calcext:value-type="float">
            <text:p>258509661</text:p>
          </table:table-cell>
          <table:table-cell office:value-type="float" office:value="107168068" calcext:value-type="float">
            <text:p>107168068</text:p>
          </table:table-cell>
          <table:table-cell office:value-type="float" office:value="365677729" calcext:value-type="float">
            <text:p>365677729</text:p>
          </table:table-cell>
          <table:table-cell table:number-columns-repeated="3"/>
          <table:table-cell office:value-type="float" office:value="253212858" calcext:value-type="float">
            <text:p>253212858</text:p>
          </table:table-cell>
          <table:table-cell office:value-type="float" office:value="104027442" calcext:value-type="float">
            <text:p>104027442</text:p>
          </table:table-cell>
          <table:table-cell office:value-type="float" office:value="357240300" calcext:value-type="float">
            <text:p>357240300</text:p>
          </table:table-cell>
          <table:table-cell table:number-columns-repeated="2"/>
        </table:table-row>
        <table:table-row table:style-name="ro1">
          <table:table-cell office:value-type="float" office:value="260063811" calcext:value-type="float">
            <text:p>260063811</text:p>
          </table:table-cell>
          <table:table-cell office:value-type="float" office:value="107125375" calcext:value-type="float">
            <text:p>107125375</text:p>
          </table:table-cell>
          <table:table-cell office:value-type="float" office:value="367189186" calcext:value-type="float">
            <text:p>367189186</text:p>
          </table:table-cell>
          <table:table-cell table:number-columns-repeated="3"/>
          <table:table-cell office:value-type="float" office:value="253602187" calcext:value-type="float">
            <text:p>253602187</text:p>
          </table:table-cell>
          <table:table-cell office:value-type="float" office:value="103655231" calcext:value-type="float">
            <text:p>103655231</text:p>
          </table:table-cell>
          <table:table-cell office:value-type="float" office:value="357257418" calcext:value-type="float">
            <text:p>357257418</text:p>
          </table:table-cell>
          <table:table-cell table:number-columns-repeated="2"/>
        </table:table-row>
        <table:table-row table:style-name="ro1">
          <table:table-cell office:value-type="float" office:value="259229409" calcext:value-type="float">
            <text:p>259229409</text:p>
          </table:table-cell>
          <table:table-cell office:value-type="float" office:value="107053425" calcext:value-type="float">
            <text:p>107053425</text:p>
          </table:table-cell>
          <table:table-cell office:value-type="float" office:value="366282834" calcext:value-type="float">
            <text:p>366282834</text:p>
          </table:table-cell>
          <table:table-cell table:number-columns-repeated="3"/>
          <table:table-cell office:value-type="float" office:value="254593200" calcext:value-type="float">
            <text:p>254593200</text:p>
          </table:table-cell>
          <table:table-cell office:value-type="float" office:value="103483473" calcext:value-type="float">
            <text:p>103483473</text:p>
          </table:table-cell>
          <table:table-cell office:value-type="float" office:value="358076673" calcext:value-type="float">
            <text:p>358076673</text:p>
          </table:table-cell>
          <table:table-cell table:number-columns-repeated="2"/>
        </table:table-row>
        <table:table-row table:style-name="ro1">
          <table:table-cell office:value-type="float" office:value="259357609" calcext:value-type="float">
            <text:p>259357609</text:p>
          </table:table-cell>
          <table:table-cell office:value-type="float" office:value="106771713" calcext:value-type="float">
            <text:p>106771713</text:p>
          </table:table-cell>
          <table:table-cell office:value-type="float" office:value="366129322" calcext:value-type="float">
            <text:p>366129322</text:p>
          </table:table-cell>
          <table:table-cell table:number-columns-repeated="3"/>
          <table:table-cell office:value-type="float" office:value="253321370" calcext:value-type="float">
            <text:p>253321370</text:p>
          </table:table-cell>
          <table:table-cell office:value-type="float" office:value="103879184" calcext:value-type="float">
            <text:p>103879184</text:p>
          </table:table-cell>
          <table:table-cell office:value-type="float" office:value="357200554" calcext:value-type="float">
            <text:p>357200554</text:p>
          </table:table-cell>
          <table:table-cell table:number-columns-repeated="2"/>
        </table:table-row>
        <table:table-row table:style-name="ro1">
          <table:table-cell office:value-type="float" office:value="258922501" calcext:value-type="float">
            <text:p>258922501</text:p>
          </table:table-cell>
          <table:table-cell office:value-type="float" office:value="106396918" calcext:value-type="float">
            <text:p>106396918</text:p>
          </table:table-cell>
          <table:table-cell office:value-type="float" office:value="365319419" calcext:value-type="float">
            <text:p>365319419</text:p>
          </table:table-cell>
          <table:table-cell table:number-columns-repeated="3"/>
          <table:table-cell office:value-type="float" office:value="253602980" calcext:value-type="float">
            <text:p>253602980</text:p>
          </table:table-cell>
          <table:table-cell office:value-type="float" office:value="105494229" calcext:value-type="float">
            <text:p>105494229</text:p>
          </table:table-cell>
          <table:table-cell office:value-type="float" office:value="359097209" calcext:value-type="float">
            <text:p>359097209</text:p>
          </table:table-cell>
          <table:table-cell table:number-columns-repeated="2"/>
        </table:table-row>
        <table:table-row table:style-name="ro1">
          <table:table-cell office:value-type="float" office:value="259220238" calcext:value-type="float">
            <text:p>259220238</text:p>
          </table:table-cell>
          <table:table-cell office:value-type="float" office:value="106943473" calcext:value-type="float">
            <text:p>106943473</text:p>
          </table:table-cell>
          <table:table-cell office:value-type="float" office:value="366163711" calcext:value-type="float">
            <text:p>366163711</text:p>
          </table:table-cell>
          <table:table-cell table:number-columns-repeated="3"/>
          <table:table-cell office:value-type="float" office:value="254077851" calcext:value-type="float">
            <text:p>254077851</text:p>
          </table:table-cell>
          <table:table-cell office:value-type="float" office:value="103862783" calcext:value-type="float">
            <text:p>103862783</text:p>
          </table:table-cell>
          <table:table-cell office:value-type="float" office:value="357940634" calcext:value-type="float">
            <text:p>357940634</text:p>
          </table:table-cell>
          <table:table-cell table:number-columns-repeated="2"/>
        </table:table-row>
        <table:table-row table:style-name="ro1">
          <table:table-cell office:value-type="float" office:value="259105894" calcext:value-type="float">
            <text:p>259105894</text:p>
          </table:table-cell>
          <table:table-cell office:value-type="float" office:value="107132857" calcext:value-type="float">
            <text:p>107132857</text:p>
          </table:table-cell>
          <table:table-cell office:value-type="float" office:value="366238751" calcext:value-type="float">
            <text:p>366238751</text:p>
          </table:table-cell>
          <table:table-cell table:number-columns-repeated="3"/>
          <table:table-cell office:value-type="float" office:value="253395997" calcext:value-type="float">
            <text:p>253395997</text:p>
          </table:table-cell>
          <table:table-cell office:value-type="float" office:value="103957164" calcext:value-type="float">
            <text:p>103957164</text:p>
          </table:table-cell>
          <table:table-cell office:value-type="float" office:value="357353161" calcext:value-type="float">
            <text:p>357353161</text:p>
          </table:table-cell>
          <table:table-cell table:number-columns-repeated="2"/>
        </table:table-row>
        <table:table-row table:style-name="ro1">
          <table:table-cell office:value-type="float" office:value="259495242" calcext:value-type="float">
            <text:p>259495242</text:p>
          </table:table-cell>
          <table:table-cell office:value-type="float" office:value="106644675" calcext:value-type="float">
            <text:p>106644675</text:p>
          </table:table-cell>
          <table:table-cell office:value-type="float" office:value="366139917" calcext:value-type="float">
            <text:p>366139917</text:p>
          </table:table-cell>
          <table:table-cell table:number-columns-repeated="3"/>
          <table:table-cell office:value-type="float" office:value="253483632" calcext:value-type="float">
            <text:p>253483632</text:p>
          </table:table-cell>
          <table:table-cell office:value-type="float" office:value="103683577" calcext:value-type="float">
            <text:p>103683577</text:p>
          </table:table-cell>
          <table:table-cell office:value-type="float" office:value="357167209" calcext:value-type="float">
            <text:p>357167209</text:p>
          </table:table-cell>
          <table:table-cell table:number-columns-repeated="2"/>
        </table:table-row>
        <table:table-row table:style-name="ro1">
          <table:table-cell office:value-type="float" office:value="258118386" calcext:value-type="float">
            <text:p>258118386</text:p>
          </table:table-cell>
          <table:table-cell office:value-type="float" office:value="106822324" calcext:value-type="float">
            <text:p>106822324</text:p>
          </table:table-cell>
          <table:table-cell office:value-type="float" office:value="364940710" calcext:value-type="float">
            <text:p>364940710</text:p>
          </table:table-cell>
          <table:table-cell table:number-columns-repeated="3"/>
          <table:table-cell office:value-type="float" office:value="253423522" calcext:value-type="float">
            <text:p>253423522</text:p>
          </table:table-cell>
          <table:table-cell office:value-type="float" office:value="103662551" calcext:value-type="float">
            <text:p>103662551</text:p>
          </table:table-cell>
          <table:table-cell office:value-type="float" office:value="357086073" calcext:value-type="float">
            <text:p>357086073</text:p>
          </table:table-cell>
          <table:table-cell table:number-columns-repeated="2"/>
        </table:table-row>
        <table:table-row table:style-name="ro1">
          <table:table-cell office:value-type="float" office:value="258364860" calcext:value-type="float">
            <text:p>258364860</text:p>
          </table:table-cell>
          <table:table-cell office:value-type="float" office:value="106682702" calcext:value-type="float">
            <text:p>106682702</text:p>
          </table:table-cell>
          <table:table-cell office:value-type="float" office:value="365047562" calcext:value-type="float">
            <text:p>365047562</text:p>
          </table:table-cell>
          <table:table-cell table:number-columns-repeated="3"/>
          <table:table-cell office:value-type="float" office:value="254436505" calcext:value-type="float">
            <text:p>254436505</text:p>
          </table:table-cell>
          <table:table-cell office:value-type="float" office:value="103916786" calcext:value-type="float">
            <text:p>103916786</text:p>
          </table:table-cell>
          <table:table-cell office:value-type="float" office:value="358353291" calcext:value-type="float">
            <text:p>358353291</text:p>
          </table:table-cell>
          <table:table-cell table:number-columns-repeated="2"/>
        </table:table-row>
        <table:table-row table:style-name="ro1">
          <table:table-cell office:value-type="float" office:value="258233659" calcext:value-type="float">
            <text:p>258233659</text:p>
          </table:table-cell>
          <table:table-cell office:value-type="float" office:value="106446308" calcext:value-type="float">
            <text:p>106446308</text:p>
          </table:table-cell>
          <table:table-cell office:value-type="float" office:value="364679967" calcext:value-type="float">
            <text:p>364679967</text:p>
          </table:table-cell>
          <table:table-cell table:number-columns-repeated="3"/>
          <table:table-cell office:value-type="float" office:value="253698193" calcext:value-type="float">
            <text:p>253698193</text:p>
          </table:table-cell>
          <table:table-cell office:value-type="float" office:value="103965953" calcext:value-type="float">
            <text:p>103965953</text:p>
          </table:table-cell>
          <table:table-cell office:value-type="float" office:value="357664146" calcext:value-type="float">
            <text:p>357664146</text:p>
          </table:table-cell>
          <table:table-cell table:number-columns-repeated="2"/>
        </table:table-row>
        <table:table-row table:style-name="ro1">
          <table:table-cell office:value-type="float" office:value="258327238" calcext:value-type="float">
            <text:p>258327238</text:p>
          </table:table-cell>
          <table:table-cell office:value-type="float" office:value="106839418" calcext:value-type="float">
            <text:p>106839418</text:p>
          </table:table-cell>
          <table:table-cell office:value-type="float" office:value="365166656" calcext:value-type="float">
            <text:p>365166656</text:p>
          </table:table-cell>
          <table:table-cell table:number-columns-repeated="3"/>
          <table:table-cell office:value-type="float" office:value="253268056" calcext:value-type="float">
            <text:p>253268056</text:p>
          </table:table-cell>
          <table:table-cell office:value-type="float" office:value="103440162" calcext:value-type="float">
            <text:p>103440162</text:p>
          </table:table-cell>
          <table:table-cell office:value-type="float" office:value="356708218" calcext:value-type="float">
            <text:p>356708218</text:p>
          </table:table-cell>
          <table:table-cell table:number-columns-repeated="2"/>
        </table:table-row>
        <table:table-row table:style-name="ro1">
          <table:table-cell office:value-type="float" office:value="258129854" calcext:value-type="float">
            <text:p>258129854</text:p>
          </table:table-cell>
          <table:table-cell office:value-type="float" office:value="107524362" calcext:value-type="float">
            <text:p>107524362</text:p>
          </table:table-cell>
          <table:table-cell office:value-type="float" office:value="365654216" calcext:value-type="float">
            <text:p>365654216</text:p>
          </table:table-cell>
          <table:table-cell table:number-columns-repeated="3"/>
          <table:table-cell office:value-type="float" office:value="253509687" calcext:value-type="float">
            <text:p>253509687</text:p>
          </table:table-cell>
          <table:table-cell office:value-type="float" office:value="105065371" calcext:value-type="float">
            <text:p>105065371</text:p>
          </table:table-cell>
          <table:table-cell office:value-type="float" office:value="358575058" calcext:value-type="float">
            <text:p>358575058</text:p>
          </table:table-cell>
          <table:table-cell table:number-columns-repeated="2"/>
        </table:table-row>
        <table:table-row table:style-name="ro1">
          <table:table-cell office:value-type="float" office:value="259467985" calcext:value-type="float">
            <text:p>259467985</text:p>
          </table:table-cell>
          <table:table-cell office:value-type="float" office:value="107021791" calcext:value-type="float">
            <text:p>107021791</text:p>
          </table:table-cell>
          <table:table-cell office:value-type="float" office:value="366489776" calcext:value-type="float">
            <text:p>366489776</text:p>
          </table:table-cell>
          <table:table-cell table:number-columns-repeated="3"/>
          <table:table-cell office:value-type="float" office:value="253168035" calcext:value-type="float">
            <text:p>253168035</text:p>
          </table:table-cell>
          <table:table-cell office:value-type="float" office:value="103893343" calcext:value-type="float">
            <text:p>103893343</text:p>
          </table:table-cell>
          <table:table-cell office:value-type="float" office:value="357061378" calcext:value-type="float">
            <text:p>357061378</text:p>
          </table:table-cell>
          <table:table-cell table:number-columns-repeated="2"/>
        </table:table-row>
        <table:table-row table:style-name="ro1">
          <table:table-cell office:value-type="float" office:value="258397721" calcext:value-type="float">
            <text:p>258397721</text:p>
          </table:table-cell>
          <table:table-cell office:value-type="float" office:value="106514165" calcext:value-type="float">
            <text:p>106514165</text:p>
          </table:table-cell>
          <table:table-cell office:value-type="float" office:value="364911886" calcext:value-type="float">
            <text:p>364911886</text:p>
          </table:table-cell>
          <table:table-cell table:number-columns-repeated="3"/>
          <table:table-cell office:value-type="float" office:value="253456212" calcext:value-type="float">
            <text:p>253456212</text:p>
          </table:table-cell>
          <table:table-cell office:value-type="float" office:value="104403053" calcext:value-type="float">
            <text:p>104403053</text:p>
          </table:table-cell>
          <table:table-cell office:value-type="float" office:value="357859265" calcext:value-type="float">
            <text:p>357859265</text:p>
          </table:table-cell>
          <table:table-cell table:number-columns-repeated="2"/>
        </table:table-row>
        <table:table-row table:style-name="ro1">
          <table:table-cell office:value-type="float" office:value="258350981" calcext:value-type="float">
            <text:p>258350981</text:p>
          </table:table-cell>
          <table:table-cell office:value-type="float" office:value="106626866" calcext:value-type="float">
            <text:p>106626866</text:p>
          </table:table-cell>
          <table:table-cell office:value-type="float" office:value="364977847" calcext:value-type="float">
            <text:p>364977847</text:p>
          </table:table-cell>
          <table:table-cell table:number-columns-repeated="3"/>
          <table:table-cell office:value-type="float" office:value="254223888" calcext:value-type="float">
            <text:p>254223888</text:p>
          </table:table-cell>
          <table:table-cell office:value-type="float" office:value="104139197" calcext:value-type="float">
            <text:p>104139197</text:p>
          </table:table-cell>
          <table:table-cell office:value-type="float" office:value="358363085" calcext:value-type="float">
            <text:p>358363085</text:p>
          </table:table-cell>
          <table:table-cell table:number-columns-repeated="2"/>
        </table:table-row>
      </table:table>
      <table:table table:name="FinalTim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Hash operations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float" office:value="261400632" calcext:value-type="float">
            <text:p>261400632</text:p>
          </table:table-cell>
          <table:table-cell office:value-type="float" office:value="108514145" calcext:value-type="float">
            <text:p>108514145</text:p>
          </table:table-cell>
          <table:table-cell office:value-type="float" office:value="369914777" calcext:value-type="float">
            <text:p>369914777</text:p>
          </table:table-cell>
          <table:table-cell table:style-name="ce2" table:formula="of:=AVERAGE([.C:.C])" office:value-type="float" office:value="374776984.46" calcext:value-type="float">
            <text:p>3.748E+08</text:p>
          </table:table-cell>
          <table:table-cell table:style-name="ce1" table:formula="of:=STDEV([.C:.C])/[.D2]*100" office:value-type="float" office:value="0.655461029788504" calcext:value-type="float">
            <text:p>0.66</text:p>
          </table:table-cell>
        </table:table-row>
        <table:table-row table:style-name="ro1">
          <table:table-cell office:value-type="float" office:value="266328622" calcext:value-type="float">
            <text:p>266328622</text:p>
          </table:table-cell>
          <table:table-cell office:value-type="float" office:value="108574296" calcext:value-type="float">
            <text:p>108574296</text:p>
          </table:table-cell>
          <table:table-cell office:value-type="float" office:value="374902918" calcext:value-type="float">
            <text:p>374902918</text:p>
          </table:table-cell>
          <table:table-cell table:number-columns-repeated="2"/>
        </table:table-row>
        <table:table-row table:style-name="ro1">
          <table:table-cell office:value-type="float" office:value="264899902" calcext:value-type="float">
            <text:p>264899902</text:p>
          </table:table-cell>
          <table:table-cell office:value-type="float" office:value="109580454" calcext:value-type="float">
            <text:p>109580454</text:p>
          </table:table-cell>
          <table:table-cell office:value-type="float" office:value="374480356" calcext:value-type="float">
            <text:p>374480356</text:p>
          </table:table-cell>
          <table:table-cell table:number-columns-repeated="2"/>
        </table:table-row>
        <table:table-row table:style-name="ro1">
          <table:table-cell office:value-type="float" office:value="264950581" calcext:value-type="float">
            <text:p>264950581</text:p>
          </table:table-cell>
          <table:table-cell office:value-type="float" office:value="108618444" calcext:value-type="float">
            <text:p>108618444</text:p>
          </table:table-cell>
          <table:table-cell office:value-type="float" office:value="373569025" calcext:value-type="float">
            <text:p>373569025</text:p>
          </table:table-cell>
          <table:table-cell table:number-columns-repeated="2"/>
        </table:table-row>
        <table:table-row table:style-name="ro1">
          <table:table-cell office:value-type="float" office:value="265075738" calcext:value-type="float">
            <text:p>265075738</text:p>
          </table:table-cell>
          <table:table-cell office:value-type="float" office:value="108695953" calcext:value-type="float">
            <text:p>108695953</text:p>
          </table:table-cell>
          <table:table-cell office:value-type="float" office:value="373771691" calcext:value-type="float">
            <text:p>373771691</text:p>
          </table:table-cell>
          <table:table-cell table:number-columns-repeated="2"/>
        </table:table-row>
        <table:table-row table:style-name="ro1">
          <table:table-cell office:value-type="float" office:value="265833623" calcext:value-type="float">
            <text:p>265833623</text:p>
          </table:table-cell>
          <table:table-cell office:value-type="float" office:value="108895848" calcext:value-type="float">
            <text:p>108895848</text:p>
          </table:table-cell>
          <table:table-cell office:value-type="float" office:value="374729471" calcext:value-type="float">
            <text:p>374729471</text:p>
          </table:table-cell>
          <table:table-cell table:number-columns-repeated="2"/>
        </table:table-row>
        <table:table-row table:style-name="ro1">
          <table:table-cell office:value-type="float" office:value="280449932" calcext:value-type="float">
            <text:p>280449932</text:p>
          </table:table-cell>
          <table:table-cell office:value-type="float" office:value="109546626" calcext:value-type="float">
            <text:p>109546626</text:p>
          </table:table-cell>
          <table:table-cell office:value-type="float" office:value="389996558" calcext:value-type="float">
            <text:p>389996558</text:p>
          </table:table-cell>
          <table:table-cell table:number-columns-repeated="2"/>
        </table:table-row>
        <table:table-row table:style-name="ro1">
          <table:table-cell office:value-type="float" office:value="265897174" calcext:value-type="float">
            <text:p>265897174</text:p>
          </table:table-cell>
          <table:table-cell office:value-type="float" office:value="109895729" calcext:value-type="float">
            <text:p>109895729</text:p>
          </table:table-cell>
          <table:table-cell office:value-type="float" office:value="375792903" calcext:value-type="float">
            <text:p>375792903</text:p>
          </table:table-cell>
          <table:table-cell table:number-columns-repeated="2"/>
        </table:table-row>
        <table:table-row table:style-name="ro1">
          <table:table-cell office:value-type="float" office:value="265793563" calcext:value-type="float">
            <text:p>265793563</text:p>
          </table:table-cell>
          <table:table-cell office:value-type="float" office:value="108751795" calcext:value-type="float">
            <text:p>108751795</text:p>
          </table:table-cell>
          <table:table-cell office:value-type="float" office:value="374545358" calcext:value-type="float">
            <text:p>374545358</text:p>
          </table:table-cell>
          <table:table-cell table:number-columns-repeated="2"/>
        </table:table-row>
        <table:table-row table:style-name="ro1">
          <table:table-cell office:value-type="float" office:value="265621671" calcext:value-type="float">
            <text:p>265621671</text:p>
          </table:table-cell>
          <table:table-cell office:value-type="float" office:value="109830137" calcext:value-type="float">
            <text:p>109830137</text:p>
          </table:table-cell>
          <table:table-cell office:value-type="float" office:value="375451808" calcext:value-type="float">
            <text:p>375451808</text:p>
          </table:table-cell>
          <table:table-cell table:number-columns-repeated="2"/>
        </table:table-row>
        <table:table-row table:style-name="ro1">
          <table:table-cell office:value-type="float" office:value="266610100" calcext:value-type="float">
            <text:p>266610100</text:p>
          </table:table-cell>
          <table:table-cell office:value-type="float" office:value="108620497" calcext:value-type="float">
            <text:p>108620497</text:p>
          </table:table-cell>
          <table:table-cell office:value-type="float" office:value="375230597" calcext:value-type="float">
            <text:p>375230597</text:p>
          </table:table-cell>
          <table:table-cell table:number-columns-repeated="2"/>
        </table:table-row>
        <table:table-row table:style-name="ro1">
          <table:table-cell office:value-type="float" office:value="264693789" calcext:value-type="float">
            <text:p>264693789</text:p>
          </table:table-cell>
          <table:table-cell office:value-type="float" office:value="109103782" calcext:value-type="float">
            <text:p>109103782</text:p>
          </table:table-cell>
          <table:table-cell office:value-type="float" office:value="373797571" calcext:value-type="float">
            <text:p>373797571</text:p>
          </table:table-cell>
          <table:table-cell table:number-columns-repeated="2"/>
        </table:table-row>
        <table:table-row table:style-name="ro1">
          <table:table-cell office:value-type="float" office:value="266288871" calcext:value-type="float">
            <text:p>266288871</text:p>
          </table:table-cell>
          <table:table-cell office:value-type="float" office:value="110117103" calcext:value-type="float">
            <text:p>110117103</text:p>
          </table:table-cell>
          <table:table-cell office:value-type="float" office:value="376405974" calcext:value-type="float">
            <text:p>376405974</text:p>
          </table:table-cell>
          <table:table-cell table:number-columns-repeated="2"/>
        </table:table-row>
        <table:table-row table:style-name="ro1">
          <table:table-cell office:value-type="float" office:value="264644687" calcext:value-type="float">
            <text:p>264644687</text:p>
          </table:table-cell>
          <table:table-cell office:value-type="float" office:value="109220914" calcext:value-type="float">
            <text:p>109220914</text:p>
          </table:table-cell>
          <table:table-cell office:value-type="float" office:value="373865601" calcext:value-type="float">
            <text:p>373865601</text:p>
          </table:table-cell>
          <table:table-cell table:number-columns-repeated="2"/>
        </table:table-row>
        <table:table-row table:style-name="ro1">
          <table:table-cell office:value-type="float" office:value="264776715" calcext:value-type="float">
            <text:p>264776715</text:p>
          </table:table-cell>
          <table:table-cell office:value-type="float" office:value="108620127" calcext:value-type="float">
            <text:p>108620127</text:p>
          </table:table-cell>
          <table:table-cell office:value-type="float" office:value="373396842" calcext:value-type="float">
            <text:p>373396842</text:p>
          </table:table-cell>
          <table:table-cell table:number-columns-repeated="2"/>
        </table:table-row>
        <table:table-row table:style-name="ro1">
          <table:table-cell office:value-type="float" office:value="265363232" calcext:value-type="float">
            <text:p>265363232</text:p>
          </table:table-cell>
          <table:table-cell office:value-type="float" office:value="109870301" calcext:value-type="float">
            <text:p>109870301</text:p>
          </table:table-cell>
          <table:table-cell office:value-type="float" office:value="375233533" calcext:value-type="float">
            <text:p>375233533</text:p>
          </table:table-cell>
          <table:table-cell table:number-columns-repeated="2"/>
        </table:table-row>
        <table:table-row table:style-name="ro1">
          <table:table-cell office:value-type="float" office:value="265805708" calcext:value-type="float">
            <text:p>265805708</text:p>
          </table:table-cell>
          <table:table-cell office:value-type="float" office:value="108019269" calcext:value-type="float">
            <text:p>108019269</text:p>
          </table:table-cell>
          <table:table-cell office:value-type="float" office:value="373824977" calcext:value-type="float">
            <text:p>373824977</text:p>
          </table:table-cell>
          <table:table-cell table:number-columns-repeated="2"/>
        </table:table-row>
        <table:table-row table:style-name="ro1">
          <table:table-cell office:value-type="float" office:value="264894214" calcext:value-type="float">
            <text:p>264894214</text:p>
          </table:table-cell>
          <table:table-cell office:value-type="float" office:value="109922482" calcext:value-type="float">
            <text:p>109922482</text:p>
          </table:table-cell>
          <table:table-cell office:value-type="float" office:value="374816696" calcext:value-type="float">
            <text:p>374816696</text:p>
          </table:table-cell>
          <table:table-cell table:number-columns-repeated="2"/>
        </table:table-row>
        <table:table-row table:style-name="ro1">
          <table:table-cell office:value-type="float" office:value="264483806" calcext:value-type="float">
            <text:p>264483806</text:p>
          </table:table-cell>
          <table:table-cell office:value-type="float" office:value="108580035" calcext:value-type="float">
            <text:p>108580035</text:p>
          </table:table-cell>
          <table:table-cell office:value-type="float" office:value="373063841" calcext:value-type="float">
            <text:p>373063841</text:p>
          </table:table-cell>
          <table:table-cell table:number-columns-repeated="2"/>
        </table:table-row>
        <table:table-row table:style-name="ro1">
          <table:table-cell office:value-type="float" office:value="264684304" calcext:value-type="float">
            <text:p>264684304</text:p>
          </table:table-cell>
          <table:table-cell office:value-type="float" office:value="108713859" calcext:value-type="float">
            <text:p>108713859</text:p>
          </table:table-cell>
          <table:table-cell office:value-type="float" office:value="373398163" calcext:value-type="float">
            <text:p>373398163</text:p>
          </table:table-cell>
          <table:table-cell table:number-columns-repeated="2"/>
        </table:table-row>
        <table:table-row table:style-name="ro1">
          <table:table-cell office:value-type="float" office:value="264127256" calcext:value-type="float">
            <text:p>264127256</text:p>
          </table:table-cell>
          <table:table-cell office:value-type="float" office:value="109687265" calcext:value-type="float">
            <text:p>109687265</text:p>
          </table:table-cell>
          <table:table-cell office:value-type="float" office:value="373814521" calcext:value-type="float">
            <text:p>373814521</text:p>
          </table:table-cell>
          <table:table-cell table:number-columns-repeated="2"/>
        </table:table-row>
        <table:table-row table:style-name="ro1">
          <table:table-cell office:value-type="float" office:value="264854120" calcext:value-type="float">
            <text:p>264854120</text:p>
          </table:table-cell>
          <table:table-cell office:value-type="float" office:value="108440395" calcext:value-type="float">
            <text:p>108440395</text:p>
          </table:table-cell>
          <table:table-cell office:value-type="float" office:value="373294515" calcext:value-type="float">
            <text:p>373294515</text:p>
          </table:table-cell>
          <table:table-cell table:number-columns-repeated="2"/>
        </table:table-row>
        <table:table-row table:style-name="ro1">
          <table:table-cell office:value-type="float" office:value="264973306" calcext:value-type="float">
            <text:p>264973306</text:p>
          </table:table-cell>
          <table:table-cell office:value-type="float" office:value="108535959" calcext:value-type="float">
            <text:p>108535959</text:p>
          </table:table-cell>
          <table:table-cell office:value-type="float" office:value="373509265" calcext:value-type="float">
            <text:p>373509265</text:p>
          </table:table-cell>
          <table:table-cell table:number-columns-repeated="2"/>
        </table:table-row>
        <table:table-row table:style-name="ro1">
          <table:table-cell office:value-type="float" office:value="265052864" calcext:value-type="float">
            <text:p>265052864</text:p>
          </table:table-cell>
          <table:table-cell office:value-type="float" office:value="110228348" calcext:value-type="float">
            <text:p>110228348</text:p>
          </table:table-cell>
          <table:table-cell office:value-type="float" office:value="375281212" calcext:value-type="float">
            <text:p>375281212</text:p>
          </table:table-cell>
          <table:table-cell table:number-columns-repeated="2"/>
        </table:table-row>
        <table:table-row table:style-name="ro1">
          <table:table-cell office:value-type="float" office:value="265091843" calcext:value-type="float">
            <text:p>265091843</text:p>
          </table:table-cell>
          <table:table-cell office:value-type="float" office:value="109425348" calcext:value-type="float">
            <text:p>109425348</text:p>
          </table:table-cell>
          <table:table-cell office:value-type="float" office:value="374517191" calcext:value-type="float">
            <text:p>374517191</text:p>
          </table:table-cell>
          <table:table-cell table:number-columns-repeated="2"/>
        </table:table-row>
        <table:table-row table:style-name="ro1">
          <table:table-cell office:value-type="float" office:value="265954904" calcext:value-type="float">
            <text:p>265954904</text:p>
          </table:table-cell>
          <table:table-cell office:value-type="float" office:value="109070859" calcext:value-type="float">
            <text:p>109070859</text:p>
          </table:table-cell>
          <table:table-cell office:value-type="float" office:value="375025763" calcext:value-type="float">
            <text:p>375025763</text:p>
          </table:table-cell>
          <table:table-cell table:number-columns-repeated="2"/>
        </table:table-row>
        <table:table-row table:style-name="ro1">
          <table:table-cell office:value-type="float" office:value="264195696" calcext:value-type="float">
            <text:p>264195696</text:p>
          </table:table-cell>
          <table:table-cell office:value-type="float" office:value="109070847" calcext:value-type="float">
            <text:p>109070847</text:p>
          </table:table-cell>
          <table:table-cell office:value-type="float" office:value="373266543" calcext:value-type="float">
            <text:p>373266543</text:p>
          </table:table-cell>
          <table:table-cell table:number-columns-repeated="2"/>
        </table:table-row>
        <table:table-row table:style-name="ro1">
          <table:table-cell office:value-type="float" office:value="264792859" calcext:value-type="float">
            <text:p>264792859</text:p>
          </table:table-cell>
          <table:table-cell office:value-type="float" office:value="109233706" calcext:value-type="float">
            <text:p>109233706</text:p>
          </table:table-cell>
          <table:table-cell office:value-type="float" office:value="374026565" calcext:value-type="float">
            <text:p>374026565</text:p>
          </table:table-cell>
          <table:table-cell table:number-columns-repeated="2"/>
        </table:table-row>
        <table:table-row table:style-name="ro1">
          <table:table-cell office:value-type="float" office:value="265847841" calcext:value-type="float">
            <text:p>265847841</text:p>
          </table:table-cell>
          <table:table-cell office:value-type="float" office:value="109054662" calcext:value-type="float">
            <text:p>109054662</text:p>
          </table:table-cell>
          <table:table-cell office:value-type="float" office:value="374902503" calcext:value-type="float">
            <text:p>374902503</text:p>
          </table:table-cell>
          <table:table-cell table:number-columns-repeated="2"/>
        </table:table-row>
        <table:table-row table:style-name="ro1">
          <table:table-cell office:value-type="float" office:value="267125156" calcext:value-type="float">
            <text:p>267125156</text:p>
          </table:table-cell>
          <table:table-cell office:value-type="float" office:value="109189093" calcext:value-type="float">
            <text:p>109189093</text:p>
          </table:table-cell>
          <table:table-cell office:value-type="float" office:value="376314249" calcext:value-type="float">
            <text:p>376314249</text:p>
          </table:table-cell>
          <table:table-cell table:number-columns-repeated="2"/>
        </table:table-row>
        <table:table-row table:style-name="ro1">
          <table:table-cell office:value-type="float" office:value="264436646" calcext:value-type="float">
            <text:p>264436646</text:p>
          </table:table-cell>
          <table:table-cell office:value-type="float" office:value="109598413" calcext:value-type="float">
            <text:p>109598413</text:p>
          </table:table-cell>
          <table:table-cell office:value-type="float" office:value="374035059" calcext:value-type="float">
            <text:p>374035059</text:p>
          </table:table-cell>
          <table:table-cell table:number-columns-repeated="2"/>
        </table:table-row>
        <table:table-row table:style-name="ro1">
          <table:table-cell office:value-type="float" office:value="264863547" calcext:value-type="float">
            <text:p>264863547</text:p>
          </table:table-cell>
          <table:table-cell office:value-type="float" office:value="108927821" calcext:value-type="float">
            <text:p>108927821</text:p>
          </table:table-cell>
          <table:table-cell office:value-type="float" office:value="373791368" calcext:value-type="float">
            <text:p>373791368</text:p>
          </table:table-cell>
          <table:table-cell table:number-columns-repeated="2"/>
        </table:table-row>
        <table:table-row table:style-name="ro1">
          <table:table-cell office:value-type="float" office:value="264866033" calcext:value-type="float">
            <text:p>264866033</text:p>
          </table:table-cell>
          <table:table-cell office:value-type="float" office:value="109095933" calcext:value-type="float">
            <text:p>109095933</text:p>
          </table:table-cell>
          <table:table-cell office:value-type="float" office:value="373961966" calcext:value-type="float">
            <text:p>373961966</text:p>
          </table:table-cell>
          <table:table-cell table:number-columns-repeated="2"/>
        </table:table-row>
        <table:table-row table:style-name="ro1">
          <table:table-cell office:value-type="float" office:value="264846919" calcext:value-type="float">
            <text:p>264846919</text:p>
          </table:table-cell>
          <table:table-cell office:value-type="float" office:value="109735030" calcext:value-type="float">
            <text:p>109735030</text:p>
          </table:table-cell>
          <table:table-cell office:value-type="float" office:value="374581949" calcext:value-type="float">
            <text:p>374581949</text:p>
          </table:table-cell>
          <table:table-cell table:number-columns-repeated="2"/>
        </table:table-row>
        <table:table-row table:style-name="ro1">
          <table:table-cell office:value-type="float" office:value="264996583" calcext:value-type="float">
            <text:p>264996583</text:p>
          </table:table-cell>
          <table:table-cell office:value-type="float" office:value="108886036" calcext:value-type="float">
            <text:p>108886036</text:p>
          </table:table-cell>
          <table:table-cell office:value-type="float" office:value="373882619" calcext:value-type="float">
            <text:p>373882619</text:p>
          </table:table-cell>
          <table:table-cell table:number-columns-repeated="2"/>
        </table:table-row>
        <table:table-row table:style-name="ro1">
          <table:table-cell office:value-type="float" office:value="266578940" calcext:value-type="float">
            <text:p>266578940</text:p>
          </table:table-cell>
          <table:table-cell office:value-type="float" office:value="109535635" calcext:value-type="float">
            <text:p>109535635</text:p>
          </table:table-cell>
          <table:table-cell office:value-type="float" office:value="376114575" calcext:value-type="float">
            <text:p>376114575</text:p>
          </table:table-cell>
          <table:table-cell table:number-columns-repeated="2"/>
        </table:table-row>
        <table:table-row table:style-name="ro1">
          <table:table-cell office:value-type="float" office:value="265321461" calcext:value-type="float">
            <text:p>265321461</text:p>
          </table:table-cell>
          <table:table-cell office:value-type="float" office:value="109314777" calcext:value-type="float">
            <text:p>109314777</text:p>
          </table:table-cell>
          <table:table-cell office:value-type="float" office:value="374636238" calcext:value-type="float">
            <text:p>374636238</text:p>
          </table:table-cell>
          <table:table-cell table:number-columns-repeated="2"/>
        </table:table-row>
        <table:table-row table:style-name="ro1">
          <table:table-cell office:value-type="float" office:value="265087488" calcext:value-type="float">
            <text:p>265087488</text:p>
          </table:table-cell>
          <table:table-cell office:value-type="float" office:value="109802505" calcext:value-type="float">
            <text:p>109802505</text:p>
          </table:table-cell>
          <table:table-cell office:value-type="float" office:value="374889993" calcext:value-type="float">
            <text:p>374889993</text:p>
          </table:table-cell>
          <table:table-cell table:number-columns-repeated="2"/>
        </table:table-row>
        <table:table-row table:style-name="ro1">
          <table:table-cell office:value-type="float" office:value="264980528" calcext:value-type="float">
            <text:p>264980528</text:p>
          </table:table-cell>
          <table:table-cell office:value-type="float" office:value="108884095" calcext:value-type="float">
            <text:p>108884095</text:p>
          </table:table-cell>
          <table:table-cell office:value-type="float" office:value="373864623" calcext:value-type="float">
            <text:p>373864623</text:p>
          </table:table-cell>
          <table:table-cell table:number-columns-repeated="2"/>
        </table:table-row>
        <table:table-row table:style-name="ro1">
          <table:table-cell office:value-type="float" office:value="264923119" calcext:value-type="float">
            <text:p>264923119</text:p>
          </table:table-cell>
          <table:table-cell office:value-type="float" office:value="110241537" calcext:value-type="float">
            <text:p>110241537</text:p>
          </table:table-cell>
          <table:table-cell office:value-type="float" office:value="375164656" calcext:value-type="float">
            <text:p>375164656</text:p>
          </table:table-cell>
          <table:table-cell table:number-columns-repeated="2"/>
        </table:table-row>
        <table:table-row table:style-name="ro1">
          <table:table-cell office:value-type="float" office:value="264702666" calcext:value-type="float">
            <text:p>264702666</text:p>
          </table:table-cell>
          <table:table-cell office:value-type="float" office:value="108698593" calcext:value-type="float">
            <text:p>108698593</text:p>
          </table:table-cell>
          <table:table-cell office:value-type="float" office:value="373401259" calcext:value-type="float">
            <text:p>373401259</text:p>
          </table:table-cell>
          <table:table-cell table:number-columns-repeated="2"/>
        </table:table-row>
        <table:table-row table:style-name="ro1">
          <table:table-cell office:value-type="float" office:value="265203457" calcext:value-type="float">
            <text:p>265203457</text:p>
          </table:table-cell>
          <table:table-cell office:value-type="float" office:value="109914324" calcext:value-type="float">
            <text:p>109914324</text:p>
          </table:table-cell>
          <table:table-cell office:value-type="float" office:value="375117781" calcext:value-type="float">
            <text:p>375117781</text:p>
          </table:table-cell>
          <table:table-cell table:number-columns-repeated="2"/>
        </table:table-row>
        <table:table-row table:style-name="ro1">
          <table:table-cell office:value-type="float" office:value="266965133" calcext:value-type="float">
            <text:p>266965133</text:p>
          </table:table-cell>
          <table:table-cell office:value-type="float" office:value="109875977" calcext:value-type="float">
            <text:p>109875977</text:p>
          </table:table-cell>
          <table:table-cell office:value-type="float" office:value="376841110" calcext:value-type="float">
            <text:p>376841110</text:p>
          </table:table-cell>
          <table:table-cell table:number-columns-repeated="2"/>
        </table:table-row>
        <table:table-row table:style-name="ro1">
          <table:table-cell office:value-type="float" office:value="265649456" calcext:value-type="float">
            <text:p>265649456</text:p>
          </table:table-cell>
          <table:table-cell office:value-type="float" office:value="109046879" calcext:value-type="float">
            <text:p>109046879</text:p>
          </table:table-cell>
          <table:table-cell office:value-type="float" office:value="374696335" calcext:value-type="float">
            <text:p>374696335</text:p>
          </table:table-cell>
          <table:table-cell table:number-columns-repeated="2"/>
        </table:table-row>
        <table:table-row table:style-name="ro1">
          <table:table-cell office:value-type="float" office:value="265032875" calcext:value-type="float">
            <text:p>265032875</text:p>
          </table:table-cell>
          <table:table-cell office:value-type="float" office:value="110104130" calcext:value-type="float">
            <text:p>110104130</text:p>
          </table:table-cell>
          <table:table-cell office:value-type="float" office:value="375137005" calcext:value-type="float">
            <text:p>375137005</text:p>
          </table:table-cell>
          <table:table-cell table:number-columns-repeated="2"/>
        </table:table-row>
        <table:table-row table:style-name="ro1">
          <table:table-cell office:value-type="float" office:value="264734591" calcext:value-type="float">
            <text:p>264734591</text:p>
          </table:table-cell>
          <table:table-cell office:value-type="float" office:value="109755123" calcext:value-type="float">
            <text:p>109755123</text:p>
          </table:table-cell>
          <table:table-cell office:value-type="float" office:value="374489714" calcext:value-type="float">
            <text:p>374489714</text:p>
          </table:table-cell>
          <table:table-cell table:number-columns-repeated="2"/>
        </table:table-row>
        <table:table-row table:style-name="ro1">
          <table:table-cell office:value-type="float" office:value="264286608" calcext:value-type="float">
            <text:p>264286608</text:p>
          </table:table-cell>
          <table:table-cell office:value-type="float" office:value="107445829" calcext:value-type="float">
            <text:p>107445829</text:p>
          </table:table-cell>
          <table:table-cell office:value-type="float" office:value="371732437" calcext:value-type="float">
            <text:p>371732437</text:p>
          </table:table-cell>
          <table:table-cell table:number-columns-repeated="2"/>
        </table:table-row>
        <table:table-row table:style-name="ro1">
          <table:table-cell office:value-type="float" office:value="265387545" calcext:value-type="float">
            <text:p>265387545</text:p>
          </table:table-cell>
          <table:table-cell office:value-type="float" office:value="109910729" calcext:value-type="float">
            <text:p>109910729</text:p>
          </table:table-cell>
          <table:table-cell office:value-type="float" office:value="375298274" calcext:value-type="float">
            <text:p>375298274</text:p>
          </table:table-cell>
          <table:table-cell table:number-columns-repeated="2"/>
        </table:table-row>
        <table:table-row table:style-name="ro1">
          <table:table-cell office:value-type="float" office:value="266012736" calcext:value-type="float">
            <text:p>266012736</text:p>
          </table:table-cell>
          <table:table-cell office:value-type="float" office:value="109508598" calcext:value-type="float">
            <text:p>109508598</text:p>
          </table:table-cell>
          <table:table-cell office:value-type="float" office:value="375521334" calcext:value-type="float">
            <text:p>375521334</text:p>
          </table:table-cell>
          <table:table-cell table:number-columns-repeated="2"/>
        </table:table-row>
        <table:table-row table:style-name="ro1">
          <table:table-cell office:value-type="float" office:value="264840266" calcext:value-type="float">
            <text:p>264840266</text:p>
          </table:table-cell>
          <table:table-cell office:value-type="float" office:value="108488319" calcext:value-type="float">
            <text:p>108488319</text:p>
          </table:table-cell>
          <table:table-cell office:value-type="float" office:value="373328585" calcext:value-type="float">
            <text:p>373328585</text:p>
          </table:table-cell>
          <table:table-cell table:number-columns-repeated="2"/>
        </table:table-row>
        <table:table-row table:style-name="ro1">
          <table:table-cell office:value-type="float" office:value="267864721" calcext:value-type="float">
            <text:p>267864721</text:p>
          </table:table-cell>
          <table:table-cell office:value-type="float" office:value="121598765" calcext:value-type="float">
            <text:p>121598765</text:p>
          </table:table-cell>
          <table:table-cell office:value-type="float" office:value="389463486" calcext:value-type="float">
            <text:p>389463486</text:p>
          </table:table-cell>
          <table:table-cell table:number-columns-repeated="2"/>
        </table:table-row>
        <table:table-row table:style-name="ro1">
          <table:table-cell office:value-type="float" office:value="270526130" calcext:value-type="float">
            <text:p>270526130</text:p>
          </table:table-cell>
          <table:table-cell office:value-type="float" office:value="109129594" calcext:value-type="float">
            <text:p>109129594</text:p>
          </table:table-cell>
          <table:table-cell office:value-type="float" office:value="379655724" calcext:value-type="float">
            <text:p>379655724</text:p>
          </table:table-cell>
          <table:table-cell table:number-columns-repeated="2"/>
        </table:table-row>
        <table:table-row table:style-name="ro1">
          <table:table-cell office:value-type="float" office:value="264704771" calcext:value-type="float">
            <text:p>264704771</text:p>
          </table:table-cell>
          <table:table-cell office:value-type="float" office:value="109135861" calcext:value-type="float">
            <text:p>109135861</text:p>
          </table:table-cell>
          <table:table-cell office:value-type="float" office:value="373840632" calcext:value-type="float">
            <text:p>373840632</text:p>
          </table:table-cell>
          <table:table-cell table:number-columns-repeated="2"/>
        </table:table-row>
        <table:table-row table:style-name="ro1">
          <table:table-cell office:value-type="float" office:value="264501265" calcext:value-type="float">
            <text:p>264501265</text:p>
          </table:table-cell>
          <table:table-cell office:value-type="float" office:value="109735859" calcext:value-type="float">
            <text:p>109735859</text:p>
          </table:table-cell>
          <table:table-cell office:value-type="float" office:value="374237124" calcext:value-type="float">
            <text:p>374237124</text:p>
          </table:table-cell>
          <table:table-cell table:number-columns-repeated="2"/>
        </table:table-row>
        <table:table-row table:style-name="ro1">
          <table:table-cell office:value-type="float" office:value="265823506" calcext:value-type="float">
            <text:p>265823506</text:p>
          </table:table-cell>
          <table:table-cell office:value-type="float" office:value="110950403" calcext:value-type="float">
            <text:p>110950403</text:p>
          </table:table-cell>
          <table:table-cell office:value-type="float" office:value="376773909" calcext:value-type="float">
            <text:p>376773909</text:p>
          </table:table-cell>
          <table:table-cell table:number-columns-repeated="2"/>
        </table:table-row>
        <table:table-row table:style-name="ro1">
          <table:table-cell office:value-type="float" office:value="264649329" calcext:value-type="float">
            <text:p>264649329</text:p>
          </table:table-cell>
          <table:table-cell office:value-type="float" office:value="109840565" calcext:value-type="float">
            <text:p>109840565</text:p>
          </table:table-cell>
          <table:table-cell office:value-type="float" office:value="374489894" calcext:value-type="float">
            <text:p>374489894</text:p>
          </table:table-cell>
          <table:table-cell table:number-columns-repeated="2"/>
        </table:table-row>
        <table:table-row table:style-name="ro1">
          <table:table-cell office:value-type="float" office:value="263967801" calcext:value-type="float">
            <text:p>263967801</text:p>
          </table:table-cell>
          <table:table-cell office:value-type="float" office:value="108678345" calcext:value-type="float">
            <text:p>108678345</text:p>
          </table:table-cell>
          <table:table-cell office:value-type="float" office:value="372646146" calcext:value-type="float">
            <text:p>372646146</text:p>
          </table:table-cell>
          <table:table-cell table:number-columns-repeated="2"/>
        </table:table-row>
        <table:table-row table:style-name="ro1">
          <table:table-cell office:value-type="float" office:value="264403452" calcext:value-type="float">
            <text:p>264403452</text:p>
          </table:table-cell>
          <table:table-cell office:value-type="float" office:value="108875212" calcext:value-type="float">
            <text:p>108875212</text:p>
          </table:table-cell>
          <table:table-cell office:value-type="float" office:value="373278664" calcext:value-type="float">
            <text:p>373278664</text:p>
          </table:table-cell>
          <table:table-cell table:number-columns-repeated="2"/>
        </table:table-row>
        <table:table-row table:style-name="ro1">
          <table:table-cell office:value-type="float" office:value="264481028" calcext:value-type="float">
            <text:p>264481028</text:p>
          </table:table-cell>
          <table:table-cell office:value-type="float" office:value="109496079" calcext:value-type="float">
            <text:p>109496079</text:p>
          </table:table-cell>
          <table:table-cell office:value-type="float" office:value="373977107" calcext:value-type="float">
            <text:p>373977107</text:p>
          </table:table-cell>
          <table:table-cell table:number-columns-repeated="2"/>
        </table:table-row>
        <table:table-row table:style-name="ro1">
          <table:table-cell office:value-type="float" office:value="264639283" calcext:value-type="float">
            <text:p>264639283</text:p>
          </table:table-cell>
          <table:table-cell office:value-type="float" office:value="109848578" calcext:value-type="float">
            <text:p>109848578</text:p>
          </table:table-cell>
          <table:table-cell office:value-type="float" office:value="374487861" calcext:value-type="float">
            <text:p>374487861</text:p>
          </table:table-cell>
          <table:table-cell table:number-columns-repeated="2"/>
        </table:table-row>
        <table:table-row table:style-name="ro1">
          <table:table-cell office:value-type="float" office:value="264367759" calcext:value-type="float">
            <text:p>264367759</text:p>
          </table:table-cell>
          <table:table-cell office:value-type="float" office:value="109161703" calcext:value-type="float">
            <text:p>109161703</text:p>
          </table:table-cell>
          <table:table-cell office:value-type="float" office:value="373529462" calcext:value-type="float">
            <text:p>373529462</text:p>
          </table:table-cell>
          <table:table-cell table:number-columns-repeated="2"/>
        </table:table-row>
        <table:table-row table:style-name="ro1">
          <table:table-cell office:value-type="float" office:value="265763907" calcext:value-type="float">
            <text:p>265763907</text:p>
          </table:table-cell>
          <table:table-cell office:value-type="float" office:value="109276495" calcext:value-type="float">
            <text:p>109276495</text:p>
          </table:table-cell>
          <table:table-cell office:value-type="float" office:value="375040402" calcext:value-type="float">
            <text:p>375040402</text:p>
          </table:table-cell>
          <table:table-cell table:number-columns-repeated="2"/>
        </table:table-row>
        <table:table-row table:style-name="ro1">
          <table:table-cell office:value-type="float" office:value="264102827" calcext:value-type="float">
            <text:p>264102827</text:p>
          </table:table-cell>
          <table:table-cell office:value-type="float" office:value="108717580" calcext:value-type="float">
            <text:p>108717580</text:p>
          </table:table-cell>
          <table:table-cell office:value-type="float" office:value="372820407" calcext:value-type="float">
            <text:p>372820407</text:p>
          </table:table-cell>
          <table:table-cell table:number-columns-repeated="2"/>
        </table:table-row>
        <table:table-row table:style-name="ro1">
          <table:table-cell office:value-type="float" office:value="265815288" calcext:value-type="float">
            <text:p>265815288</text:p>
          </table:table-cell>
          <table:table-cell office:value-type="float" office:value="109917100" calcext:value-type="float">
            <text:p>109917100</text:p>
          </table:table-cell>
          <table:table-cell office:value-type="float" office:value="375732388" calcext:value-type="float">
            <text:p>375732388</text:p>
          </table:table-cell>
          <table:table-cell table:number-columns-repeated="2"/>
        </table:table-row>
        <table:table-row table:style-name="ro1">
          <table:table-cell office:value-type="float" office:value="265988687" calcext:value-type="float">
            <text:p>265988687</text:p>
          </table:table-cell>
          <table:table-cell office:value-type="float" office:value="109828156" calcext:value-type="float">
            <text:p>109828156</text:p>
          </table:table-cell>
          <table:table-cell office:value-type="float" office:value="375816843" calcext:value-type="float">
            <text:p>375816843</text:p>
          </table:table-cell>
          <table:table-cell table:number-columns-repeated="2"/>
        </table:table-row>
        <table:table-row table:style-name="ro1">
          <table:table-cell office:value-type="float" office:value="264632246" calcext:value-type="float">
            <text:p>264632246</text:p>
          </table:table-cell>
          <table:table-cell office:value-type="float" office:value="109576063" calcext:value-type="float">
            <text:p>109576063</text:p>
          </table:table-cell>
          <table:table-cell office:value-type="float" office:value="374208309" calcext:value-type="float">
            <text:p>374208309</text:p>
          </table:table-cell>
          <table:table-cell table:number-columns-repeated="2"/>
        </table:table-row>
        <table:table-row table:style-name="ro1">
          <table:table-cell office:value-type="float" office:value="264559261" calcext:value-type="float">
            <text:p>264559261</text:p>
          </table:table-cell>
          <table:table-cell office:value-type="float" office:value="110056643" calcext:value-type="float">
            <text:p>110056643</text:p>
          </table:table-cell>
          <table:table-cell office:value-type="float" office:value="374615904" calcext:value-type="float">
            <text:p>374615904</text:p>
          </table:table-cell>
          <table:table-cell table:number-columns-repeated="2"/>
        </table:table-row>
        <table:table-row table:style-name="ro1">
          <table:table-cell office:value-type="float" office:value="266755749" calcext:value-type="float">
            <text:p>266755749</text:p>
          </table:table-cell>
          <table:table-cell office:value-type="float" office:value="109106385" calcext:value-type="float">
            <text:p>109106385</text:p>
          </table:table-cell>
          <table:table-cell office:value-type="float" office:value="375862134" calcext:value-type="float">
            <text:p>375862134</text:p>
          </table:table-cell>
          <table:table-cell table:number-columns-repeated="2"/>
        </table:table-row>
        <table:table-row table:style-name="ro1">
          <table:table-cell office:value-type="float" office:value="264022953" calcext:value-type="float">
            <text:p>264022953</text:p>
          </table:table-cell>
          <table:table-cell office:value-type="float" office:value="109321969" calcext:value-type="float">
            <text:p>109321969</text:p>
          </table:table-cell>
          <table:table-cell office:value-type="float" office:value="373344922" calcext:value-type="float">
            <text:p>373344922</text:p>
          </table:table-cell>
          <table:table-cell table:number-columns-repeated="2"/>
        </table:table-row>
        <table:table-row table:style-name="ro1">
          <table:table-cell office:value-type="float" office:value="264213806" calcext:value-type="float">
            <text:p>264213806</text:p>
          </table:table-cell>
          <table:table-cell office:value-type="float" office:value="109500310" calcext:value-type="float">
            <text:p>109500310</text:p>
          </table:table-cell>
          <table:table-cell office:value-type="float" office:value="373714116" calcext:value-type="float">
            <text:p>373714116</text:p>
          </table:table-cell>
          <table:table-cell table:number-columns-repeated="2"/>
        </table:table-row>
        <table:table-row table:style-name="ro1">
          <table:table-cell office:value-type="float" office:value="264388684" calcext:value-type="float">
            <text:p>264388684</text:p>
          </table:table-cell>
          <table:table-cell office:value-type="float" office:value="110131684" calcext:value-type="float">
            <text:p>110131684</text:p>
          </table:table-cell>
          <table:table-cell office:value-type="float" office:value="374520368" calcext:value-type="float">
            <text:p>374520368</text:p>
          </table:table-cell>
          <table:table-cell table:number-columns-repeated="2"/>
        </table:table-row>
        <table:table-row table:style-name="ro1">
          <table:table-cell office:value-type="float" office:value="264953267" calcext:value-type="float">
            <text:p>264953267</text:p>
          </table:table-cell>
          <table:table-cell office:value-type="float" office:value="109329296" calcext:value-type="float">
            <text:p>109329296</text:p>
          </table:table-cell>
          <table:table-cell office:value-type="float" office:value="374282563" calcext:value-type="float">
            <text:p>374282563</text:p>
          </table:table-cell>
          <table:table-cell table:number-columns-repeated="2"/>
        </table:table-row>
        <table:table-row table:style-name="ro1">
          <table:table-cell office:value-type="float" office:value="264406082" calcext:value-type="float">
            <text:p>264406082</text:p>
          </table:table-cell>
          <table:table-cell office:value-type="float" office:value="109534970" calcext:value-type="float">
            <text:p>109534970</text:p>
          </table:table-cell>
          <table:table-cell office:value-type="float" office:value="373941052" calcext:value-type="float">
            <text:p>373941052</text:p>
          </table:table-cell>
          <table:table-cell table:number-columns-repeated="2"/>
        </table:table-row>
        <table:table-row table:style-name="ro1">
          <table:table-cell office:value-type="float" office:value="266381537" calcext:value-type="float">
            <text:p>266381537</text:p>
          </table:table-cell>
          <table:table-cell office:value-type="float" office:value="110348036" calcext:value-type="float">
            <text:p>110348036</text:p>
          </table:table-cell>
          <table:table-cell office:value-type="float" office:value="376729573" calcext:value-type="float">
            <text:p>376729573</text:p>
          </table:table-cell>
          <table:table-cell table:number-columns-repeated="2"/>
        </table:table-row>
        <table:table-row table:style-name="ro1">
          <table:table-cell office:value-type="float" office:value="265029593" calcext:value-type="float">
            <text:p>265029593</text:p>
          </table:table-cell>
          <table:table-cell office:value-type="float" office:value="109836460" calcext:value-type="float">
            <text:p>109836460</text:p>
          </table:table-cell>
          <table:table-cell office:value-type="float" office:value="374866053" calcext:value-type="float">
            <text:p>374866053</text:p>
          </table:table-cell>
          <table:table-cell table:number-columns-repeated="2"/>
        </table:table-row>
        <table:table-row table:style-name="ro1">
          <table:table-cell office:value-type="float" office:value="264754338" calcext:value-type="float">
            <text:p>264754338</text:p>
          </table:table-cell>
          <table:table-cell office:value-type="float" office:value="110070838" calcext:value-type="float">
            <text:p>110070838</text:p>
          </table:table-cell>
          <table:table-cell office:value-type="float" office:value="374825176" calcext:value-type="float">
            <text:p>374825176</text:p>
          </table:table-cell>
          <table:table-cell table:number-columns-repeated="2"/>
        </table:table-row>
        <table:table-row table:style-name="ro1">
          <table:table-cell office:value-type="float" office:value="264480294" calcext:value-type="float">
            <text:p>264480294</text:p>
          </table:table-cell>
          <table:table-cell office:value-type="float" office:value="108637370" calcext:value-type="float">
            <text:p>108637370</text:p>
          </table:table-cell>
          <table:table-cell office:value-type="float" office:value="373117664" calcext:value-type="float">
            <text:p>373117664</text:p>
          </table:table-cell>
          <table:table-cell table:number-columns-repeated="2"/>
        </table:table-row>
        <table:table-row table:style-name="ro1">
          <table:table-cell office:value-type="float" office:value="264695095" calcext:value-type="float">
            <text:p>264695095</text:p>
          </table:table-cell>
          <table:table-cell office:value-type="float" office:value="109611257" calcext:value-type="float">
            <text:p>109611257</text:p>
          </table:table-cell>
          <table:table-cell office:value-type="float" office:value="374306352" calcext:value-type="float">
            <text:p>374306352</text:p>
          </table:table-cell>
          <table:table-cell table:number-columns-repeated="2"/>
        </table:table-row>
        <table:table-row table:style-name="ro1">
          <table:table-cell office:value-type="float" office:value="263932720" calcext:value-type="float">
            <text:p>263932720</text:p>
          </table:table-cell>
          <table:table-cell office:value-type="float" office:value="109950464" calcext:value-type="float">
            <text:p>109950464</text:p>
          </table:table-cell>
          <table:table-cell office:value-type="float" office:value="373883184" calcext:value-type="float">
            <text:p>373883184</text:p>
          </table:table-cell>
          <table:table-cell table:number-columns-repeated="2"/>
        </table:table-row>
        <table:table-row table:style-name="ro1">
          <table:table-cell office:value-type="float" office:value="264403877" calcext:value-type="float">
            <text:p>264403877</text:p>
          </table:table-cell>
          <table:table-cell office:value-type="float" office:value="109321510" calcext:value-type="float">
            <text:p>109321510</text:p>
          </table:table-cell>
          <table:table-cell office:value-type="float" office:value="373725387" calcext:value-type="float">
            <text:p>373725387</text:p>
          </table:table-cell>
          <table:table-cell table:number-columns-repeated="2"/>
        </table:table-row>
        <table:table-row table:style-name="ro1">
          <table:table-cell office:value-type="float" office:value="266424644" calcext:value-type="float">
            <text:p>266424644</text:p>
          </table:table-cell>
          <table:table-cell office:value-type="float" office:value="109509850" calcext:value-type="float">
            <text:p>109509850</text:p>
          </table:table-cell>
          <table:table-cell office:value-type="float" office:value="375934494" calcext:value-type="float">
            <text:p>375934494</text:p>
          </table:table-cell>
          <table:table-cell table:number-columns-repeated="2"/>
        </table:table-row>
        <table:table-row table:style-name="ro1">
          <table:table-cell office:value-type="float" office:value="264665833" calcext:value-type="float">
            <text:p>264665833</text:p>
          </table:table-cell>
          <table:table-cell office:value-type="float" office:value="110042817" calcext:value-type="float">
            <text:p>110042817</text:p>
          </table:table-cell>
          <table:table-cell office:value-type="float" office:value="374708650" calcext:value-type="float">
            <text:p>374708650</text:p>
          </table:table-cell>
          <table:table-cell table:number-columns-repeated="2"/>
        </table:table-row>
        <table:table-row table:style-name="ro1">
          <table:table-cell office:value-type="float" office:value="264470303" calcext:value-type="float">
            <text:p>264470303</text:p>
          </table:table-cell>
          <table:table-cell office:value-type="float" office:value="109564274" calcext:value-type="float">
            <text:p>109564274</text:p>
          </table:table-cell>
          <table:table-cell office:value-type="float" office:value="374034577" calcext:value-type="float">
            <text:p>374034577</text:p>
          </table:table-cell>
          <table:table-cell table:number-columns-repeated="2"/>
        </table:table-row>
        <table:table-row table:style-name="ro1">
          <table:table-cell office:value-type="float" office:value="264696664" calcext:value-type="float">
            <text:p>264696664</text:p>
          </table:table-cell>
          <table:table-cell office:value-type="float" office:value="109717547" calcext:value-type="float">
            <text:p>109717547</text:p>
          </table:table-cell>
          <table:table-cell office:value-type="float" office:value="374414211" calcext:value-type="float">
            <text:p>374414211</text:p>
          </table:table-cell>
          <table:table-cell table:number-columns-repeated="2"/>
        </table:table-row>
        <table:table-row table:style-name="ro1">
          <table:table-cell office:value-type="float" office:value="264355434" calcext:value-type="float">
            <text:p>264355434</text:p>
          </table:table-cell>
          <table:table-cell office:value-type="float" office:value="108353271" calcext:value-type="float">
            <text:p>108353271</text:p>
          </table:table-cell>
          <table:table-cell office:value-type="float" office:value="372708705" calcext:value-type="float">
            <text:p>372708705</text:p>
          </table:table-cell>
          <table:table-cell table:number-columns-repeated="2"/>
        </table:table-row>
        <table:table-row table:style-name="ro1">
          <table:table-cell office:value-type="float" office:value="264979862" calcext:value-type="float">
            <text:p>264979862</text:p>
          </table:table-cell>
          <table:table-cell office:value-type="float" office:value="109512798" calcext:value-type="float">
            <text:p>109512798</text:p>
          </table:table-cell>
          <table:table-cell office:value-type="float" office:value="374492660" calcext:value-type="float">
            <text:p>374492660</text:p>
          </table:table-cell>
          <table:table-cell table:number-columns-repeated="2"/>
        </table:table-row>
        <table:table-row table:style-name="ro1">
          <table:table-cell office:value-type="float" office:value="265532177" calcext:value-type="float">
            <text:p>265532177</text:p>
          </table:table-cell>
          <table:table-cell office:value-type="float" office:value="110157116" calcext:value-type="float">
            <text:p>110157116</text:p>
          </table:table-cell>
          <table:table-cell office:value-type="float" office:value="375689293" calcext:value-type="float">
            <text:p>375689293</text:p>
          </table:table-cell>
          <table:table-cell table:number-columns-repeated="2"/>
        </table:table-row>
        <table:table-row table:style-name="ro1">
          <table:table-cell office:value-type="float" office:value="265100011" calcext:value-type="float">
            <text:p>265100011</text:p>
          </table:table-cell>
          <table:table-cell office:value-type="float" office:value="109672800" calcext:value-type="float">
            <text:p>109672800</text:p>
          </table:table-cell>
          <table:table-cell office:value-type="float" office:value="374772811" calcext:value-type="float">
            <text:p>374772811</text:p>
          </table:table-cell>
          <table:table-cell table:number-columns-repeated="2"/>
        </table:table-row>
        <table:table-row table:style-name="ro1">
          <table:table-cell office:value-type="float" office:value="264624799" calcext:value-type="float">
            <text:p>264624799</text:p>
          </table:table-cell>
          <table:table-cell office:value-type="float" office:value="109573904" calcext:value-type="float">
            <text:p>109573904</text:p>
          </table:table-cell>
          <table:table-cell office:value-type="float" office:value="374198703" calcext:value-type="float">
            <text:p>374198703</text:p>
          </table:table-cell>
          <table:table-cell table:number-columns-repeated="2"/>
        </table:table-row>
        <table:table-row table:style-name="ro1">
          <table:table-cell office:value-type="float" office:value="264806740" calcext:value-type="float">
            <text:p>264806740</text:p>
          </table:table-cell>
          <table:table-cell office:value-type="float" office:value="108907889" calcext:value-type="float">
            <text:p>108907889</text:p>
          </table:table-cell>
          <table:table-cell office:value-type="float" office:value="373714629" calcext:value-type="float">
            <text:p>373714629</text:p>
          </table:table-cell>
          <table:table-cell table:number-columns-repeated="2"/>
        </table:table-row>
        <table:table-row table:style-name="ro1">
          <table:table-cell office:value-type="float" office:value="264360769" calcext:value-type="float">
            <text:p>264360769</text:p>
          </table:table-cell>
          <table:table-cell office:value-type="float" office:value="109263779" calcext:value-type="float">
            <text:p>109263779</text:p>
          </table:table-cell>
          <table:table-cell office:value-type="float" office:value="373624548" calcext:value-type="float">
            <text:p>373624548</text:p>
          </table:table-cell>
          <table:table-cell table:number-columns-repeated="2"/>
        </table:table-row>
        <table:table-row table:style-name="ro1">
          <table:table-cell office:value-type="float" office:value="264524246" calcext:value-type="float">
            <text:p>264524246</text:p>
          </table:table-cell>
          <table:table-cell office:value-type="float" office:value="110328079" calcext:value-type="float">
            <text:p>110328079</text:p>
          </table:table-cell>
          <table:table-cell office:value-type="float" office:value="374852325" calcext:value-type="float">
            <text:p>374852325</text:p>
          </table:table-cell>
          <table:table-cell table:number-columns-repeated="2"/>
        </table:table-row>
        <table:table-row table:style-name="ro1">
          <table:table-cell office:value-type="float" office:value="264782597" calcext:value-type="float">
            <text:p>264782597</text:p>
          </table:table-cell>
          <table:table-cell office:value-type="float" office:value="109640835" calcext:value-type="float">
            <text:p>109640835</text:p>
          </table:table-cell>
          <table:table-cell office:value-type="float" office:value="374423432" calcext:value-type="float">
            <text:p>374423432</text:p>
          </table:table-cell>
          <table:table-cell table:number-columns-repeated="2"/>
        </table:table-row>
        <table:table-row table:style-name="ro1">
          <table:table-cell office:value-type="float" office:value="265447608" calcext:value-type="float">
            <text:p>265447608</text:p>
          </table:table-cell>
          <table:table-cell office:value-type="float" office:value="108870889" calcext:value-type="float">
            <text:p>108870889</text:p>
          </table:table-cell>
          <table:table-cell office:value-type="float" office:value="374318497" calcext:value-type="float">
            <text:p>374318497</text:p>
          </table:table-cell>
          <table:table-cell table:number-columns-repeated="2"/>
        </table:table-row>
        <table:table-row table:style-name="ro1">
          <table:table-cell office:value-type="float" office:value="265720469" calcext:value-type="float">
            <text:p>265720469</text:p>
          </table:table-cell>
          <table:table-cell office:value-type="float" office:value="108633082" calcext:value-type="float">
            <text:p>108633082</text:p>
          </table:table-cell>
          <table:table-cell office:value-type="float" office:value="374353551" calcext:value-type="float">
            <text:p>374353551</text:p>
          </table:table-cell>
          <table:table-cell table:number-columns-repeated="2"/>
        </table:table-row>
        <table:table-row table:style-name="ro1">
          <table:table-cell office:value-type="float" office:value="266688450" calcext:value-type="float">
            <text:p>266688450</text:p>
          </table:table-cell>
          <table:table-cell office:value-type="float" office:value="109451017" calcext:value-type="float">
            <text:p>109451017</text:p>
          </table:table-cell>
          <table:table-cell office:value-type="float" office:value="376139467" calcext:value-type="float">
            <text:p>376139467</text:p>
          </table:table-cell>
          <table:table-cell table:number-columns-repeated="2"/>
        </table:table-row>
        <table:table-row table:style-name="ro1">
          <table:table-cell office:value-type="float" office:value="264086899" calcext:value-type="float">
            <text:p>264086899</text:p>
          </table:table-cell>
          <table:table-cell office:value-type="float" office:value="109890900" calcext:value-type="float">
            <text:p>109890900</text:p>
          </table:table-cell>
          <table:table-cell office:value-type="float" office:value="373977799" calcext:value-type="float">
            <text:p>373977799</text:p>
          </table:table-cell>
          <table:table-cell table:number-columns-repeated="2"/>
        </table:table-row>
        <table:table-row table:style-name="ro1">
          <table:table-cell office:value-type="float" office:value="264788283" calcext:value-type="float">
            <text:p>264788283</text:p>
          </table:table-cell>
          <table:table-cell office:value-type="float" office:value="109009792" calcext:value-type="float">
            <text:p>109009792</text:p>
          </table:table-cell>
          <table:table-cell office:value-type="float" office:value="373798075" calcext:value-type="float">
            <text:p>373798075</text:p>
          </table:table-cell>
          <table:table-cell table:number-columns-repeated="2"/>
        </table:table-row>
        <table:table-row table:style-name="ro1">
          <table:table-cell office:value-type="float" office:value="264983719" calcext:value-type="float">
            <text:p>264983719</text:p>
          </table:table-cell>
          <table:table-cell office:value-type="float" office:value="109816694" calcext:value-type="float">
            <text:p>109816694</text:p>
          </table:table-cell>
          <table:table-cell office:value-type="float" office:value="374800413" calcext:value-type="float">
            <text:p>374800413</text:p>
          </table:table-cell>
          <table:table-cell table:number-columns-repeated="2"/>
        </table:table-row>
        <table:table-row table:style-name="ro1">
          <table:table-cell office:value-type="float" office:value="266948813" calcext:value-type="float">
            <text:p>266948813</text:p>
          </table:table-cell>
          <table:table-cell office:value-type="float" office:value="109432120" calcext:value-type="float">
            <text:p>109432120</text:p>
          </table:table-cell>
          <table:table-cell office:value-type="float" office:value="376380933" calcext:value-type="float">
            <text:p>376380933</text:p>
          </table:table-cell>
          <table:table-cell table:number-columns-repeated="2"/>
        </table:table-row>
      </table:table>
      <table:table table:name="FinalTime_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Hash operations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float" office:value="260306975" calcext:value-type="float">
            <text:p>260306975</text:p>
          </table:table-cell>
          <table:table-cell office:value-type="float" office:value="109766276" calcext:value-type="float">
            <text:p>109766276</text:p>
          </table:table-cell>
          <table:table-cell office:value-type="float" office:value="370073251" calcext:value-type="float">
            <text:p>370073251</text:p>
          </table:table-cell>
          <table:table-cell table:style-name="ce2" table:formula="of:=AVERAGE([.C:.C])" office:value-type="float" office:value="368739089.27" calcext:value-type="float">
            <text:p>3.687E+08</text:p>
          </table:table-cell>
          <table:table-cell table:style-name="ce1" table:formula="of:=STDEV([.C:.C])/[.D2]*100" office:value-type="float" office:value="1.19475424067324" calcext:value-type="float">
            <text:p>1.19</text:p>
          </table:table-cell>
        </table:table-row>
        <table:table-row table:style-name="ro1">
          <table:table-cell office:value-type="float" office:value="266902165" calcext:value-type="float">
            <text:p>266902165</text:p>
          </table:table-cell>
          <table:table-cell office:value-type="float" office:value="109556216" calcext:value-type="float">
            <text:p>109556216</text:p>
          </table:table-cell>
          <table:table-cell office:value-type="float" office:value="376458381" calcext:value-type="float">
            <text:p>376458381</text:p>
          </table:table-cell>
          <table:table-cell table:number-columns-repeated="2"/>
        </table:table-row>
        <table:table-row table:style-name="ro1">
          <table:table-cell office:value-type="float" office:value="265956938" calcext:value-type="float">
            <text:p>265956938</text:p>
          </table:table-cell>
          <table:table-cell office:value-type="float" office:value="110315752" calcext:value-type="float">
            <text:p>110315752</text:p>
          </table:table-cell>
          <table:table-cell office:value-type="float" office:value="376272690" calcext:value-type="float">
            <text:p>376272690</text:p>
          </table:table-cell>
          <table:table-cell table:number-columns-repeated="2"/>
        </table:table-row>
        <table:table-row table:style-name="ro1">
          <table:table-cell office:value-type="float" office:value="266258904" calcext:value-type="float">
            <text:p>266258904</text:p>
          </table:table-cell>
          <table:table-cell office:value-type="float" office:value="110308340" calcext:value-type="float">
            <text:p>110308340</text:p>
          </table:table-cell>
          <table:table-cell office:value-type="float" office:value="376567244" calcext:value-type="float">
            <text:p>376567244</text:p>
          </table:table-cell>
          <table:table-cell table:number-columns-repeated="2"/>
        </table:table-row>
        <table:table-row table:style-name="ro1">
          <table:table-cell office:value-type="float" office:value="266761378" calcext:value-type="float">
            <text:p>266761378</text:p>
          </table:table-cell>
          <table:table-cell office:value-type="float" office:value="108578500" calcext:value-type="float">
            <text:p>108578500</text:p>
          </table:table-cell>
          <table:table-cell office:value-type="float" office:value="375339878" calcext:value-type="float">
            <text:p>375339878</text:p>
          </table:table-cell>
          <table:table-cell table:number-columns-repeated="2"/>
        </table:table-row>
        <table:table-row table:style-name="ro1">
          <table:table-cell office:value-type="float" office:value="265619512" calcext:value-type="float">
            <text:p>265619512</text:p>
          </table:table-cell>
          <table:table-cell office:value-type="float" office:value="110196647" calcext:value-type="float">
            <text:p>110196647</text:p>
          </table:table-cell>
          <table:table-cell office:value-type="float" office:value="375816159" calcext:value-type="float">
            <text:p>375816159</text:p>
          </table:table-cell>
          <table:table-cell table:number-columns-repeated="2"/>
        </table:table-row>
        <table:table-row table:style-name="ro1">
          <table:table-cell office:value-type="float" office:value="265560043" calcext:value-type="float">
            <text:p>265560043</text:p>
          </table:table-cell>
          <table:table-cell office:value-type="float" office:value="110434677" calcext:value-type="float">
            <text:p>110434677</text:p>
          </table:table-cell>
          <table:table-cell office:value-type="float" office:value="375994720" calcext:value-type="float">
            <text:p>375994720</text:p>
          </table:table-cell>
          <table:table-cell table:number-columns-repeated="2"/>
        </table:table-row>
        <table:table-row table:style-name="ro1">
          <table:table-cell office:value-type="float" office:value="266323316" calcext:value-type="float">
            <text:p>266323316</text:p>
          </table:table-cell>
          <table:table-cell office:value-type="float" office:value="108769081" calcext:value-type="float">
            <text:p>108769081</text:p>
          </table:table-cell>
          <table:table-cell office:value-type="float" office:value="375092397" calcext:value-type="float">
            <text:p>375092397</text:p>
          </table:table-cell>
          <table:table-cell table:number-columns-repeated="2"/>
        </table:table-row>
        <table:table-row table:style-name="ro1">
          <table:table-cell office:value-type="float" office:value="266738507" calcext:value-type="float">
            <text:p>266738507</text:p>
          </table:table-cell>
          <table:table-cell office:value-type="float" office:value="110238935" calcext:value-type="float">
            <text:p>110238935</text:p>
          </table:table-cell>
          <table:table-cell office:value-type="float" office:value="376977442" calcext:value-type="float">
            <text:p>376977442</text:p>
          </table:table-cell>
          <table:table-cell table:number-columns-repeated="2"/>
        </table:table-row>
        <table:table-row table:style-name="ro1">
          <table:table-cell office:value-type="float" office:value="266718570" calcext:value-type="float">
            <text:p>266718570</text:p>
          </table:table-cell>
          <table:table-cell office:value-type="float" office:value="110421440" calcext:value-type="float">
            <text:p>110421440</text:p>
          </table:table-cell>
          <table:table-cell office:value-type="float" office:value="377140010" calcext:value-type="float">
            <text:p>377140010</text:p>
          </table:table-cell>
          <table:table-cell table:number-columns-repeated="2"/>
        </table:table-row>
        <table:table-row table:style-name="ro1">
          <table:table-cell office:value-type="float" office:value="266857386" calcext:value-type="float">
            <text:p>266857386</text:p>
          </table:table-cell>
          <table:table-cell office:value-type="float" office:value="110594246" calcext:value-type="float">
            <text:p>110594246</text:p>
          </table:table-cell>
          <table:table-cell office:value-type="float" office:value="377451632" calcext:value-type="float">
            <text:p>377451632</text:p>
          </table:table-cell>
          <table:table-cell table:number-columns-repeated="2"/>
        </table:table-row>
        <table:table-row table:style-name="ro1">
          <table:table-cell office:value-type="float" office:value="269291771" calcext:value-type="float">
            <text:p>269291771</text:p>
          </table:table-cell>
          <table:table-cell office:value-type="float" office:value="108983361" calcext:value-type="float">
            <text:p>108983361</text:p>
          </table:table-cell>
          <table:table-cell office:value-type="float" office:value="378275132" calcext:value-type="float">
            <text:p>378275132</text:p>
          </table:table-cell>
          <table:table-cell table:number-columns-repeated="2"/>
        </table:table-row>
        <table:table-row table:style-name="ro1">
          <table:table-cell office:value-type="float" office:value="266128126" calcext:value-type="float">
            <text:p>266128126</text:p>
          </table:table-cell>
          <table:table-cell office:value-type="float" office:value="110396320" calcext:value-type="float">
            <text:p>110396320</text:p>
          </table:table-cell>
          <table:table-cell office:value-type="float" office:value="376524446" calcext:value-type="float">
            <text:p>376524446</text:p>
          </table:table-cell>
          <table:table-cell table:number-columns-repeated="2"/>
        </table:table-row>
        <table:table-row table:style-name="ro1">
          <table:table-cell office:value-type="float" office:value="265887433" calcext:value-type="float">
            <text:p>265887433</text:p>
          </table:table-cell>
          <table:table-cell office:value-type="float" office:value="109185192" calcext:value-type="float">
            <text:p>109185192</text:p>
          </table:table-cell>
          <table:table-cell office:value-type="float" office:value="375072625" calcext:value-type="float">
            <text:p>375072625</text:p>
          </table:table-cell>
          <table:table-cell table:number-columns-repeated="2"/>
        </table:table-row>
        <table:table-row table:style-name="ro1">
          <table:table-cell office:value-type="float" office:value="265208729" calcext:value-type="float">
            <text:p>265208729</text:p>
          </table:table-cell>
          <table:table-cell office:value-type="float" office:value="109992934" calcext:value-type="float">
            <text:p>109992934</text:p>
          </table:table-cell>
          <table:table-cell office:value-type="float" office:value="375201663" calcext:value-type="float">
            <text:p>375201663</text:p>
          </table:table-cell>
          <table:table-cell table:number-columns-repeated="2"/>
        </table:table-row>
        <table:table-row table:style-name="ro1">
          <table:table-cell office:value-type="float" office:value="266130366" calcext:value-type="float">
            <text:p>266130366</text:p>
          </table:table-cell>
          <table:table-cell office:value-type="float" office:value="109398149" calcext:value-type="float">
            <text:p>109398149</text:p>
          </table:table-cell>
          <table:table-cell office:value-type="float" office:value="375528515" calcext:value-type="float">
            <text:p>375528515</text:p>
          </table:table-cell>
          <table:table-cell table:number-columns-repeated="2"/>
        </table:table-row>
        <table:table-row table:style-name="ro1">
          <table:table-cell office:value-type="float" office:value="265308160" calcext:value-type="float">
            <text:p>265308160</text:p>
          </table:table-cell>
          <table:table-cell office:value-type="float" office:value="109525561" calcext:value-type="float">
            <text:p>109525561</text:p>
          </table:table-cell>
          <table:table-cell office:value-type="float" office:value="374833721" calcext:value-type="float">
            <text:p>374833721</text:p>
          </table:table-cell>
          <table:table-cell table:number-columns-repeated="2"/>
        </table:table-row>
        <table:table-row table:style-name="ro1">
          <table:table-cell office:value-type="float" office:value="265042823" calcext:value-type="float">
            <text:p>265042823</text:p>
          </table:table-cell>
          <table:table-cell office:value-type="float" office:value="110228554" calcext:value-type="float">
            <text:p>110228554</text:p>
          </table:table-cell>
          <table:table-cell office:value-type="float" office:value="375271377" calcext:value-type="float">
            <text:p>375271377</text:p>
          </table:table-cell>
          <table:table-cell table:number-columns-repeated="2"/>
        </table:table-row>
        <table:table-row table:style-name="ro1">
          <table:table-cell office:value-type="float" office:value="266569847" calcext:value-type="float">
            <text:p>266569847</text:p>
          </table:table-cell>
          <table:table-cell office:value-type="float" office:value="108994184" calcext:value-type="float">
            <text:p>108994184</text:p>
          </table:table-cell>
          <table:table-cell office:value-type="float" office:value="375564031" calcext:value-type="float">
            <text:p>375564031</text:p>
          </table:table-cell>
          <table:table-cell table:number-columns-repeated="2"/>
        </table:table-row>
        <table:table-row table:style-name="ro1">
          <table:table-cell office:value-type="float" office:value="266491480" calcext:value-type="float">
            <text:p>266491480</text:p>
          </table:table-cell>
          <table:table-cell office:value-type="float" office:value="109381915" calcext:value-type="float">
            <text:p>109381915</text:p>
          </table:table-cell>
          <table:table-cell office:value-type="float" office:value="375873395" calcext:value-type="float">
            <text:p>375873395</text:p>
          </table:table-cell>
          <table:table-cell table:number-columns-repeated="2"/>
        </table:table-row>
        <table:table-row table:style-name="ro1">
          <table:table-cell office:value-type="float" office:value="266562023" calcext:value-type="float">
            <text:p>266562023</text:p>
          </table:table-cell>
          <table:table-cell office:value-type="float" office:value="109177273" calcext:value-type="float">
            <text:p>109177273</text:p>
          </table:table-cell>
          <table:table-cell office:value-type="float" office:value="375739296" calcext:value-type="float">
            <text:p>375739296</text:p>
          </table:table-cell>
          <table:table-cell table:number-columns-repeated="2"/>
        </table:table-row>
        <table:table-row table:style-name="ro1">
          <table:table-cell office:value-type="float" office:value="266149278" calcext:value-type="float">
            <text:p>266149278</text:p>
          </table:table-cell>
          <table:table-cell office:value-type="float" office:value="110386848" calcext:value-type="float">
            <text:p>110386848</text:p>
          </table:table-cell>
          <table:table-cell office:value-type="float" office:value="376536126" calcext:value-type="float">
            <text:p>376536126</text:p>
          </table:table-cell>
          <table:table-cell table:number-columns-repeated="2"/>
        </table:table-row>
        <table:table-row table:style-name="ro1">
          <table:table-cell office:value-type="float" office:value="266137066" calcext:value-type="float">
            <text:p>266137066</text:p>
          </table:table-cell>
          <table:table-cell office:value-type="float" office:value="109426605" calcext:value-type="float">
            <text:p>109426605</text:p>
          </table:table-cell>
          <table:table-cell office:value-type="float" office:value="375563671" calcext:value-type="float">
            <text:p>375563671</text:p>
          </table:table-cell>
          <table:table-cell table:number-columns-repeated="2"/>
        </table:table-row>
        <table:table-row table:style-name="ro1">
          <table:table-cell office:value-type="float" office:value="266267873" calcext:value-type="float">
            <text:p>266267873</text:p>
          </table:table-cell>
          <table:table-cell office:value-type="float" office:value="109389373" calcext:value-type="float">
            <text:p>109389373</text:p>
          </table:table-cell>
          <table:table-cell office:value-type="float" office:value="375657246" calcext:value-type="float">
            <text:p>375657246</text:p>
          </table:table-cell>
          <table:table-cell table:number-columns-repeated="2"/>
        </table:table-row>
        <table:table-row table:style-name="ro1">
          <table:table-cell office:value-type="float" office:value="271261698" calcext:value-type="float">
            <text:p>271261698</text:p>
          </table:table-cell>
          <table:table-cell office:value-type="float" office:value="105123340" calcext:value-type="float">
            <text:p>105123340</text:p>
          </table:table-cell>
          <table:table-cell office:value-type="float" office:value="376385038" calcext:value-type="float">
            <text:p>376385038</text:p>
          </table:table-cell>
          <table:table-cell table:number-columns-repeated="2"/>
        </table:table-row>
        <table:table-row table:style-name="ro1">
          <table:table-cell office:value-type="float" office:value="261598170" calcext:value-type="float">
            <text:p>261598170</text:p>
          </table:table-cell>
          <table:table-cell office:value-type="float" office:value="106156654" calcext:value-type="float">
            <text:p>106156654</text:p>
          </table:table-cell>
          <table:table-cell office:value-type="float" office:value="367754824" calcext:value-type="float">
            <text:p>367754824</text:p>
          </table:table-cell>
          <table:table-cell table:number-columns-repeated="2"/>
        </table:table-row>
        <table:table-row table:style-name="ro1">
          <table:table-cell office:value-type="float" office:value="261467372" calcext:value-type="float">
            <text:p>261467372</text:p>
          </table:table-cell>
          <table:table-cell office:value-type="float" office:value="104220924" calcext:value-type="float">
            <text:p>104220924</text:p>
          </table:table-cell>
          <table:table-cell office:value-type="float" office:value="365688296" calcext:value-type="float">
            <text:p>365688296</text:p>
          </table:table-cell>
          <table:table-cell table:number-columns-repeated="2"/>
        </table:table-row>
        <table:table-row table:style-name="ro1">
          <table:table-cell office:value-type="float" office:value="261345788" calcext:value-type="float">
            <text:p>261345788</text:p>
          </table:table-cell>
          <table:table-cell office:value-type="float" office:value="106497334" calcext:value-type="float">
            <text:p>106497334</text:p>
          </table:table-cell>
          <table:table-cell office:value-type="float" office:value="367843122" calcext:value-type="float">
            <text:p>367843122</text:p>
          </table:table-cell>
          <table:table-cell table:number-columns-repeated="2"/>
        </table:table-row>
        <table:table-row table:style-name="ro1">
          <table:table-cell office:value-type="float" office:value="261448025" calcext:value-type="float">
            <text:p>261448025</text:p>
          </table:table-cell>
          <table:table-cell office:value-type="float" office:value="105168309" calcext:value-type="float">
            <text:p>105168309</text:p>
          </table:table-cell>
          <table:table-cell office:value-type="float" office:value="366616334" calcext:value-type="float">
            <text:p>366616334</text:p>
          </table:table-cell>
          <table:table-cell table:number-columns-repeated="2"/>
        </table:table-row>
        <table:table-row table:style-name="ro1">
          <table:table-cell office:value-type="float" office:value="260337166" calcext:value-type="float">
            <text:p>260337166</text:p>
          </table:table-cell>
          <table:table-cell office:value-type="float" office:value="106583853" calcext:value-type="float">
            <text:p>106583853</text:p>
          </table:table-cell>
          <table:table-cell office:value-type="float" office:value="366921019" calcext:value-type="float">
            <text:p>366921019</text:p>
          </table:table-cell>
          <table:table-cell table:number-columns-repeated="2"/>
        </table:table-row>
        <table:table-row table:style-name="ro1">
          <table:table-cell office:value-type="float" office:value="260826761" calcext:value-type="float">
            <text:p>260826761</text:p>
          </table:table-cell>
          <table:table-cell office:value-type="float" office:value="105951368" calcext:value-type="float">
            <text:p>105951368</text:p>
          </table:table-cell>
          <table:table-cell office:value-type="float" office:value="366778129" calcext:value-type="float">
            <text:p>366778129</text:p>
          </table:table-cell>
          <table:table-cell table:number-columns-repeated="2"/>
        </table:table-row>
        <table:table-row table:style-name="ro1">
          <table:table-cell office:value-type="float" office:value="259705576" calcext:value-type="float">
            <text:p>259705576</text:p>
          </table:table-cell>
          <table:table-cell office:value-type="float" office:value="105871441" calcext:value-type="float">
            <text:p>105871441</text:p>
          </table:table-cell>
          <table:table-cell office:value-type="float" office:value="365577017" calcext:value-type="float">
            <text:p>365577017</text:p>
          </table:table-cell>
          <table:table-cell table:number-columns-repeated="2"/>
        </table:table-row>
        <table:table-row table:style-name="ro1">
          <table:table-cell office:value-type="float" office:value="260685241" calcext:value-type="float">
            <text:p>260685241</text:p>
          </table:table-cell>
          <table:table-cell office:value-type="float" office:value="105756212" calcext:value-type="float">
            <text:p>105756212</text:p>
          </table:table-cell>
          <table:table-cell office:value-type="float" office:value="366441453" calcext:value-type="float">
            <text:p>366441453</text:p>
          </table:table-cell>
          <table:table-cell table:number-columns-repeated="2"/>
        </table:table-row>
        <table:table-row table:style-name="ro1">
          <table:table-cell office:value-type="float" office:value="259484162" calcext:value-type="float">
            <text:p>259484162</text:p>
          </table:table-cell>
          <table:table-cell office:value-type="float" office:value="105731772" calcext:value-type="float">
            <text:p>105731772</text:p>
          </table:table-cell>
          <table:table-cell office:value-type="float" office:value="365215934" calcext:value-type="float">
            <text:p>365215934</text:p>
          </table:table-cell>
          <table:table-cell table:number-columns-repeated="2"/>
        </table:table-row>
        <table:table-row table:style-name="ro1">
          <table:table-cell office:value-type="float" office:value="261054010" calcext:value-type="float">
            <text:p>261054010</text:p>
          </table:table-cell>
          <table:table-cell office:value-type="float" office:value="104992337" calcext:value-type="float">
            <text:p>104992337</text:p>
          </table:table-cell>
          <table:table-cell office:value-type="float" office:value="366046347" calcext:value-type="float">
            <text:p>366046347</text:p>
          </table:table-cell>
          <table:table-cell table:number-columns-repeated="2"/>
        </table:table-row>
        <table:table-row table:style-name="ro1">
          <table:table-cell office:value-type="float" office:value="260651790" calcext:value-type="float">
            <text:p>260651790</text:p>
          </table:table-cell>
          <table:table-cell office:value-type="float" office:value="106705770" calcext:value-type="float">
            <text:p>106705770</text:p>
          </table:table-cell>
          <table:table-cell office:value-type="float" office:value="367357560" calcext:value-type="float">
            <text:p>367357560</text:p>
          </table:table-cell>
          <table:table-cell table:number-columns-repeated="2"/>
        </table:table-row>
        <table:table-row table:style-name="ro1">
          <table:table-cell office:value-type="float" office:value="260812546" calcext:value-type="float">
            <text:p>260812546</text:p>
          </table:table-cell>
          <table:table-cell office:value-type="float" office:value="105922997" calcext:value-type="float">
            <text:p>105922997</text:p>
          </table:table-cell>
          <table:table-cell office:value-type="float" office:value="366735543" calcext:value-type="float">
            <text:p>366735543</text:p>
          </table:table-cell>
          <table:table-cell table:number-columns-repeated="2"/>
        </table:table-row>
        <table:table-row table:style-name="ro1">
          <table:table-cell office:value-type="float" office:value="260057458" calcext:value-type="float">
            <text:p>260057458</text:p>
          </table:table-cell>
          <table:table-cell office:value-type="float" office:value="105916049" calcext:value-type="float">
            <text:p>105916049</text:p>
          </table:table-cell>
          <table:table-cell office:value-type="float" office:value="365973507" calcext:value-type="float">
            <text:p>365973507</text:p>
          </table:table-cell>
          <table:table-cell table:number-columns-repeated="2"/>
        </table:table-row>
        <table:table-row table:style-name="ro1">
          <table:table-cell office:value-type="float" office:value="260940322" calcext:value-type="float">
            <text:p>260940322</text:p>
          </table:table-cell>
          <table:table-cell office:value-type="float" office:value="105506563" calcext:value-type="float">
            <text:p>105506563</text:p>
          </table:table-cell>
          <table:table-cell office:value-type="float" office:value="366446885" calcext:value-type="float">
            <text:p>366446885</text:p>
          </table:table-cell>
          <table:table-cell table:number-columns-repeated="2"/>
        </table:table-row>
        <table:table-row table:style-name="ro1">
          <table:table-cell office:value-type="float" office:value="259692870" calcext:value-type="float">
            <text:p>259692870</text:p>
          </table:table-cell>
          <table:table-cell office:value-type="float" office:value="106198092" calcext:value-type="float">
            <text:p>106198092</text:p>
          </table:table-cell>
          <table:table-cell office:value-type="float" office:value="365890962" calcext:value-type="float">
            <text:p>365890962</text:p>
          </table:table-cell>
          <table:table-cell table:number-columns-repeated="2"/>
        </table:table-row>
        <table:table-row table:style-name="ro1">
          <table:table-cell office:value-type="float" office:value="260644249" calcext:value-type="float">
            <text:p>260644249</text:p>
          </table:table-cell>
          <table:table-cell office:value-type="float" office:value="105194240" calcext:value-type="float">
            <text:p>105194240</text:p>
          </table:table-cell>
          <table:table-cell office:value-type="float" office:value="365838489" calcext:value-type="float">
            <text:p>365838489</text:p>
          </table:table-cell>
          <table:table-cell table:number-columns-repeated="2"/>
        </table:table-row>
        <table:table-row table:style-name="ro1">
          <table:table-cell office:value-type="float" office:value="259587063" calcext:value-type="float">
            <text:p>259587063</text:p>
          </table:table-cell>
          <table:table-cell office:value-type="float" office:value="107583271" calcext:value-type="float">
            <text:p>107583271</text:p>
          </table:table-cell>
          <table:table-cell office:value-type="float" office:value="367170334" calcext:value-type="float">
            <text:p>367170334</text:p>
          </table:table-cell>
          <table:table-cell table:number-columns-repeated="2"/>
        </table:table-row>
        <table:table-row table:style-name="ro1">
          <table:table-cell office:value-type="float" office:value="261808509" calcext:value-type="float">
            <text:p>261808509</text:p>
          </table:table-cell>
          <table:table-cell office:value-type="float" office:value="106802370" calcext:value-type="float">
            <text:p>106802370</text:p>
          </table:table-cell>
          <table:table-cell office:value-type="float" office:value="368610879" calcext:value-type="float">
            <text:p>368610879</text:p>
          </table:table-cell>
          <table:table-cell table:number-columns-repeated="2"/>
        </table:table-row>
        <table:table-row table:style-name="ro1">
          <table:table-cell office:value-type="float" office:value="260303030" calcext:value-type="float">
            <text:p>260303030</text:p>
          </table:table-cell>
          <table:table-cell office:value-type="float" office:value="105642535" calcext:value-type="float">
            <text:p>105642535</text:p>
          </table:table-cell>
          <table:table-cell office:value-type="float" office:value="365945565" calcext:value-type="float">
            <text:p>365945565</text:p>
          </table:table-cell>
          <table:table-cell table:number-columns-repeated="2"/>
        </table:table-row>
        <table:table-row table:style-name="ro1">
          <table:table-cell office:value-type="float" office:value="260831874" calcext:value-type="float">
            <text:p>260831874</text:p>
          </table:table-cell>
          <table:table-cell office:value-type="float" office:value="106908429" calcext:value-type="float">
            <text:p>106908429</text:p>
          </table:table-cell>
          <table:table-cell office:value-type="float" office:value="367740303" calcext:value-type="float">
            <text:p>367740303</text:p>
          </table:table-cell>
          <table:table-cell table:number-columns-repeated="2"/>
        </table:table-row>
        <table:table-row table:style-name="ro1">
          <table:table-cell office:value-type="float" office:value="259829311" calcext:value-type="float">
            <text:p>259829311</text:p>
          </table:table-cell>
          <table:table-cell office:value-type="float" office:value="105155806" calcext:value-type="float">
            <text:p>105155806</text:p>
          </table:table-cell>
          <table:table-cell office:value-type="float" office:value="364985117" calcext:value-type="float">
            <text:p>364985117</text:p>
          </table:table-cell>
          <table:table-cell table:number-columns-repeated="2"/>
        </table:table-row>
        <table:table-row table:style-name="ro1">
          <table:table-cell office:value-type="float" office:value="261181663" calcext:value-type="float">
            <text:p>261181663</text:p>
          </table:table-cell>
          <table:table-cell office:value-type="float" office:value="105705502" calcext:value-type="float">
            <text:p>105705502</text:p>
          </table:table-cell>
          <table:table-cell office:value-type="float" office:value="366887165" calcext:value-type="float">
            <text:p>366887165</text:p>
          </table:table-cell>
          <table:table-cell table:number-columns-repeated="2"/>
        </table:table-row>
        <table:table-row table:style-name="ro1">
          <table:table-cell office:value-type="float" office:value="259915603" calcext:value-type="float">
            <text:p>259915603</text:p>
          </table:table-cell>
          <table:table-cell office:value-type="float" office:value="106661863" calcext:value-type="float">
            <text:p>106661863</text:p>
          </table:table-cell>
          <table:table-cell office:value-type="float" office:value="366577466" calcext:value-type="float">
            <text:p>366577466</text:p>
          </table:table-cell>
          <table:table-cell table:number-columns-repeated="2"/>
        </table:table-row>
        <table:table-row table:style-name="ro1">
          <table:table-cell office:value-type="float" office:value="260997365" calcext:value-type="float">
            <text:p>260997365</text:p>
          </table:table-cell>
          <table:table-cell office:value-type="float" office:value="106261112" calcext:value-type="float">
            <text:p>106261112</text:p>
          </table:table-cell>
          <table:table-cell office:value-type="float" office:value="367258477" calcext:value-type="float">
            <text:p>367258477</text:p>
          </table:table-cell>
          <table:table-cell table:number-columns-repeated="2"/>
        </table:table-row>
        <table:table-row table:style-name="ro1">
          <table:table-cell office:value-type="float" office:value="260077827" calcext:value-type="float">
            <text:p>260077827</text:p>
          </table:table-cell>
          <table:table-cell office:value-type="float" office:value="105035117" calcext:value-type="float">
            <text:p>105035117</text:p>
          </table:table-cell>
          <table:table-cell office:value-type="float" office:value="365112944" calcext:value-type="float">
            <text:p>365112944</text:p>
          </table:table-cell>
          <table:table-cell table:number-columns-repeated="2"/>
        </table:table-row>
        <table:table-row table:style-name="ro1">
          <table:table-cell office:value-type="float" office:value="260798111" calcext:value-type="float">
            <text:p>260798111</text:p>
          </table:table-cell>
          <table:table-cell office:value-type="float" office:value="106033028" calcext:value-type="float">
            <text:p>106033028</text:p>
          </table:table-cell>
          <table:table-cell office:value-type="float" office:value="366831139" calcext:value-type="float">
            <text:p>366831139</text:p>
          </table:table-cell>
          <table:table-cell table:number-columns-repeated="2"/>
        </table:table-row>
        <table:table-row table:style-name="ro1">
          <table:table-cell office:value-type="float" office:value="259922224" calcext:value-type="float">
            <text:p>259922224</text:p>
          </table:table-cell>
          <table:table-cell office:value-type="float" office:value="105687715" calcext:value-type="float">
            <text:p>105687715</text:p>
          </table:table-cell>
          <table:table-cell office:value-type="float" office:value="365609939" calcext:value-type="float">
            <text:p>365609939</text:p>
          </table:table-cell>
          <table:table-cell table:number-columns-repeated="2"/>
        </table:table-row>
        <table:table-row table:style-name="ro1">
          <table:table-cell office:value-type="float" office:value="260851772" calcext:value-type="float">
            <text:p>260851772</text:p>
          </table:table-cell>
          <table:table-cell office:value-type="float" office:value="106414480" calcext:value-type="float">
            <text:p>106414480</text:p>
          </table:table-cell>
          <table:table-cell office:value-type="float" office:value="367266252" calcext:value-type="float">
            <text:p>367266252</text:p>
          </table:table-cell>
          <table:table-cell table:number-columns-repeated="2"/>
        </table:table-row>
        <table:table-row table:style-name="ro1">
          <table:table-cell office:value-type="float" office:value="260022231" calcext:value-type="float">
            <text:p>260022231</text:p>
          </table:table-cell>
          <table:table-cell office:value-type="float" office:value="109944413" calcext:value-type="float">
            <text:p>109944413</text:p>
          </table:table-cell>
          <table:table-cell office:value-type="float" office:value="369966644" calcext:value-type="float">
            <text:p>369966644</text:p>
          </table:table-cell>
          <table:table-cell table:number-columns-repeated="2"/>
        </table:table-row>
        <table:table-row table:style-name="ro1">
          <table:table-cell office:value-type="float" office:value="270424196" calcext:value-type="float">
            <text:p>270424196</text:p>
          </table:table-cell>
          <table:table-cell office:value-type="float" office:value="106107898" calcext:value-type="float">
            <text:p>106107898</text:p>
          </table:table-cell>
          <table:table-cell office:value-type="float" office:value="376532094" calcext:value-type="float">
            <text:p>376532094</text:p>
          </table:table-cell>
          <table:table-cell table:number-columns-repeated="2"/>
        </table:table-row>
        <table:table-row table:style-name="ro1">
          <table:table-cell office:value-type="float" office:value="260014437" calcext:value-type="float">
            <text:p>260014437</text:p>
          </table:table-cell>
          <table:table-cell office:value-type="float" office:value="106161920" calcext:value-type="float">
            <text:p>106161920</text:p>
          </table:table-cell>
          <table:table-cell office:value-type="float" office:value="366176357" calcext:value-type="float">
            <text:p>366176357</text:p>
          </table:table-cell>
          <table:table-cell table:number-columns-repeated="2"/>
        </table:table-row>
        <table:table-row table:style-name="ro1">
          <table:table-cell office:value-type="float" office:value="259626612" calcext:value-type="float">
            <text:p>259626612</text:p>
          </table:table-cell>
          <table:table-cell office:value-type="float" office:value="105344592" calcext:value-type="float">
            <text:p>105344592</text:p>
          </table:table-cell>
          <table:table-cell office:value-type="float" office:value="364971204" calcext:value-type="float">
            <text:p>364971204</text:p>
          </table:table-cell>
          <table:table-cell table:number-columns-repeated="2"/>
        </table:table-row>
        <table:table-row table:style-name="ro1">
          <table:table-cell office:value-type="float" office:value="259658127" calcext:value-type="float">
            <text:p>259658127</text:p>
          </table:table-cell>
          <table:table-cell office:value-type="float" office:value="106841371" calcext:value-type="float">
            <text:p>106841371</text:p>
          </table:table-cell>
          <table:table-cell office:value-type="float" office:value="366499498" calcext:value-type="float">
            <text:p>366499498</text:p>
          </table:table-cell>
          <table:table-cell table:number-columns-repeated="2"/>
        </table:table-row>
        <table:table-row table:style-name="ro1">
          <table:table-cell office:value-type="float" office:value="260141634" calcext:value-type="float">
            <text:p>260141634</text:p>
          </table:table-cell>
          <table:table-cell office:value-type="float" office:value="105687682" calcext:value-type="float">
            <text:p>105687682</text:p>
          </table:table-cell>
          <table:table-cell office:value-type="float" office:value="365829316" calcext:value-type="float">
            <text:p>365829316</text:p>
          </table:table-cell>
          <table:table-cell table:number-columns-repeated="2"/>
        </table:table-row>
        <table:table-row table:style-name="ro1">
          <table:table-cell office:value-type="float" office:value="259595402" calcext:value-type="float">
            <text:p>259595402</text:p>
          </table:table-cell>
          <table:table-cell office:value-type="float" office:value="105431041" calcext:value-type="float">
            <text:p>105431041</text:p>
          </table:table-cell>
          <table:table-cell office:value-type="float" office:value="365026443" calcext:value-type="float">
            <text:p>365026443</text:p>
          </table:table-cell>
          <table:table-cell table:number-columns-repeated="2"/>
        </table:table-row>
        <table:table-row table:style-name="ro1">
          <table:table-cell office:value-type="float" office:value="260462032" calcext:value-type="float">
            <text:p>260462032</text:p>
          </table:table-cell>
          <table:table-cell office:value-type="float" office:value="105230384" calcext:value-type="float">
            <text:p>105230384</text:p>
          </table:table-cell>
          <table:table-cell office:value-type="float" office:value="365692416" calcext:value-type="float">
            <text:p>365692416</text:p>
          </table:table-cell>
          <table:table-cell table:number-columns-repeated="2"/>
        </table:table-row>
        <table:table-row table:style-name="ro1">
          <table:table-cell office:value-type="float" office:value="260501165" calcext:value-type="float">
            <text:p>260501165</text:p>
          </table:table-cell>
          <table:table-cell office:value-type="float" office:value="106709693" calcext:value-type="float">
            <text:p>106709693</text:p>
          </table:table-cell>
          <table:table-cell office:value-type="float" office:value="367210858" calcext:value-type="float">
            <text:p>367210858</text:p>
          </table:table-cell>
          <table:table-cell table:number-columns-repeated="2"/>
        </table:table-row>
        <table:table-row table:style-name="ro1">
          <table:table-cell office:value-type="float" office:value="261057453" calcext:value-type="float">
            <text:p>261057453</text:p>
          </table:table-cell>
          <table:table-cell office:value-type="float" office:value="106236429" calcext:value-type="float">
            <text:p>106236429</text:p>
          </table:table-cell>
          <table:table-cell office:value-type="float" office:value="367293882" calcext:value-type="float">
            <text:p>367293882</text:p>
          </table:table-cell>
          <table:table-cell table:number-columns-repeated="2"/>
        </table:table-row>
        <table:table-row table:style-name="ro1">
          <table:table-cell office:value-type="float" office:value="259207883" calcext:value-type="float">
            <text:p>259207883</text:p>
          </table:table-cell>
          <table:table-cell office:value-type="float" office:value="106714324" calcext:value-type="float">
            <text:p>106714324</text:p>
          </table:table-cell>
          <table:table-cell office:value-type="float" office:value="365922207" calcext:value-type="float">
            <text:p>365922207</text:p>
          </table:table-cell>
          <table:table-cell table:number-columns-repeated="2"/>
        </table:table-row>
        <table:table-row table:style-name="ro1">
          <table:table-cell office:value-type="float" office:value="259912215" calcext:value-type="float">
            <text:p>259912215</text:p>
          </table:table-cell>
          <table:table-cell office:value-type="float" office:value="106298689" calcext:value-type="float">
            <text:p>106298689</text:p>
          </table:table-cell>
          <table:table-cell office:value-type="float" office:value="366210904" calcext:value-type="float">
            <text:p>366210904</text:p>
          </table:table-cell>
          <table:table-cell table:number-columns-repeated="2"/>
        </table:table-row>
        <table:table-row table:style-name="ro1">
          <table:table-cell office:value-type="float" office:value="259803812" calcext:value-type="float">
            <text:p>259803812</text:p>
          </table:table-cell>
          <table:table-cell office:value-type="float" office:value="105649856" calcext:value-type="float">
            <text:p>105649856</text:p>
          </table:table-cell>
          <table:table-cell office:value-type="float" office:value="365453668" calcext:value-type="float">
            <text:p>365453668</text:p>
          </table:table-cell>
          <table:table-cell table:number-columns-repeated="2"/>
        </table:table-row>
        <table:table-row table:style-name="ro1">
          <table:table-cell office:value-type="float" office:value="259523417" calcext:value-type="float">
            <text:p>259523417</text:p>
          </table:table-cell>
          <table:table-cell office:value-type="float" office:value="106209774" calcext:value-type="float">
            <text:p>106209774</text:p>
          </table:table-cell>
          <table:table-cell office:value-type="float" office:value="365733191" calcext:value-type="float">
            <text:p>365733191</text:p>
          </table:table-cell>
          <table:table-cell table:number-columns-repeated="2"/>
        </table:table-row>
        <table:table-row table:style-name="ro1">
          <table:table-cell office:value-type="float" office:value="261718498" calcext:value-type="float">
            <text:p>261718498</text:p>
          </table:table-cell>
          <table:table-cell office:value-type="float" office:value="108250746" calcext:value-type="float">
            <text:p>108250746</text:p>
          </table:table-cell>
          <table:table-cell office:value-type="float" office:value="369969244" calcext:value-type="float">
            <text:p>369969244</text:p>
          </table:table-cell>
          <table:table-cell table:number-columns-repeated="2"/>
        </table:table-row>
        <table:table-row table:style-name="ro1">
          <table:table-cell office:value-type="float" office:value="263407003" calcext:value-type="float">
            <text:p>263407003</text:p>
          </table:table-cell>
          <table:table-cell office:value-type="float" office:value="106166574" calcext:value-type="float">
            <text:p>106166574</text:p>
          </table:table-cell>
          <table:table-cell office:value-type="float" office:value="369573577" calcext:value-type="float">
            <text:p>369573577</text:p>
          </table:table-cell>
          <table:table-cell table:number-columns-repeated="2"/>
        </table:table-row>
        <table:table-row table:style-name="ro1">
          <table:table-cell office:value-type="float" office:value="259629123" calcext:value-type="float">
            <text:p>259629123</text:p>
          </table:table-cell>
          <table:table-cell office:value-type="float" office:value="105403514" calcext:value-type="float">
            <text:p>105403514</text:p>
          </table:table-cell>
          <table:table-cell office:value-type="float" office:value="365032637" calcext:value-type="float">
            <text:p>365032637</text:p>
          </table:table-cell>
          <table:table-cell table:number-columns-repeated="2"/>
        </table:table-row>
        <table:table-row table:style-name="ro1">
          <table:table-cell office:value-type="float" office:value="259650099" calcext:value-type="float">
            <text:p>259650099</text:p>
          </table:table-cell>
          <table:table-cell office:value-type="float" office:value="106317816" calcext:value-type="float">
            <text:p>106317816</text:p>
          </table:table-cell>
          <table:table-cell office:value-type="float" office:value="365967915" calcext:value-type="float">
            <text:p>365967915</text:p>
          </table:table-cell>
          <table:table-cell table:number-columns-repeated="2"/>
        </table:table-row>
        <table:table-row table:style-name="ro1">
          <table:table-cell office:value-type="float" office:value="259437357" calcext:value-type="float">
            <text:p>259437357</text:p>
          </table:table-cell>
          <table:table-cell office:value-type="float" office:value="105990755" calcext:value-type="float">
            <text:p>105990755</text:p>
          </table:table-cell>
          <table:table-cell office:value-type="float" office:value="365428112" calcext:value-type="float">
            <text:p>365428112</text:p>
          </table:table-cell>
          <table:table-cell table:number-columns-repeated="2"/>
        </table:table-row>
        <table:table-row table:style-name="ro1">
          <table:table-cell office:value-type="float" office:value="259897046" calcext:value-type="float">
            <text:p>259897046</text:p>
          </table:table-cell>
          <table:table-cell office:value-type="float" office:value="106179485" calcext:value-type="float">
            <text:p>106179485</text:p>
          </table:table-cell>
          <table:table-cell office:value-type="float" office:value="366076531" calcext:value-type="float">
            <text:p>366076531</text:p>
          </table:table-cell>
          <table:table-cell table:number-columns-repeated="2"/>
        </table:table-row>
        <table:table-row table:style-name="ro1">
          <table:table-cell office:value-type="float" office:value="260300917" calcext:value-type="float">
            <text:p>260300917</text:p>
          </table:table-cell>
          <table:table-cell office:value-type="float" office:value="105756513" calcext:value-type="float">
            <text:p>105756513</text:p>
          </table:table-cell>
          <table:table-cell office:value-type="float" office:value="366057430" calcext:value-type="float">
            <text:p>366057430</text:p>
          </table:table-cell>
          <table:table-cell table:number-columns-repeated="2"/>
        </table:table-row>
        <table:table-row table:style-name="ro1">
          <table:table-cell office:value-type="float" office:value="261523664" calcext:value-type="float">
            <text:p>261523664</text:p>
          </table:table-cell>
          <table:table-cell office:value-type="float" office:value="105943460" calcext:value-type="float">
            <text:p>105943460</text:p>
          </table:table-cell>
          <table:table-cell office:value-type="float" office:value="367467124" calcext:value-type="float">
            <text:p>367467124</text:p>
          </table:table-cell>
          <table:table-cell table:number-columns-repeated="2"/>
        </table:table-row>
        <table:table-row table:style-name="ro1">
          <table:table-cell office:value-type="float" office:value="259987181" calcext:value-type="float">
            <text:p>259987181</text:p>
          </table:table-cell>
          <table:table-cell office:value-type="float" office:value="105796193" calcext:value-type="float">
            <text:p>105796193</text:p>
          </table:table-cell>
          <table:table-cell office:value-type="float" office:value="365783374" calcext:value-type="float">
            <text:p>365783374</text:p>
          </table:table-cell>
          <table:table-cell table:number-columns-repeated="2"/>
        </table:table-row>
        <table:table-row table:style-name="ro1">
          <table:table-cell office:value-type="float" office:value="259955237" calcext:value-type="float">
            <text:p>259955237</text:p>
          </table:table-cell>
          <table:table-cell office:value-type="float" office:value="106103453" calcext:value-type="float">
            <text:p>106103453</text:p>
          </table:table-cell>
          <table:table-cell office:value-type="float" office:value="366058690" calcext:value-type="float">
            <text:p>366058690</text:p>
          </table:table-cell>
          <table:table-cell table:number-columns-repeated="2"/>
        </table:table-row>
        <table:table-row table:style-name="ro1">
          <table:table-cell office:value-type="float" office:value="259582853" calcext:value-type="float">
            <text:p>259582853</text:p>
          </table:table-cell>
          <table:table-cell office:value-type="float" office:value="105583958" calcext:value-type="float">
            <text:p>105583958</text:p>
          </table:table-cell>
          <table:table-cell office:value-type="float" office:value="365166811" calcext:value-type="float">
            <text:p>365166811</text:p>
          </table:table-cell>
          <table:table-cell table:number-columns-repeated="2"/>
        </table:table-row>
        <table:table-row table:style-name="ro1">
          <table:table-cell office:value-type="float" office:value="259708355" calcext:value-type="float">
            <text:p>259708355</text:p>
          </table:table-cell>
          <table:table-cell office:value-type="float" office:value="106306446" calcext:value-type="float">
            <text:p>106306446</text:p>
          </table:table-cell>
          <table:table-cell office:value-type="float" office:value="366014801" calcext:value-type="float">
            <text:p>366014801</text:p>
          </table:table-cell>
          <table:table-cell table:number-columns-repeated="2"/>
        </table:table-row>
        <table:table-row table:style-name="ro1">
          <table:table-cell office:value-type="float" office:value="260185272" calcext:value-type="float">
            <text:p>260185272</text:p>
          </table:table-cell>
          <table:table-cell office:value-type="float" office:value="105222612" calcext:value-type="float">
            <text:p>105222612</text:p>
          </table:table-cell>
          <table:table-cell office:value-type="float" office:value="365407884" calcext:value-type="float">
            <text:p>365407884</text:p>
          </table:table-cell>
          <table:table-cell table:number-columns-repeated="2"/>
        </table:table-row>
        <table:table-row table:style-name="ro1">
          <table:table-cell office:value-type="float" office:value="260332604" calcext:value-type="float">
            <text:p>260332604</text:p>
          </table:table-cell>
          <table:table-cell office:value-type="float" office:value="105025646" calcext:value-type="float">
            <text:p>105025646</text:p>
          </table:table-cell>
          <table:table-cell office:value-type="float" office:value="365358250" calcext:value-type="float">
            <text:p>365358250</text:p>
          </table:table-cell>
          <table:table-cell table:number-columns-repeated="2"/>
        </table:table-row>
        <table:table-row table:style-name="ro1">
          <table:table-cell office:value-type="float" office:value="261475877" calcext:value-type="float">
            <text:p>261475877</text:p>
          </table:table-cell>
          <table:table-cell office:value-type="float" office:value="106115932" calcext:value-type="float">
            <text:p>106115932</text:p>
          </table:table-cell>
          <table:table-cell office:value-type="float" office:value="367591809" calcext:value-type="float">
            <text:p>367591809</text:p>
          </table:table-cell>
          <table:table-cell table:number-columns-repeated="2"/>
        </table:table-row>
        <table:table-row table:style-name="ro1">
          <table:table-cell office:value-type="float" office:value="259807663" calcext:value-type="float">
            <text:p>259807663</text:p>
          </table:table-cell>
          <table:table-cell office:value-type="float" office:value="104559010" calcext:value-type="float">
            <text:p>104559010</text:p>
          </table:table-cell>
          <table:table-cell office:value-type="float" office:value="364366673" calcext:value-type="float">
            <text:p>364366673</text:p>
          </table:table-cell>
          <table:table-cell table:number-columns-repeated="2"/>
        </table:table-row>
        <table:table-row table:style-name="ro1">
          <table:table-cell office:value-type="float" office:value="259817761" calcext:value-type="float">
            <text:p>259817761</text:p>
          </table:table-cell>
          <table:table-cell office:value-type="float" office:value="105913663" calcext:value-type="float">
            <text:p>105913663</text:p>
          </table:table-cell>
          <table:table-cell office:value-type="float" office:value="365731424" calcext:value-type="float">
            <text:p>365731424</text:p>
          </table:table-cell>
          <table:table-cell table:number-columns-repeated="2"/>
        </table:table-row>
        <table:table-row table:style-name="ro1">
          <table:table-cell office:value-type="float" office:value="259971138" calcext:value-type="float">
            <text:p>259971138</text:p>
          </table:table-cell>
          <table:table-cell office:value-type="float" office:value="105893095" calcext:value-type="float">
            <text:p>105893095</text:p>
          </table:table-cell>
          <table:table-cell office:value-type="float" office:value="365864233" calcext:value-type="float">
            <text:p>365864233</text:p>
          </table:table-cell>
          <table:table-cell table:number-columns-repeated="2"/>
        </table:table-row>
        <table:table-row table:style-name="ro1">
          <table:table-cell office:value-type="float" office:value="260359240" calcext:value-type="float">
            <text:p>260359240</text:p>
          </table:table-cell>
          <table:table-cell office:value-type="float" office:value="106074713" calcext:value-type="float">
            <text:p>106074713</text:p>
          </table:table-cell>
          <table:table-cell office:value-type="float" office:value="366433953" calcext:value-type="float">
            <text:p>366433953</text:p>
          </table:table-cell>
          <table:table-cell table:number-columns-repeated="2"/>
        </table:table-row>
        <table:table-row table:style-name="ro1">
          <table:table-cell office:value-type="float" office:value="259873364" calcext:value-type="float">
            <text:p>259873364</text:p>
          </table:table-cell>
          <table:table-cell office:value-type="float" office:value="104748612" calcext:value-type="float">
            <text:p>104748612</text:p>
          </table:table-cell>
          <table:table-cell office:value-type="float" office:value="364621976" calcext:value-type="float">
            <text:p>364621976</text:p>
          </table:table-cell>
          <table:table-cell table:number-columns-repeated="2"/>
        </table:table-row>
        <table:table-row table:style-name="ro1">
          <table:table-cell office:value-type="float" office:value="261740928" calcext:value-type="float">
            <text:p>261740928</text:p>
          </table:table-cell>
          <table:table-cell office:value-type="float" office:value="105974830" calcext:value-type="float">
            <text:p>105974830</text:p>
          </table:table-cell>
          <table:table-cell office:value-type="float" office:value="367715758" calcext:value-type="float">
            <text:p>367715758</text:p>
          </table:table-cell>
          <table:table-cell table:number-columns-repeated="2"/>
        </table:table-row>
        <table:table-row table:style-name="ro1">
          <table:table-cell office:value-type="float" office:value="260193300" calcext:value-type="float">
            <text:p>260193300</text:p>
          </table:table-cell>
          <table:table-cell office:value-type="float" office:value="105633977" calcext:value-type="float">
            <text:p>105633977</text:p>
          </table:table-cell>
          <table:table-cell office:value-type="float" office:value="365827277" calcext:value-type="float">
            <text:p>365827277</text:p>
          </table:table-cell>
          <table:table-cell table:number-columns-repeated="2"/>
        </table:table-row>
        <table:table-row table:style-name="ro1">
          <table:table-cell office:value-type="float" office:value="259368781" calcext:value-type="float">
            <text:p>259368781</text:p>
          </table:table-cell>
          <table:table-cell office:value-type="float" office:value="104448921" calcext:value-type="float">
            <text:p>104448921</text:p>
          </table:table-cell>
          <table:table-cell office:value-type="float" office:value="363817702" calcext:value-type="float">
            <text:p>363817702</text:p>
          </table:table-cell>
          <table:table-cell table:number-columns-repeated="2"/>
        </table:table-row>
        <table:table-row table:style-name="ro1">
          <table:table-cell office:value-type="float" office:value="259614571" calcext:value-type="float">
            <text:p>259614571</text:p>
          </table:table-cell>
          <table:table-cell office:value-type="float" office:value="106490931" calcext:value-type="float">
            <text:p>106490931</text:p>
          </table:table-cell>
          <table:table-cell office:value-type="float" office:value="366105502" calcext:value-type="float">
            <text:p>366105502</text:p>
          </table:table-cell>
          <table:table-cell table:number-columns-repeated="2"/>
        </table:table-row>
        <table:table-row table:style-name="ro1">
          <table:table-cell office:value-type="float" office:value="259950155" calcext:value-type="float">
            <text:p>259950155</text:p>
          </table:table-cell>
          <table:table-cell office:value-type="float" office:value="105977472" calcext:value-type="float">
            <text:p>105977472</text:p>
          </table:table-cell>
          <table:table-cell office:value-type="float" office:value="365927627" calcext:value-type="float">
            <text:p>365927627</text:p>
          </table:table-cell>
          <table:table-cell table:number-columns-repeated="2"/>
        </table:table-row>
        <table:table-row table:style-name="ro1">
          <table:table-cell office:value-type="float" office:value="260081223" calcext:value-type="float">
            <text:p>260081223</text:p>
          </table:table-cell>
          <table:table-cell office:value-type="float" office:value="105193189" calcext:value-type="float">
            <text:p>105193189</text:p>
          </table:table-cell>
          <table:table-cell office:value-type="float" office:value="365274412" calcext:value-type="float">
            <text:p>365274412</text:p>
          </table:table-cell>
          <table:table-cell table:number-columns-repeated="2"/>
        </table:table-row>
        <table:table-row table:style-name="ro1">
          <table:table-cell office:value-type="float" office:value="259771019" calcext:value-type="float">
            <text:p>259771019</text:p>
          </table:table-cell>
          <table:table-cell office:value-type="float" office:value="105296165" calcext:value-type="float">
            <text:p>105296165</text:p>
          </table:table-cell>
          <table:table-cell office:value-type="float" office:value="365067184" calcext:value-type="float">
            <text:p>365067184</text:p>
          </table:table-cell>
          <table:table-cell table:number-columns-repeated="2"/>
        </table:table-row>
        <table:table-row table:style-name="ro1">
          <table:table-cell office:value-type="float" office:value="260481830" calcext:value-type="float">
            <text:p>260481830</text:p>
          </table:table-cell>
          <table:table-cell office:value-type="float" office:value="105418294" calcext:value-type="float">
            <text:p>105418294</text:p>
          </table:table-cell>
          <table:table-cell office:value-type="float" office:value="365900124" calcext:value-type="float">
            <text:p>365900124</text:p>
          </table:table-cell>
          <table:table-cell table:number-columns-repeated="2"/>
        </table:table-row>
        <table:table-row table:style-name="ro1">
          <table:table-cell office:value-type="float" office:value="259828128" calcext:value-type="float">
            <text:p>259828128</text:p>
          </table:table-cell>
          <table:table-cell office:value-type="float" office:value="105831830" calcext:value-type="float">
            <text:p>105831830</text:p>
          </table:table-cell>
          <table:table-cell office:value-type="float" office:value="365659958" calcext:value-type="float">
            <text:p>365659958</text:p>
          </table:table-cell>
          <table:table-cell table:number-columns-repeated="2"/>
        </table:table-row>
        <table:table-row table:style-name="ro1">
          <table:table-cell office:value-type="float" office:value="260170875" calcext:value-type="float">
            <text:p>260170875</text:p>
          </table:table-cell>
          <table:table-cell office:value-type="float" office:value="104789991" calcext:value-type="float">
            <text:p>104789991</text:p>
          </table:table-cell>
          <table:table-cell office:value-type="float" office:value="364960866" calcext:value-type="float">
            <text:p>364960866</text:p>
          </table:table-cell>
          <table:table-cell table:number-columns-repeated="2"/>
        </table:table-row>
        <table:table-row table:style-name="ro1">
          <table:table-cell office:value-type="float" office:value="259490253" calcext:value-type="float">
            <text:p>259490253</text:p>
          </table:table-cell>
          <table:table-cell office:value-type="float" office:value="105179510" calcext:value-type="float">
            <text:p>105179510</text:p>
          </table:table-cell>
          <table:table-cell office:value-type="float" office:value="364669763" calcext:value-type="float">
            <text:p>364669763</text:p>
          </table:table-cell>
          <table:table-cell table:number-columns-repeated="2"/>
        </table:table-row>
        <table:table-row table:style-name="ro1">
          <table:table-cell office:value-type="float" office:value="260014391" calcext:value-type="float">
            <text:p>260014391</text:p>
          </table:table-cell>
          <table:table-cell office:value-type="float" office:value="105720877" calcext:value-type="float">
            <text:p>105720877</text:p>
          </table:table-cell>
          <table:table-cell office:value-type="float" office:value="365735268" calcext:value-type="float">
            <text:p>365735268</text:p>
          </table:table-cell>
          <table:table-cell table:number-columns-repeated="2"/>
        </table:table-row>
        <table:table-row table:style-name="ro1">
          <table:table-cell office:value-type="float" office:value="259910704" calcext:value-type="float">
            <text:p>259910704</text:p>
          </table:table-cell>
          <table:table-cell office:value-type="float" office:value="106514565" calcext:value-type="float">
            <text:p>106514565</text:p>
          </table:table-cell>
          <table:table-cell office:value-type="float" office:value="366425269" calcext:value-type="float">
            <text:p>36642526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1" number:min-decimal-places="1" number:min-integer-digits="1"/>
    </number:number-style>
    <number:number-style style:name="N142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/00/0000</text:date>, <text:time style:data-style-name="N2" text:time-value="18:29:43.8926838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7:27:26.358771680</meta:creation-date>
    <meta:generator>LibreOffice/7.6.6.3$Linux_X86_64 LibreOffice_project/60$Build-3</meta:generator>
    <dc:date>2024-04-25T18:30:11.888529349</dc:date>
    <meta:editing-duration>PT30M36S</meta:editing-duration>
    <meta:editing-cycles>13</meta:editing-cycles>
    <meta:document-statistic meta:table-count="4" meta:cell-count="1224" meta:object-count="0"/>
  </office:meta>
</office:document-meta>
</file>